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598cm"/>
    </style:style>
    <style:style style:name="Table4.C" style:family="table-column">
      <style:table-column-properties style:column-width="7.303cm"/>
    </style:style>
    <style:style style:name="Table4.D" style:family="table-column">
      <style:table-column-properties style:column-width="4.313cm"/>
    </style:style>
    <style:style style:name="Table4.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12" style:family="table-row">
      <style:table-row-properties style:min-row-height="0.206cm"/>
    </style:style>
    <style:style style:name="Table6" style:family="table">
      <style:table-properties style:width="18.309cm" fo:margin-left="0cm" table:align="left"/>
    </style:style>
    <style:style style:name="Table6.A" style:family="table-column">
      <style:table-column-properties style:column-width="18.309cm"/>
    </style:style>
    <style:style style:name="Table6.A1" style:family="table-cell">
      <style:table-cell-properties fo:padding="0.097cm" fo:border="0.05pt solid #000000"/>
    </style:style>
    <style:style style:name="Table6.2" style:family="table-row">
      <style:table-row-properties style:min-row-height="7.123cm"/>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6.694cm"/>
    </style:style>
    <style:style style:name="Table7.B" style:family="table-column">
      <style:table-column-properties style:column-width="10.319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2" style:family="table-row">
      <style:table-row-properties style:min-row-height="7.625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ef047" officeooo:paragraph-rsid="001ef047"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ef047" officeooo:paragraph-rsid="001ef047"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201902" officeooo:paragraph-rsid="0020190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42f00" officeooo:paragraph-rsid="00242f0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ae922" officeooo:paragraph-rsid="002ae922"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4e76d" officeooo:paragraph-rsid="002ab18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68200" officeooo:paragraph-rsid="00281e50"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2e9ee1" officeooo:paragraph-rsid="0041f38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41f384" officeooo:paragraph-rsid="001ef047" style:font-weight-asian="normal" style:font-weight-complex="normal"/>
    </style:style>
    <style:style style:name="P10" style:family="paragraph" style:parent-style-name="Standard">
      <style:paragraph-properties fo:text-align="start" style:justify-single-word="false"/>
      <style:text-properties style:text-underline-style="none" officeooo:paragraph-rsid="001ef047"/>
    </style:style>
    <style:style style:name="P11" style:family="paragraph" style:parent-style-name="Standard">
      <style:paragraph-properties fo:text-align="start" style:justify-single-word="false"/>
      <style:text-properties style:text-underline-style="none" officeooo:rsid="001ef047" officeooo:paragraph-rsid="001ef047"/>
    </style:style>
    <style:style style:name="P12" style:family="paragraph" style:parent-style-name="Standard">
      <style:paragraph-properties fo:text-align="start" style:justify-single-word="false"/>
      <style:text-properties style:text-underline-style="none" fo:font-weight="bold" officeooo:rsid="001ef047" officeooo:paragraph-rsid="001ef047" style:font-weight-asian="bold" style:font-weight-complex="bold"/>
    </style:style>
    <style:style style:name="P13" style:family="paragraph" style:parent-style-name="Standard">
      <style:paragraph-properties fo:text-align="start" style:justify-single-word="false"/>
      <style:text-properties style:text-underline-style="none" fo:font-weight="bold" officeooo:rsid="00201902" officeooo:paragraph-rsid="004ee0b2"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201902" officeooo:paragraph-rsid="006aa98a"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201902" officeooo:paragraph-rsid="002e9ee1"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79b234" officeooo:paragraph-rsid="0079b234"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79b234" officeooo:paragraph-rsid="008ec107"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8e72d9" officeooo:paragraph-rsid="008e72d9"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8ec107" officeooo:paragraph-rsid="008ec107" style:font-weight-asian="bold" style:font-weight-complex="bold"/>
    </style:style>
    <style:style style:name="P20" style:family="paragraph" style:parent-style-name="Standard">
      <style:paragraph-properties fo:text-align="start" style:justify-single-word="false"/>
      <style:text-properties officeooo:paragraph-rsid="001ef047"/>
    </style:style>
    <style:style style:name="P21" style:family="paragraph" style:parent-style-name="Standard">
      <style:paragraph-properties fo:text-align="start" style:justify-single-word="false"/>
      <style:text-properties officeooo:paragraph-rsid="00268200"/>
    </style:style>
    <style:style style:name="P22" style:family="paragraph" style:parent-style-name="Standard">
      <style:paragraph-properties fo:text-align="start" style:justify-single-word="false"/>
      <style:text-properties officeooo:paragraph-rsid="002ab18d"/>
    </style:style>
    <style:style style:name="P23" style:family="paragraph" style:parent-style-name="Standard">
      <style:paragraph-properties fo:text-align="start" style:justify-single-word="false"/>
      <style:text-properties officeooo:paragraph-rsid="002ae922"/>
    </style:style>
    <style:style style:name="P24" style:family="paragraph" style:parent-style-name="Standard">
      <style:paragraph-properties fo:text-align="start" style:justify-single-word="false"/>
      <style:text-properties officeooo:paragraph-rsid="002dbc0b"/>
    </style:style>
    <style:style style:name="P25" style:family="paragraph" style:parent-style-name="Standard">
      <style:paragraph-properties fo:text-align="start" style:justify-single-word="false"/>
      <style:text-properties officeooo:paragraph-rsid="002e9ee1"/>
    </style:style>
    <style:style style:name="P26" style:family="paragraph" style:parent-style-name="Standard">
      <style:paragraph-properties fo:text-align="start" style:justify-single-word="false"/>
      <style:text-properties officeooo:paragraph-rsid="003be466"/>
    </style:style>
    <style:style style:name="P27" style:family="paragraph" style:parent-style-name="Standard">
      <style:paragraph-properties fo:text-align="start" style:justify-single-word="false"/>
      <style:text-properties officeooo:paragraph-rsid="004a4923"/>
    </style:style>
    <style:style style:name="P28" style:family="paragraph" style:parent-style-name="Standard">
      <style:paragraph-properties fo:text-align="start" style:justify-single-word="false"/>
      <style:text-properties officeooo:paragraph-rsid="004ee0b2"/>
    </style:style>
    <style:style style:name="P29" style:family="paragraph" style:parent-style-name="Standard">
      <style:paragraph-properties fo:text-align="start" style:justify-single-word="false"/>
      <style:text-properties officeooo:paragraph-rsid="00511a88"/>
    </style:style>
    <style:style style:name="P30" style:family="paragraph" style:parent-style-name="Standard">
      <style:paragraph-properties fo:text-align="start" style:justify-single-word="false"/>
      <style:text-properties officeooo:paragraph-rsid="006083af"/>
    </style:style>
    <style:style style:name="P31" style:family="paragraph" style:parent-style-name="Standard">
      <style:paragraph-properties fo:text-align="start" style:justify-single-word="false"/>
      <style:text-properties officeooo:paragraph-rsid="0064e248"/>
    </style:style>
    <style:style style:name="P32" style:family="paragraph" style:parent-style-name="Standard">
      <style:paragraph-properties fo:text-align="start" style:justify-single-word="false"/>
      <style:text-properties officeooo:paragraph-rsid="0065ae6f"/>
    </style:style>
    <style:style style:name="P33" style:family="paragraph" style:parent-style-name="Standard">
      <style:paragraph-properties fo:text-align="start" style:justify-single-word="false"/>
      <style:text-properties officeooo:paragraph-rsid="00674203"/>
    </style:style>
    <style:style style:name="P34" style:family="paragraph" style:parent-style-name="Standard">
      <style:paragraph-properties fo:text-align="start" style:justify-single-word="false"/>
      <style:text-properties officeooo:paragraph-rsid="006aa98a"/>
    </style:style>
    <style:style style:name="P35" style:family="paragraph" style:parent-style-name="Standard">
      <style:paragraph-properties fo:text-align="start" style:justify-single-word="false"/>
      <style:text-properties officeooo:paragraph-rsid="0079b234"/>
    </style:style>
    <style:style style:name="P36" style:family="paragraph" style:parent-style-name="Standard">
      <style:paragraph-properties fo:text-align="start" style:justify-single-word="false"/>
      <style:text-properties officeooo:paragraph-rsid="008e72d9"/>
    </style:style>
    <style:style style:name="P37" style:family="paragraph" style:parent-style-name="Standard">
      <style:paragraph-properties fo:text-align="start" style:justify-single-word="false"/>
      <style:text-properties officeooo:rsid="002dbc0b" officeooo:paragraph-rsid="002e0747"/>
    </style:style>
    <style:style style:name="P38" style:family="paragraph" style:parent-style-name="Standard">
      <style:paragraph-properties fo:text-align="start" style:justify-single-word="false"/>
      <style:text-properties officeooo:rsid="002e0747" officeooo:paragraph-rsid="002e0747"/>
    </style:style>
    <style:style style:name="P39" style:family="paragraph" style:parent-style-name="Standard">
      <style:paragraph-properties fo:text-align="start" style:justify-single-word="false"/>
      <style:text-properties officeooo:rsid="002e9ee1" officeooo:paragraph-rsid="002e9ee1"/>
    </style:style>
    <style:style style:name="P40" style:family="paragraph" style:parent-style-name="Standard">
      <style:paragraph-properties fo:text-align="start" style:justify-single-word="false"/>
      <style:text-properties fo:color="#780373" style:text-underline-style="none" fo:font-weight="bold" officeooo:rsid="001ef047" officeooo:paragraph-rsid="001ef047" style:font-weight-asian="bold" style:font-weight-complex="bold"/>
    </style:style>
    <style:style style:name="P41" style:family="paragraph" style:parent-style-name="Standard">
      <style:paragraph-properties fo:text-align="start" style:justify-single-word="false"/>
      <style:text-properties fo:color="#000000" style:text-underline-style="none" fo:font-weight="normal" officeooo:rsid="002dbc0b" officeooo:paragraph-rsid="002e0747" style:font-weight-asian="normal" style:font-weight-complex="normal"/>
    </style:style>
    <style:style style:name="P42" style:family="paragraph" style:parent-style-name="Standard">
      <style:paragraph-properties fo:text-align="start" style:justify-single-word="false"/>
      <style:text-properties fo:color="#000000" style:text-underline-style="none" fo:font-weight="normal" officeooo:rsid="002dbc0b" officeooo:paragraph-rsid="003be466" style:font-weight-asian="normal" style:font-weight-complex="normal"/>
    </style:style>
    <style:style style:name="P43" style:family="paragraph" style:parent-style-name="Standard">
      <style:paragraph-properties fo:text-align="start" style:justify-single-word="false"/>
      <style:text-properties fo:color="#000000" style:text-underline-style="none" fo:font-weight="normal" officeooo:rsid="002e0747" officeooo:paragraph-rsid="002e0747" style:font-weight-asian="normal" style:font-weight-complex="normal"/>
    </style:style>
    <style:style style:name="P44" style:family="paragraph" style:parent-style-name="Standard">
      <style:paragraph-properties fo:text-align="start" style:justify-single-word="false"/>
      <style:text-properties fo:color="#000000" style:text-underline-style="none" fo:font-weight="normal" officeooo:rsid="002e9ee1" officeooo:paragraph-rsid="002e9ee1" style:font-weight-asian="normal" style:font-weight-complex="normal"/>
    </style:style>
    <style:style style:name="P45" style:family="paragraph" style:parent-style-name="Standard">
      <style:paragraph-properties fo:text-align="start" style:justify-single-word="false"/>
      <style:text-properties fo:color="#000000" style:text-underline-style="none" fo:font-weight="normal" officeooo:rsid="003be466" officeooo:paragraph-rsid="003be466" style:font-weight-asian="normal" style:font-weight-complex="normal"/>
    </style:style>
    <style:style style:name="P46" style:family="paragraph" style:parent-style-name="Standard">
      <style:paragraph-properties fo:text-align="start" style:justify-single-word="false"/>
      <style:text-properties fo:color="#000000" style:text-underline-style="none" fo:font-weight="normal" officeooo:rsid="004ee0b2" officeooo:paragraph-rsid="004ee0b2" style:font-weight-asian="normal" style:font-weight-complex="normal"/>
    </style:style>
    <style:style style:name="P47" style:family="paragraph" style:parent-style-name="Standard">
      <style:paragraph-properties fo:text-align="start" style:justify-single-word="false"/>
      <style:text-properties fo:color="#000000" style:text-underline-style="none" fo:font-weight="normal" officeooo:rsid="00511a88" officeooo:paragraph-rsid="00511a88" style:font-weight-asian="normal" style:font-weight-complex="normal"/>
    </style:style>
    <style:style style:name="P48" style:family="paragraph" style:parent-style-name="Standard">
      <style:paragraph-properties fo:text-align="start" style:justify-single-word="false"/>
      <style:text-properties fo:color="#000000" style:text-underline-style="none" fo:font-weight="normal" officeooo:rsid="002d3c40" officeooo:paragraph-rsid="003be466" style:font-weight-asian="normal" style:font-weight-complex="normal"/>
    </style:style>
    <style:style style:name="P49" style:family="paragraph" style:parent-style-name="Standard">
      <style:paragraph-properties fo:text-align="start" style:justify-single-word="false"/>
      <style:text-properties fo:color="#000000" style:text-underline-style="none" fo:font-weight="normal" officeooo:rsid="005ec6b2" officeooo:paragraph-rsid="005ec6b2" style:font-weight-asian="normal" style:font-weight-complex="normal"/>
    </style:style>
    <style:style style:name="P50" style:family="paragraph" style:parent-style-name="Standard">
      <style:paragraph-properties fo:text-align="start" style:justify-single-word="false"/>
      <style:text-properties fo:color="#000000" style:text-underline-style="none" fo:font-weight="normal" officeooo:rsid="005ec6b2" officeooo:paragraph-rsid="005d98fb" style:font-weight-asian="normal" style:font-weight-complex="normal"/>
    </style:style>
    <style:style style:name="P51" style:family="paragraph" style:parent-style-name="Standard">
      <style:paragraph-properties fo:text-align="start" style:justify-single-word="false"/>
      <style:text-properties fo:color="#000000" style:text-underline-style="none" fo:font-weight="normal" officeooo:rsid="005d98fb" officeooo:paragraph-rsid="005d98fb" style:font-weight-asian="normal" style:font-weight-complex="normal"/>
    </style:style>
    <style:style style:name="P52" style:family="paragraph" style:parent-style-name="Standard">
      <style:paragraph-properties fo:text-align="start" style:justify-single-word="false"/>
      <style:text-properties fo:color="#000000" style:text-underline-style="none" fo:font-weight="normal" officeooo:rsid="0065ae6f" officeooo:paragraph-rsid="0065ae6f" style:font-weight-asian="normal" style:font-weight-complex="normal"/>
    </style:style>
    <style:style style:name="P53" style:family="paragraph" style:parent-style-name="Standard">
      <style:paragraph-properties fo:text-align="start" style:justify-single-word="false"/>
      <style:text-properties fo:color="#000000" style:text-underline-style="none" fo:font-weight="normal" officeooo:rsid="006aa98a" officeooo:paragraph-rsid="006aa98a" style:font-weight-asian="normal" style:font-weight-complex="normal"/>
    </style:style>
    <style:style style:name="P54" style:family="paragraph" style:parent-style-name="Standard">
      <style:paragraph-properties fo:text-align="start" style:justify-single-word="false"/>
      <style:text-properties fo:color="#000000" style:text-underline-style="none" fo:font-weight="bold" officeooo:rsid="004ee0b2" officeooo:paragraph-rsid="004ee0b2" style:font-weight-asian="bold" style:font-weight-complex="bold"/>
    </style:style>
    <style:style style:name="P55" style:family="paragraph" style:parent-style-name="Standard">
      <style:paragraph-properties fo:text-align="start" style:justify-single-word="false"/>
      <style:text-properties fo:color="#000000" style:text-underline-style="none" fo:font-weight="bold" officeooo:rsid="005d98fb" officeooo:paragraph-rsid="005d98fb" style:font-weight-asian="bold" style:font-weight-complex="bold"/>
    </style:style>
    <style:style style:name="P56" style:family="paragraph" style:parent-style-name="Standard">
      <style:paragraph-properties fo:text-align="start" style:justify-single-word="false"/>
      <style:text-properties fo:color="#000000" style:text-underline-style="none" fo:font-weight="bold" officeooo:rsid="0064e248" officeooo:paragraph-rsid="006dd593" style:font-weight-asian="bold" style:font-weight-complex="bold"/>
    </style:style>
    <style:style style:name="P57" style:family="paragraph" style:parent-style-name="Standard">
      <style:paragraph-properties fo:text-align="start" style:justify-single-word="false"/>
      <style:text-properties fo:color="#000000" style:text-underline-style="none" fo:font-weight="bold" officeooo:rsid="006aa98a" officeooo:paragraph-rsid="006aa98a" style:font-weight-asian="bold" style:font-weight-complex="bold"/>
    </style:style>
    <style:style style:name="P58" style:family="paragraph" style:parent-style-name="Standard">
      <style:paragraph-properties fo:text-align="start" style:justify-single-word="false"/>
      <style:text-properties fo:color="#000000" style:text-underline-style="none" fo:font-weight="bold" officeooo:rsid="0051dd2b" officeooo:paragraph-rsid="00511a88" style:font-weight-asian="bold" style:font-weight-complex="bold"/>
    </style:style>
    <style:style style:name="P59" style:family="paragraph" style:parent-style-name="Standard">
      <style:paragraph-properties fo:text-align="start" style:justify-single-word="false"/>
      <style:text-properties fo:color="#000000" fo:font-weight="normal" officeooo:paragraph-rsid="00511a88" style:font-weight-asian="normal" style:font-weight-complex="normal"/>
    </style:style>
    <style:style style:name="P60" style:family="paragraph" style:parent-style-name="Standard">
      <style:paragraph-properties fo:text-align="start" style:justify-single-word="false"/>
      <style:text-properties fo:color="#000000" fo:font-weight="normal" officeooo:paragraph-rsid="0062d1a3" style:font-weight-asian="normal" style:font-weight-complex="normal"/>
    </style:style>
    <style:style style:name="P61" style:family="paragraph" style:parent-style-name="Standard">
      <style:paragraph-properties fo:text-align="start" style:justify-single-word="false"/>
      <style:text-properties fo:font-weight="normal" officeooo:paragraph-rsid="006083af" style:font-weight-asian="normal" style:font-weight-complex="normal"/>
    </style:style>
    <style:style style:name="P62" style:family="paragraph" style:parent-style-name="Standard">
      <style:paragraph-properties fo:text-align="start" style:justify-single-word="false"/>
      <style:text-properties fo:font-weight="normal" officeooo:paragraph-rsid="0064e248" style:font-weight-asian="normal" style:font-weight-complex="normal"/>
    </style:style>
    <style:style style:name="P63" style:family="paragraph" style:parent-style-name="Standard">
      <style:paragraph-properties fo:text-align="start" style:justify-single-word="false"/>
      <style:text-properties fo:font-weight="normal" officeooo:paragraph-rsid="0065ae6f" style:font-weight-asian="normal" style:font-weight-complex="normal"/>
    </style:style>
    <style:style style:name="P64" style:family="paragraph" style:parent-style-name="Standard">
      <style:paragraph-properties fo:text-align="start" style:justify-single-word="false"/>
      <style:text-properties fo:font-weight="normal" officeooo:paragraph-rsid="0067f8ff" style:font-weight-asian="normal" style:font-weight-complex="normal"/>
    </style:style>
    <style:style style:name="P65" style:family="paragraph" style:parent-style-name="Standard">
      <style:paragraph-properties fo:text-align="start" style:justify-single-word="false"/>
      <style:text-properties fo:color="#800080" style:text-underline-style="none" fo:font-weight="bold" officeooo:rsid="0041f384" officeooo:paragraph-rsid="0041f384" style:font-weight-asian="bold" style:font-weight-complex="bold"/>
    </style:style>
    <style:style style:name="P66" style:family="paragraph" style:parent-style-name="Standard">
      <style:paragraph-properties fo:text-align="start" style:justify-single-word="false"/>
      <style:text-properties fo:color="#800080" style:text-underline-style="none" fo:font-weight="bold" officeooo:rsid="002e9ee1" officeooo:paragraph-rsid="002e9ee1" style:font-weight-asian="bold" style:font-weight-complex="bold"/>
    </style:style>
    <style:style style:name="P67" style:family="paragraph" style:parent-style-name="Standard">
      <style:paragraph-properties fo:text-align="start" style:justify-single-word="false"/>
      <style:text-properties fo:color="#a1467e" style:text-underline-style="none" fo:font-weight="bold" officeooo:rsid="004ee0b2" officeooo:paragraph-rsid="004ee0b2" style:font-weight-asian="bold" style:font-weight-complex="bold"/>
    </style:style>
    <style:style style:name="P68" style:family="paragraph" style:parent-style-name="Standard">
      <style:paragraph-properties fo:text-align="start" style:justify-single-word="false"/>
      <style:text-properties fo:color="#a1467e" style:text-underline-style="none" fo:font-weight="bold" officeooo:rsid="004ee0b2" officeooo:paragraph-rsid="005d98fb" style:font-weight-asian="bold" style:font-weight-complex="bold"/>
    </style:style>
    <style:style style:name="P69" style:family="paragraph" style:parent-style-name="Standard">
      <style:paragraph-properties fo:text-align="start" style:justify-single-word="false"/>
      <style:text-properties fo:color="#a1467e" style:text-underline-style="none" fo:font-weight="bold" officeooo:rsid="00511a88" officeooo:paragraph-rsid="00511a88" style:font-weight-asian="bold" style:font-weight-complex="bold"/>
    </style:style>
    <style:style style:name="P70" style:family="paragraph" style:parent-style-name="Standard">
      <style:paragraph-properties fo:text-align="start" style:justify-single-word="false"/>
      <style:text-properties fo:color="#acb20c" officeooo:paragraph-rsid="006083af"/>
    </style:style>
    <style:style style:name="P71" style:family="paragraph" style:parent-style-name="Standard">
      <style:paragraph-properties fo:text-align="start" style:justify-single-word="false"/>
      <style:text-properties fo:color="#acb20c" style:text-underline-style="none" fo:font-weight="bold" officeooo:rsid="006083af" officeooo:paragraph-rsid="006083af" style:font-weight-asian="bold" style:font-weight-complex="bold"/>
    </style:style>
    <style:style style:name="P72" style:family="paragraph" style:parent-style-name="Standard">
      <style:paragraph-properties fo:text-align="start" style:justify-single-word="false"/>
      <style:text-properties fo:color="#2a6099" fo:font-style="italic" officeooo:paragraph-rsid="006cf3c4" style:font-style-asian="italic" style:font-style-complex="italic"/>
    </style:style>
    <style:style style:name="P73" style:family="paragraph" style:parent-style-name="Table_20_Contents">
      <style:paragraph-properties fo:text-align="start" style:justify-single-word="false"/>
      <style:text-properties officeooo:rsid="002e9ee1" officeooo:paragraph-rsid="002e9ee1"/>
    </style:style>
    <style:style style:name="P74" style:family="paragraph" style:parent-style-name="Table_20_Contents">
      <style:paragraph-properties fo:text-align="start" style:justify-single-word="false"/>
      <style:text-properties officeooo:rsid="002e9ee1" officeooo:paragraph-rsid="0048e5d8"/>
    </style:style>
    <style:style style:name="P75" style:family="paragraph" style:parent-style-name="Table_20_Contents">
      <style:paragraph-properties fo:text-align="start" style:justify-single-word="false"/>
      <style:text-properties officeooo:rsid="003281de" officeooo:paragraph-rsid="003281de"/>
    </style:style>
    <style:style style:name="P76" style:family="paragraph" style:parent-style-name="Table_20_Contents">
      <style:paragraph-properties fo:text-align="start" style:justify-single-word="false"/>
      <style:text-properties officeooo:rsid="003281de" officeooo:paragraph-rsid="0037f778"/>
    </style:style>
    <style:style style:name="P77" style:family="paragraph" style:parent-style-name="Table_20_Contents">
      <style:paragraph-properties fo:text-align="start" style:justify-single-word="false"/>
      <style:text-properties officeooo:rsid="003281de" officeooo:paragraph-rsid="003dd9b2"/>
    </style:style>
    <style:style style:name="P78" style:family="paragraph" style:parent-style-name="Table_20_Contents">
      <style:paragraph-properties fo:text-align="start" style:justify-single-word="false"/>
      <style:text-properties officeooo:rsid="003281de" officeooo:paragraph-rsid="003f37ad"/>
    </style:style>
    <style:style style:name="P79" style:family="paragraph" style:parent-style-name="Table_20_Contents">
      <style:paragraph-properties fo:text-align="start" style:justify-single-word="false"/>
      <style:text-properties officeooo:rsid="003281de" officeooo:paragraph-rsid="00453785"/>
    </style:style>
    <style:style style:name="P80" style:family="paragraph" style:parent-style-name="Table_20_Contents">
      <style:paragraph-properties fo:text-align="start" style:justify-single-word="false"/>
      <style:text-properties officeooo:rsid="003281de" officeooo:paragraph-rsid="004b0e9c"/>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3dd9b2"/>
    </style:style>
    <style:style style:name="P83" style:family="paragraph" style:parent-style-name="Table_20_Contents">
      <style:paragraph-properties fo:text-align="start" style:justify-single-word="false"/>
      <style:text-properties officeooo:paragraph-rsid="0037f778"/>
    </style:style>
    <style:style style:name="P84" style:family="paragraph" style:parent-style-name="Table_20_Contents">
      <style:paragraph-properties fo:text-align="start" style:justify-single-word="false"/>
      <style:text-properties officeooo:paragraph-rsid="003e22f4"/>
    </style:style>
    <style:style style:name="P85" style:family="paragraph" style:parent-style-name="Table_20_Contents">
      <style:paragraph-properties fo:text-align="start" style:justify-single-word="false"/>
      <style:text-properties officeooo:paragraph-rsid="003f37ad"/>
    </style:style>
    <style:style style:name="P86" style:family="paragraph" style:parent-style-name="Table_20_Contents">
      <style:paragraph-properties fo:text-align="start" style:justify-single-word="false"/>
      <style:text-properties officeooo:paragraph-rsid="0041f384"/>
    </style:style>
    <style:style style:name="P87" style:family="paragraph" style:parent-style-name="Table_20_Contents">
      <style:paragraph-properties fo:text-align="start" style:justify-single-word="false"/>
      <style:text-properties officeooo:paragraph-rsid="00453785"/>
    </style:style>
    <style:style style:name="P88" style:family="paragraph" style:parent-style-name="Table_20_Contents">
      <style:paragraph-properties fo:text-align="start" style:justify-single-word="false"/>
      <style:text-properties officeooo:paragraph-rsid="0046f83e"/>
    </style:style>
    <style:style style:name="P89" style:family="paragraph" style:parent-style-name="Table_20_Contents">
      <style:paragraph-properties fo:text-align="start" style:justify-single-word="false"/>
      <style:text-properties officeooo:paragraph-rsid="0048e5d8"/>
    </style:style>
    <style:style style:name="P90" style:family="paragraph" style:parent-style-name="Table_20_Contents">
      <style:paragraph-properties fo:text-align="start" style:justify-single-word="false"/>
      <style:text-properties officeooo:paragraph-rsid="004a4923"/>
    </style:style>
    <style:style style:name="P91" style:family="paragraph" style:parent-style-name="Table_20_Contents">
      <style:paragraph-properties fo:text-align="start" style:justify-single-word="false"/>
      <style:text-properties officeooo:paragraph-rsid="004b0e9c"/>
    </style:style>
    <style:style style:name="P92" style:family="paragraph" style:parent-style-name="Table_20_Contents">
      <style:paragraph-properties fo:text-align="start" style:justify-single-word="false"/>
      <style:text-properties officeooo:paragraph-rsid="006c26ca"/>
    </style:style>
    <style:style style:name="P93" style:family="paragraph" style:parent-style-name="Table_20_Contents">
      <style:paragraph-properties fo:text-align="start" style:justify-single-word="false"/>
      <style:text-properties officeooo:paragraph-rsid="006cf3c4"/>
    </style:style>
    <style:style style:name="P94" style:family="paragraph" style:parent-style-name="Table_20_Contents">
      <style:paragraph-properties fo:text-align="start" style:justify-single-word="false"/>
      <style:text-properties officeooo:paragraph-rsid="006f68ce"/>
    </style:style>
    <style:style style:name="P95" style:family="paragraph" style:parent-style-name="Table_20_Contents">
      <style:paragraph-properties fo:text-align="start" style:justify-single-word="false"/>
      <style:text-properties officeooo:paragraph-rsid="0073b5ef"/>
    </style:style>
    <style:style style:name="P96" style:family="paragraph" style:parent-style-name="Table_20_Contents">
      <style:paragraph-properties fo:text-align="start" style:justify-single-word="false"/>
      <style:text-properties officeooo:paragraph-rsid="00750cb3"/>
    </style:style>
    <style:style style:name="P97" style:family="paragraph" style:parent-style-name="Table_20_Contents">
      <style:paragraph-properties fo:text-align="start" style:justify-single-word="false"/>
      <style:text-properties officeooo:paragraph-rsid="00734d31"/>
    </style:style>
    <style:style style:name="P98" style:family="paragraph" style:parent-style-name="Table_20_Contents">
      <style:paragraph-properties fo:text-align="start" style:justify-single-word="false"/>
      <style:text-properties officeooo:paragraph-rsid="0077251a"/>
    </style:style>
    <style:style style:name="P99" style:family="paragraph" style:parent-style-name="Table_20_Contents">
      <style:paragraph-properties fo:text-align="start" style:justify-single-word="false"/>
      <style:text-properties officeooo:paragraph-rsid="007cba6e"/>
    </style:style>
    <style:style style:name="P100" style:family="paragraph" style:parent-style-name="Table_20_Contents">
      <style:paragraph-properties fo:text-align="start" style:justify-single-word="false"/>
      <style:text-properties officeooo:paragraph-rsid="007f72b5"/>
    </style:style>
    <style:style style:name="P101" style:family="paragraph" style:parent-style-name="Table_20_Contents">
      <style:paragraph-properties fo:text-align="start" style:justify-single-word="false"/>
      <style:text-properties officeooo:paragraph-rsid="0085f8b2"/>
    </style:style>
    <style:style style:name="P102" style:family="paragraph" style:parent-style-name="Table_20_Contents">
      <style:paragraph-properties fo:text-align="start" style:justify-single-word="false"/>
      <style:text-properties officeooo:paragraph-rsid="008825db"/>
    </style:style>
    <style:style style:name="P103" style:family="paragraph" style:parent-style-name="Table_20_Contents">
      <style:paragraph-properties fo:text-align="start" style:justify-single-word="false"/>
      <style:text-properties officeooo:paragraph-rsid="0089f0e7"/>
    </style:style>
    <style:style style:name="P104" style:family="paragraph" style:parent-style-name="Table_20_Contents">
      <style:paragraph-properties fo:text-align="start" style:justify-single-word="false"/>
      <style:text-properties officeooo:paragraph-rsid="008a3bf0"/>
    </style:style>
    <style:style style:name="P105" style:family="paragraph" style:parent-style-name="Table_20_Contents">
      <style:paragraph-properties fo:text-align="start" style:justify-single-word="false"/>
      <style:text-properties officeooo:rsid="003dd9b2" officeooo:paragraph-rsid="003dd9b2"/>
    </style:style>
    <style:style style:name="P106" style:family="paragraph" style:parent-style-name="Table_20_Contents">
      <style:paragraph-properties fo:text-align="start" style:justify-single-word="false"/>
      <style:text-properties officeooo:rsid="003dd9b2" officeooo:paragraph-rsid="003f37ad"/>
    </style:style>
    <style:style style:name="P107" style:family="paragraph" style:parent-style-name="Table_20_Contents">
      <style:paragraph-properties fo:text-align="start" style:justify-single-word="false"/>
      <style:text-properties fo:color="#780373" fo:font-weight="bold" officeooo:rsid="003281de" officeooo:paragraph-rsid="003f37ad" style:font-weight-asian="bold" style:font-weight-complex="bold"/>
    </style:style>
    <style:style style:name="P108" style:family="paragraph" style:parent-style-name="Table_20_Contents">
      <style:paragraph-properties fo:text-align="start" style:justify-single-word="false"/>
      <style:text-properties fo:color="#780373" fo:font-weight="bold" officeooo:rsid="003f37ad" officeooo:paragraph-rsid="003f37ad" style:font-weight-asian="bold" style:font-weight-complex="bold"/>
    </style:style>
    <style:style style:name="P109" style:family="paragraph" style:parent-style-name="Table_20_Contents">
      <style:paragraph-properties fo:text-align="start" style:justify-single-word="false"/>
      <style:text-properties officeooo:rsid="0041f384" officeooo:paragraph-rsid="0041f384"/>
    </style:style>
    <style:style style:name="P110" style:family="paragraph" style:parent-style-name="Table_20_Contents">
      <style:paragraph-properties fo:text-align="start" style:justify-single-word="false"/>
      <style:text-properties officeooo:rsid="0048e5d8" officeooo:paragraph-rsid="0048e5d8"/>
    </style:style>
    <style:style style:name="P111" style:family="paragraph" style:parent-style-name="Table_20_Contents">
      <style:paragraph-properties fo:text-align="start" style:justify-single-word="false"/>
      <style:text-properties fo:color="#800080" fo:font-weight="bold" officeooo:rsid="0062d1a3" officeooo:paragraph-rsid="0062d1a3" style:font-weight-asian="bold" style:font-weight-complex="bold"/>
    </style:style>
    <style:style style:name="P112" style:family="paragraph" style:parent-style-name="Table_20_Contents">
      <style:paragraph-properties fo:text-align="start" style:justify-single-word="false"/>
      <style:text-properties fo:color="#800080" fo:font-weight="bold" officeooo:rsid="006c26ca" officeooo:paragraph-rsid="006c26ca" style:font-weight-asian="bold" style:font-weight-complex="bold"/>
    </style:style>
    <style:style style:name="P113" style:family="paragraph" style:parent-style-name="Table_20_Contents">
      <style:paragraph-properties fo:text-align="center" style:justify-single-word="false"/>
      <style:text-properties fo:color="#800080" fo:font-weight="bold" officeooo:rsid="0079b234" officeooo:paragraph-rsid="0079b234" fo:background-color="transparent" style:font-weight-asian="bold" style:font-weight-complex="bold"/>
    </style:style>
    <style:style style:name="P114" style:family="paragraph" style:parent-style-name="Table_20_Contents">
      <style:paragraph-properties fo:text-align="start" style:justify-single-word="false"/>
      <style:text-properties fo:color="#55308d" fo:font-weight="bold" officeooo:rsid="002e9ee1" officeooo:paragraph-rsid="002e9ee1" fo:background-color="#5eb91e" style:font-weight-asian="bold" style:font-weight-complex="bold"/>
    </style:style>
    <style:style style:name="P115" style:family="paragraph" style:parent-style-name="Table_20_Contents">
      <style:paragraph-properties fo:text-align="start" style:justify-single-word="false"/>
      <style:text-properties officeooo:rsid="004a4923" officeooo:paragraph-rsid="004a4923"/>
    </style:style>
    <style:style style:name="P116" style:family="paragraph" style:parent-style-name="Table_20_Contents">
      <style:paragraph-properties fo:text-align="start" style:justify-single-word="false"/>
      <style:text-properties officeooo:rsid="0062d1a3" officeooo:paragraph-rsid="0062d1a3"/>
    </style:style>
    <style:style style:name="P117" style:family="paragraph" style:parent-style-name="Table_20_Contents">
      <style:paragraph-properties fo:text-align="start" style:justify-single-word="false"/>
      <style:text-properties fo:color="#000000" officeooo:rsid="00641812" officeooo:paragraph-rsid="00641812" fo:background-color="#bf0041"/>
    </style:style>
    <style:style style:name="P118" style:family="paragraph" style:parent-style-name="Table_20_Contents">
      <style:paragraph-properties fo:text-align="start" style:justify-single-word="false"/>
      <style:text-properties fo:color="#000000" officeooo:rsid="006dd593" officeooo:paragraph-rsid="006dd593" fo:background-color="#158466"/>
    </style:style>
    <style:style style:name="P119" style:family="paragraph" style:parent-style-name="Table_20_Contents">
      <style:paragraph-properties fo:text-align="start" style:justify-single-word="false"/>
      <style:text-properties fo:color="#000000" officeooo:rsid="0062d1a3" officeooo:paragraph-rsid="0062d1a3" fo:background-color="#999999"/>
    </style:style>
    <style:style style:name="P120" style:family="paragraph" style:parent-style-name="Table_20_Contents">
      <style:paragraph-properties fo:text-align="start" style:justify-single-word="false"/>
      <style:text-properties officeooo:rsid="0062d1a3" officeooo:paragraph-rsid="0062d1a3" fo:background-color="#158466"/>
    </style:style>
    <style:style style:name="P121" style:family="paragraph" style:parent-style-name="Table_20_Contents">
      <style:paragraph-properties fo:text-align="start" style:justify-single-word="false"/>
      <style:text-properties officeooo:rsid="006c26ca" officeooo:paragraph-rsid="006c26ca"/>
    </style:style>
    <style:style style:name="P122" style:family="paragraph" style:parent-style-name="Table_20_Contents">
      <style:paragraph-properties fo:text-align="start" style:justify-single-word="false"/>
      <style:text-properties officeooo:rsid="006cf3c4" officeooo:paragraph-rsid="006cf3c4"/>
    </style:style>
    <style:style style:name="P123" style:family="paragraph" style:parent-style-name="Table_20_Contents">
      <style:paragraph-properties fo:text-align="start" style:justify-single-word="false"/>
      <style:text-properties officeooo:rsid="006dd593" officeooo:paragraph-rsid="006dd593"/>
    </style:style>
    <style:style style:name="P124" style:family="paragraph" style:parent-style-name="Table_20_Contents">
      <style:paragraph-properties fo:text-align="start" style:justify-single-word="false"/>
      <style:text-properties officeooo:rsid="006f68ce" officeooo:paragraph-rsid="006f68ce"/>
    </style:style>
    <style:style style:name="P125" style:family="paragraph" style:parent-style-name="Table_20_Contents">
      <style:paragraph-properties fo:text-align="start" style:justify-single-word="false"/>
      <style:text-properties officeooo:rsid="006fca6e" officeooo:paragraph-rsid="006fca6e"/>
    </style:style>
    <style:style style:name="P126" style:family="paragraph" style:parent-style-name="Table_20_Contents">
      <style:paragraph-properties fo:text-align="start" style:justify-single-word="false"/>
      <style:text-properties officeooo:rsid="006fca6e" officeooo:paragraph-rsid="00734d31"/>
    </style:style>
    <style:style style:name="P127" style:family="paragraph" style:parent-style-name="Table_20_Contents">
      <style:paragraph-properties fo:text-align="start" style:justify-single-word="false"/>
      <style:text-properties officeooo:rsid="00734d31" officeooo:paragraph-rsid="00734d31"/>
    </style:style>
    <style:style style:name="P128" style:family="paragraph" style:parent-style-name="Table_20_Contents">
      <style:paragraph-properties fo:text-align="start" style:justify-single-word="false"/>
      <style:text-properties officeooo:rsid="0073b5ef" officeooo:paragraph-rsid="0073b5ef"/>
    </style:style>
    <style:style style:name="P129" style:family="paragraph" style:parent-style-name="Table_20_Contents">
      <style:paragraph-properties fo:text-align="start" style:justify-single-word="false"/>
      <style:text-properties officeooo:rsid="00750cb3" officeooo:paragraph-rsid="00750cb3"/>
    </style:style>
    <style:style style:name="P130" style:family="paragraph" style:parent-style-name="Table_20_Contents">
      <style:paragraph-properties fo:text-align="start" style:justify-single-word="false"/>
      <style:text-properties fo:color="#a7074b" fo:font-weight="bold" officeooo:rsid="006cf3c4" officeooo:paragraph-rsid="006cf3c4" style:font-weight-asian="bold" style:font-weight-complex="bold"/>
    </style:style>
    <style:style style:name="P131" style:family="paragraph" style:parent-style-name="Table_20_Contents">
      <style:paragraph-properties fo:text-align="start" style:justify-single-word="false"/>
      <style:text-properties fo:color="#a7074b" fo:font-weight="bold" officeooo:rsid="006c26ca" officeooo:paragraph-rsid="006c26ca" style:font-weight-asian="bold" style:font-weight-complex="bold"/>
    </style:style>
    <style:style style:name="P132" style:family="paragraph" style:parent-style-name="Table_20_Contents">
      <style:paragraph-properties fo:text-align="start" style:justify-single-word="false"/>
      <style:text-properties fo:color="#a7074b" fo:font-weight="bold" officeooo:rsid="00750cb3" officeooo:paragraph-rsid="00750cb3" style:font-weight-asian="bold" style:font-weight-complex="bold"/>
    </style:style>
    <style:style style:name="P133" style:family="paragraph" style:parent-style-name="Table_20_Contents">
      <style:paragraph-properties fo:text-align="start" style:justify-single-word="false"/>
      <style:text-properties fo:color="#2a6099" fo:font-weight="bold" officeooo:rsid="006c26ca" officeooo:paragraph-rsid="006c26ca" style:font-weight-asian="bold" style:font-weight-complex="bold"/>
    </style:style>
    <style:style style:name="P134" style:family="paragraph" style:parent-style-name="Table_20_Contents">
      <style:paragraph-properties fo:text-align="start" style:justify-single-word="false"/>
      <style:text-properties officeooo:rsid="007651b8" officeooo:paragraph-rsid="007651b8"/>
    </style:style>
    <style:style style:name="P135" style:family="paragraph" style:parent-style-name="Table_20_Contents">
      <style:paragraph-properties fo:text-align="start" style:justify-single-word="false"/>
      <style:text-properties officeooo:rsid="0077251a" officeooo:paragraph-rsid="0077251a"/>
    </style:style>
    <style:style style:name="P136" style:family="paragraph" style:parent-style-name="Table_20_Contents">
      <style:paragraph-properties fo:text-align="start" style:justify-single-word="false"/>
      <style:text-properties fo:color="#729fcf" fo:font-weight="bold" officeooo:rsid="006c26ca" officeooo:paragraph-rsid="006c26ca" fo:background-color="transparent" style:font-weight-asian="bold" style:font-weight-complex="bold"/>
    </style:style>
    <style:style style:name="P137" style:family="paragraph" style:parent-style-name="Table_20_Contents">
      <style:paragraph-properties fo:text-align="start" style:justify-single-word="false"/>
      <style:text-properties fo:color="#5983b0" fo:font-weight="bold" officeooo:rsid="00750cb3" officeooo:paragraph-rsid="00750cb3" style:font-weight-asian="bold" style:font-weight-complex="bold"/>
    </style:style>
    <style:style style:name="P138" style:family="paragraph" style:parent-style-name="Table_20_Contents">
      <style:paragraph-properties fo:text-align="start" style:justify-single-word="false"/>
      <style:text-properties fo:color="#5983b0" fo:font-weight="bold" officeooo:rsid="00750cb3" officeooo:paragraph-rsid="0077251a" style:font-weight-asian="bold" style:font-weight-complex="bold"/>
    </style:style>
    <style:style style:name="P139" style:family="paragraph" style:parent-style-name="Table_20_Contents">
      <style:paragraph-properties fo:text-align="start" style:justify-single-word="false"/>
      <style:text-properties fo:color="#5983b0" fo:font-weight="bold" officeooo:rsid="006dd593" officeooo:paragraph-rsid="0077251a" style:font-weight-asian="bold" style:font-weight-complex="bold"/>
    </style:style>
    <style:style style:name="P140" style:family="paragraph" style:parent-style-name="Table_20_Contents">
      <style:paragraph-properties fo:text-align="start" style:justify-single-word="false"/>
      <style:text-properties fo:color="#5983b0" fo:font-weight="bold" officeooo:rsid="007651b8" officeooo:paragraph-rsid="0077251a" style:font-weight-asian="bold" style:font-weight-complex="bold"/>
    </style:style>
    <style:style style:name="P141" style:family="paragraph" style:parent-style-name="Table_20_Contents">
      <style:paragraph-properties fo:text-align="start" style:justify-single-word="false"/>
      <style:text-properties officeooo:rsid="0079b234" officeooo:paragraph-rsid="0079b234"/>
    </style:style>
    <style:style style:name="P142" style:family="paragraph" style:parent-style-name="Table_20_Contents">
      <style:paragraph-properties fo:text-align="start" style:justify-single-word="false"/>
      <style:text-properties officeooo:rsid="007a151d" officeooo:paragraph-rsid="007a151d"/>
    </style:style>
    <style:style style:name="P143" style:family="paragraph" style:parent-style-name="Table_20_Contents">
      <style:paragraph-properties fo:text-align="start" style:justify-single-word="false"/>
      <style:text-properties officeooo:rsid="007cba6e" officeooo:paragraph-rsid="007f4858"/>
    </style:style>
    <style:style style:name="P144" style:family="paragraph" style:parent-style-name="Table_20_Contents">
      <style:paragraph-properties fo:text-align="start" style:justify-single-word="false"/>
      <style:text-properties officeooo:rsid="007cba6e" officeooo:paragraph-rsid="007f72b5"/>
    </style:style>
    <style:style style:name="P145" style:family="paragraph" style:parent-style-name="Table_20_Contents">
      <style:paragraph-properties fo:text-align="start" style:justify-single-word="false"/>
      <style:text-properties officeooo:rsid="0085f8b2" officeooo:paragraph-rsid="0085f8b2"/>
    </style:style>
    <style:style style:name="P146" style:family="paragraph" style:parent-style-name="Table_20_Contents">
      <style:paragraph-properties fo:text-align="start" style:justify-single-word="false"/>
      <style:text-properties officeooo:rsid="0085f8b2" officeooo:paragraph-rsid="008825db"/>
    </style:style>
    <style:style style:name="P147" style:family="paragraph" style:parent-style-name="Table_20_Contents">
      <style:paragraph-properties fo:text-align="start" style:justify-single-word="false"/>
      <style:text-properties officeooo:rsid="0085f8b2" officeooo:paragraph-rsid="0089f0e7"/>
    </style:style>
    <style:style style:name="P148" style:family="paragraph" style:parent-style-name="Table_20_Contents">
      <style:paragraph-properties fo:text-align="start" style:justify-single-word="false"/>
      <style:text-properties officeooo:rsid="0085f8b2" officeooo:paragraph-rsid="008a3bf0"/>
    </style:style>
    <style:style style:name="P149" style:family="paragraph" style:parent-style-name="Table_20_Contents">
      <style:paragraph-properties fo:text-align="start" style:justify-single-word="false"/>
      <style:text-properties officeooo:rsid="008825db" officeooo:paragraph-rsid="008825db"/>
    </style:style>
    <style:style style:name="P150" style:family="paragraph" style:parent-style-name="Table_20_Contents">
      <style:paragraph-properties fo:text-align="start" style:justify-single-word="false"/>
      <style:text-properties officeooo:rsid="008a3bf0" officeooo:paragraph-rsid="008a3bf0"/>
    </style:style>
    <style:style style:name="P151" style:family="paragraph" style:parent-style-name="Table_20_Contents">
      <style:paragraph-properties fo:text-align="center" style:justify-single-word="false"/>
      <style:text-properties officeooo:rsid="008e72d9" officeooo:paragraph-rsid="008e72d9"/>
    </style:style>
    <style:style style:name="P152" style:family="paragraph">
      <loext:graphic-properties draw:fill="none" draw:fill-color="#ffffff"/>
      <style:paragraph-properties style:writing-mode="lr-tb"/>
      <style:text-properties fo:font-weight="bold" style:font-weight-asian="bold" style:font-weight-complex="bold"/>
    </style:style>
    <style:style style:name="P153" style:family="paragraph">
      <loext:graphic-properties draw:fill="none" draw:fill-color="#ffffff"/>
      <style:paragraph-properties style:writing-mode="lr-tb"/>
      <style:text-properties fo:color="#000000" fo:font-size="10pt" fo:font-weight="bold" style:font-size-asian="10pt" style:font-weight-asian="bold" style:font-size-complex="10pt" style:font-weight-complex="bold"/>
    </style:style>
    <style:style style:name="P154" style:family="paragraph">
      <style:paragraph-properties fo:text-align="center"/>
    </style:style>
    <style:style style:name="P155" style:family="paragraph">
      <style:text-properties fo:font-size="12pt"/>
    </style:style>
    <style:style style:name="P156" style:family="paragraph">
      <loext:graphic-properties draw:fill="none" draw:fill-color="#ffffff"/>
      <style:paragraph-properties style:writing-mode="lr-tb"/>
    </style:style>
    <style:style style:name="P157" style:family="paragraph">
      <loext:graphic-properties draw:fill-color="#999999"/>
    </style:style>
    <style:style style:name="P158" style:family="paragraph">
      <loext:graphic-properties draw:fill-color="#000000"/>
      <style:paragraph-properties fo:text-align="center"/>
    </style:style>
    <style:style style:name="P159" style:family="paragraph">
      <loext:graphic-properties draw:fill-color="#dddddd"/>
      <style:paragraph-properties fo:text-align="center"/>
    </style:style>
    <style:style style:name="P160" style:family="paragraph">
      <loext:graphic-properties draw:fill="none" draw:fill-color="#ffffff"/>
      <style:paragraph-properties style:writing-mode="lr-tb"/>
      <style:text-properties fo:font-size="12pt"/>
    </style:style>
    <style:style style:name="P161" style:family="paragraph">
      <loext:graphic-properties draw:fill="none" draw:fill-color="#ffffff"/>
      <style:paragraph-properties style:writing-mode="lr-tb"/>
      <style:text-properties fo:color="#158466" fo:font-weight="bold" style:font-weight-asian="bold" style:font-weight-complex="bold"/>
    </style:style>
    <style:style style:name="P162" style:family="paragraph">
      <loext:graphic-properties draw:fill="solid" draw:fill-color="#ffffff"/>
      <style:paragraph-properties fo:text-align="center"/>
    </style:style>
    <style:style style:name="P163" style:family="paragraph">
      <loext:graphic-properties draw:fill="solid" draw:fill-color="#999999"/>
    </style:style>
    <style:style style:name="P164" style:family="paragraph">
      <loext:graphic-properties draw:fill-color="#158466"/>
      <style:paragraph-properties fo:text-align="center"/>
    </style:style>
    <style:style style:name="P165" style:family="paragraph">
      <loext:graphic-properties draw:fill="none" draw:fill-color="#ffffff"/>
      <style:paragraph-properties style:writing-mode="lr-tb"/>
      <style:text-properties fo:color="#780373" fo:font-weight="bold" style:font-weight-asian="bold" style:font-weight-complex="bold"/>
    </style:style>
    <style:style style:name="P166" style:family="paragraph">
      <loext:graphic-properties draw:fill="none" draw:fill-color="#ffffff"/>
      <style:paragraph-properties style:writing-mode="lr-tb"/>
      <style:text-properties fo:color="#999999" fo:font-weight="bold" style:font-weight-asian="bold" style:font-weight-complex="bold"/>
    </style:style>
    <style:style style:name="P167" style:family="paragraph">
      <loext:graphic-properties draw:fill-color="#f10d0c"/>
      <style:paragraph-properties fo:text-align="center"/>
    </style:style>
    <style:style style:name="P168" style:family="paragraph">
      <loext:graphic-properties draw:fill-color="#706e0c"/>
    </style:style>
    <style:style style:name="P169" style:family="paragraph">
      <loext:graphic-properties draw:fill="none" draw:fill-color="#ffffff"/>
      <style:paragraph-properties style:writing-mode="lr-tb"/>
      <style:text-properties fo:color="#c9211e" fo:font-weight="bold" style:font-weight-asian="bold" style:font-weight-complex="bold"/>
    </style:style>
    <style:style style:name="P170" style:family="paragraph">
      <loext:graphic-properties draw:fill="none" draw:fill-color="#ffffff"/>
      <style:paragraph-properties style:writing-mode="lr-tb"/>
      <style:text-properties fo:color="#ff8000" fo:font-weight="bold"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ae922" style:font-weight-asian="bold" style:font-weight-complex="bold"/>
    </style:style>
    <style:style style:name="T3" style:family="text">
      <style:text-properties fo:font-weight="bold" officeooo:rsid="003230db" style:font-weight-asian="bold" style:font-weight-complex="bold"/>
    </style:style>
    <style:style style:name="T4" style:family="text">
      <style:text-properties fo:font-weight="bold" officeooo:rsid="0073b5ef" style:font-weight-asian="bold" style:font-weight-complex="bold"/>
    </style:style>
    <style:style style:name="T5" style:family="text">
      <style:text-properties fo:font-weight="bold" officeooo:rsid="0041f384" fo:background-color="#999999" loext:char-shading-value="0" style:font-weight-asian="bold" style:font-weight-complex="bold"/>
    </style:style>
    <style:style style:name="T6" style:family="text">
      <style:text-properties fo:font-weight="bold" officeooo:rsid="0085f8b2" fo:background-color="#2a6099" loext:char-shading-value="0" style:font-weight-asian="bold" style:font-weight-complex="bold"/>
    </style:style>
    <style:style style:name="T7" style:family="text">
      <style:text-properties fo:font-weight="bold" fo:background-color="#729fcf" loext:char-shading-value="0" style:font-weight-asian="bold" style:font-weight-complex="bold"/>
    </style:style>
    <style:style style:name="T8" style:family="text">
      <style:text-properties style:text-underline-style="none" fo:font-weight="normal" officeooo:rsid="002206ed" style:font-weight-asian="normal" style:font-weight-complex="normal"/>
    </style:style>
    <style:style style:name="T9" style:family="text">
      <style:text-properties style:text-underline-style="none" fo:font-weight="normal" officeooo:rsid="00268200" style:font-weight-asian="normal" style:font-weight-complex="normal"/>
    </style:style>
    <style:style style:name="T10" style:family="text">
      <style:text-properties style:text-underline-style="none" fo:font-weight="normal" officeooo:rsid="002ab18d" style:font-weight-asian="normal" style:font-weight-complex="normal"/>
    </style:style>
    <style:style style:name="T11" style:family="text">
      <style:text-properties style:text-underline-style="none" fo:font-weight="normal" officeooo:rsid="0024e76d" style:font-weight-asian="normal" style:font-weight-complex="normal"/>
    </style:style>
    <style:style style:name="T12" style:family="text">
      <style:text-properties style:text-underline-style="none" fo:font-weight="normal" officeooo:rsid="002ae922" style:font-weight-asian="normal" style:font-weight-complex="normal"/>
    </style:style>
    <style:style style:name="T13" style:family="text">
      <style:text-properties style:text-underline-style="none" fo:font-weight="normal" officeooo:rsid="005ec6b2" style:font-weight-asian="normal" style:font-weight-complex="normal"/>
    </style:style>
    <style:style style:name="T14" style:family="text">
      <style:text-properties style:text-underline-style="none" fo:font-weight="normal" officeooo:rsid="006083af" style:font-weight-asian="normal" style:font-weight-complex="normal"/>
    </style:style>
    <style:style style:name="T15" style:family="text">
      <style:text-properties style:text-underline-style="none" fo:font-weight="normal" officeooo:rsid="006dd593" style:font-weight-asian="normal" style:font-weight-complex="normal"/>
    </style:style>
    <style:style style:name="T16" style:family="text">
      <style:text-properties style:text-underline-style="none" fo:font-weight="normal" officeooo:rsid="0079b234" style:font-weight-asian="normal" style:font-weight-complex="normal"/>
    </style:style>
    <style:style style:name="T17" style:family="text">
      <style:text-properties style:text-underline-style="none" fo:font-weight="normal" officeooo:rsid="008e72d9" style:font-weight-asian="normal" style:font-weight-complex="normal"/>
    </style:style>
    <style:style style:name="T18" style:family="text">
      <style:text-properties style:text-underline-style="none" fo:font-weight="bold" officeooo:rsid="001ef047" style:font-weight-asian="bold" style:font-weight-complex="bold"/>
    </style:style>
    <style:style style:name="T19" style:family="text">
      <style:text-properties style:text-underline-style="none" fo:font-weight="bold" officeooo:rsid="00201902" style:font-weight-asian="bold" style:font-weight-complex="bold"/>
    </style:style>
    <style:style style:name="T20" style:family="text">
      <style:text-properties style:text-underline-style="none" fo:font-weight="bold" officeooo:rsid="004ee0b2" style:font-weight-asian="bold" style:font-weight-complex="bold"/>
    </style:style>
    <style:style style:name="T21" style:family="text">
      <style:text-properties style:text-underline-style="none" fo:font-weight="bold" officeooo:rsid="006083af" style:font-weight-asian="bold" style:font-weight-complex="bold"/>
    </style:style>
    <style:style style:name="T22" style:family="text">
      <style:text-properties style:text-underline-style="none" fo:font-weight="bold" officeooo:rsid="005d98fb" style:font-weight-asian="bold" style:font-weight-complex="bold"/>
    </style:style>
    <style:style style:name="T23" style:family="text">
      <style:text-properties style:text-underline-style="none" fo:font-weight="bold" officeooo:rsid="006cf3c4" style:font-weight-asian="bold" style:font-weight-complex="bold"/>
    </style:style>
    <style:style style:name="T24" style:family="text">
      <style:text-properties style:text-underline-style="none" fo:font-weight="bold" officeooo:rsid="0079b234" style:font-weight-asian="bold" style:font-weight-complex="bold"/>
    </style:style>
    <style:style style:name="T25" style:family="text">
      <style:text-properties style:text-underline-style="none" fo:font-weight="bold" officeooo:rsid="008e72d9" style:font-weight-asian="bold" style:font-weight-complex="bold"/>
    </style:style>
    <style:style style:name="T26" style:family="text">
      <style:text-properties style:text-underline-style="none" fo:font-weight="bold" officeooo:rsid="0083be25" style:font-weight-asian="bold" style:font-weight-complex="bold"/>
    </style:style>
    <style:style style:name="T27" style:family="text">
      <style:text-properties style:text-underline-style="none" fo:font-weight="bold" officeooo:rsid="008ec107" style:font-weight-asian="bold" style:font-weight-complex="bold"/>
    </style:style>
    <style:style style:name="T28" style:family="text">
      <style:text-properties style:text-underline-style="none" officeooo:rsid="00511a88"/>
    </style:style>
    <style:style style:name="T29" style:family="text">
      <style:text-properties style:text-underline-style="none" officeooo:rsid="0051dd2b"/>
    </style:style>
    <style:style style:name="T30" style:family="text">
      <style:text-properties style:text-underline-style="none" officeooo:rsid="006083af"/>
    </style:style>
    <style:style style:name="T31" style:family="text">
      <style:text-properties style:text-underline-style="none" officeooo:rsid="0062d1a3"/>
    </style:style>
    <style:style style:name="T32" style:family="text">
      <style:text-properties fo:font-weight="normal" officeooo:rsid="002206ed" style:font-weight-asian="normal" style:font-weight-complex="normal"/>
    </style:style>
    <style:style style:name="T33" style:family="text">
      <style:text-properties fo:font-weight="normal" officeooo:rsid="002a4cd5" style:font-weight-asian="normal" style:font-weight-complex="normal"/>
    </style:style>
    <style:style style:name="T34" style:family="text">
      <style:text-properties officeooo:rsid="0024e76d"/>
    </style:style>
    <style:style style:name="T35" style:family="text">
      <style:text-properties officeooo:rsid="0029a8ee"/>
    </style:style>
    <style:style style:name="T36" style:family="text">
      <style:text-properties fo:color="#000000" style:text-underline-style="none" fo:font-weight="normal" style:font-weight-asian="normal" style:font-weight-complex="normal"/>
    </style:style>
    <style:style style:name="T37" style:family="text">
      <style:text-properties fo:color="#000000" style:text-underline-style="none" fo:font-weight="normal" officeooo:rsid="002d3c40" style:font-weight-asian="normal" style:font-weight-complex="normal"/>
    </style:style>
    <style:style style:name="T38" style:family="text">
      <style:text-properties fo:color="#000000" style:text-underline-style="none" fo:font-weight="normal" officeooo:rsid="002dbc0b" style:font-weight-asian="normal" style:font-weight-complex="normal"/>
    </style:style>
    <style:style style:name="T39" style:family="text">
      <style:text-properties fo:color="#000000" style:text-underline-style="none" fo:font-weight="normal" officeooo:rsid="002e0747" style:font-weight-asian="normal" style:font-weight-complex="normal"/>
    </style:style>
    <style:style style:name="T40" style:family="text">
      <style:text-properties fo:color="#000000" style:text-underline-style="none" fo:font-weight="normal" officeooo:rsid="002e9ee1" style:font-weight-asian="normal" style:font-weight-complex="normal"/>
    </style:style>
    <style:style style:name="T41" style:family="text">
      <style:text-properties fo:color="#000000" style:text-underline-style="none" fo:font-weight="normal" officeooo:rsid="003be466" style:font-weight-asian="normal" style:font-weight-complex="normal"/>
    </style:style>
    <style:style style:name="T42" style:family="text">
      <style:text-properties fo:color="#000000" style:text-underline-style="none" fo:font-weight="normal" officeooo:rsid="004ee0b2" style:font-weight-asian="normal" style:font-weight-complex="normal"/>
    </style:style>
    <style:style style:name="T43" style:family="text">
      <style:text-properties fo:color="#000000" style:text-underline-style="none" fo:font-weight="normal" officeooo:rsid="0051dd2b" style:font-weight-asian="normal" style:font-weight-complex="normal"/>
    </style:style>
    <style:style style:name="T44" style:family="text">
      <style:text-properties fo:color="#000000" style:text-underline-style="none" fo:font-weight="normal" officeooo:rsid="005ec6b2" style:font-weight-asian="normal" style:font-weight-complex="normal"/>
    </style:style>
    <style:style style:name="T45" style:family="text">
      <style:text-properties fo:color="#000000" style:text-underline-style="none" fo:font-weight="normal" officeooo:rsid="006083af" style:font-weight-asian="normal" style:font-weight-complex="normal"/>
    </style:style>
    <style:style style:name="T46" style:family="text">
      <style:text-properties fo:color="#000000" style:text-underline-style="none" fo:font-weight="normal" officeooo:rsid="005d98fb" style:font-weight-asian="normal" style:font-weight-complex="normal"/>
    </style:style>
    <style:style style:name="T47" style:family="text">
      <style:text-properties fo:color="#000000" style:text-underline-style="none" fo:font-weight="normal" officeooo:rsid="0064e248" style:font-weight-asian="normal" style:font-weight-complex="normal"/>
    </style:style>
    <style:style style:name="T48" style:family="text">
      <style:text-properties fo:color="#000000" style:text-underline-style="none" fo:font-weight="normal" officeooo:rsid="0065ae6f" style:font-weight-asian="normal" style:font-weight-complex="normal"/>
    </style:style>
    <style:style style:name="T49" style:family="text">
      <style:text-properties fo:color="#000000" style:text-underline-style="none" fo:font-weight="normal" officeooo:rsid="00674203" style:font-weight-asian="normal" style:font-weight-complex="normal"/>
    </style:style>
    <style:style style:name="T50" style:family="text">
      <style:text-properties fo:color="#000000" style:text-underline-style="none" fo:font-weight="normal" officeooo:rsid="0067f8ff" style:font-weight-asian="normal" style:font-weight-complex="normal"/>
    </style:style>
    <style:style style:name="T51" style:family="text">
      <style:text-properties fo:color="#000000" style:text-underline-style="none" fo:font-weight="normal" officeooo:rsid="006aa98a" style:font-weight-asian="normal" style:font-weight-complex="normal"/>
    </style:style>
    <style:style style:name="T52" style:family="text">
      <style:text-properties fo:color="#000000" style:text-underline-style="none" fo:font-weight="normal" officeooo:rsid="006c26ca" style:font-weight-asian="normal" style:font-weight-complex="normal"/>
    </style:style>
    <style:style style:name="T53" style:family="text">
      <style:text-properties fo:color="#000000" style:text-underline-style="none" fo:font-weight="normal" officeooo:rsid="006cf3c4" style:font-weight-asian="normal" style:font-weight-complex="normal"/>
    </style:style>
    <style:style style:name="T54" style:family="text">
      <style:text-properties fo:color="#000000" style:text-underline-style="none" fo:font-weight="normal" officeooo:rsid="00511a88" style:font-weight-asian="normal" style:font-weight-complex="normal"/>
    </style:style>
    <style:style style:name="T55" style:family="text">
      <style:text-properties fo:color="#000000" style:text-underline-style="none" fo:font-weight="normal" officeooo:rsid="006dd593" style:font-weight-asian="normal" style:font-weight-complex="normal"/>
    </style:style>
    <style:style style:name="T56" style:family="text">
      <style:text-properties fo:color="#000000" style:text-underline-style="none" fo:font-weight="bold" officeooo:rsid="0051dd2b" style:font-weight-asian="bold" style:font-weight-complex="bold"/>
    </style:style>
    <style:style style:name="T57" style:family="text">
      <style:text-properties fo:color="#000000" style:text-underline-style="none" fo:font-weight="bold" officeooo:rsid="0064e248" style:font-weight-asian="bold" style:font-weight-complex="bold"/>
    </style:style>
    <style:style style:name="T58" style:family="text">
      <style:text-properties fo:color="#000000" style:text-underline-style="none" fo:font-weight="bold" officeooo:rsid="00201902" style:font-weight-asian="bold" style:font-weight-complex="bold"/>
    </style:style>
    <style:style style:name="T59" style:family="text">
      <style:text-properties fo:color="#000000" style:text-underline-style="none" fo:font-weight="bold" officeooo:rsid="006aa98a" style:font-weight-asian="bold" style:font-weight-complex="bold"/>
    </style:style>
    <style:style style:name="T60" style:family="text">
      <style:text-properties fo:color="#000000" style:text-underline-style="none" fo:font-weight="bold" officeooo:rsid="006dd593" style:font-weight-asian="bold" style:font-weight-complex="bold"/>
    </style:style>
    <style:style style:name="T61" style:family="text">
      <style:text-properties fo:color="#000000" style:text-underline-style="none" officeooo:rsid="005ec6b2"/>
    </style:style>
    <style:style style:name="T62" style:family="text">
      <style:text-properties fo:color="#000000" style:text-underline-style="none" officeooo:rsid="006083af"/>
    </style:style>
    <style:style style:name="T63" style:family="text">
      <style:text-properties fo:color="#000000" style:text-underline-style="none" officeooo:rsid="0064e248"/>
    </style:style>
    <style:style style:name="T64" style:family="text">
      <style:text-properties fo:color="#000000" style:text-underline-style="none" officeooo:rsid="0065ae6f"/>
    </style:style>
    <style:style style:name="T65" style:family="text">
      <style:text-properties fo:color="#000000" fo:font-weight="normal" style:font-weight-asian="normal" style:font-weight-complex="normal"/>
    </style:style>
    <style:style style:name="T66" style:family="text">
      <style:text-properties fo:color="#000000" fo:font-weight="normal" officeooo:rsid="003dd9b2" style:font-weight-asian="normal" style:font-weight-complex="normal"/>
    </style:style>
    <style:style style:name="T67" style:family="text">
      <style:text-properties fo:color="#000000" fo:font-weight="normal" officeooo:rsid="003e22f4" style:font-weight-asian="normal" style:font-weight-complex="normal"/>
    </style:style>
    <style:style style:name="T68" style:family="text">
      <style:text-properties fo:color="#000000" fo:font-style="italic" style:text-underline-style="none" fo:font-weight="normal" officeooo:rsid="005ec6b2" fo:background-color="#b47804" loext:char-shading-value="0" style:font-style-asian="italic" style:font-weight-asian="normal" style:font-style-complex="italic" style:font-weight-complex="normal"/>
    </style:style>
    <style:style style:name="T69" style:family="text">
      <style:text-properties fo:color="#000000" fo:font-style="italic" style:text-underline-style="none" fo:font-weight="bold" officeooo:rsid="0062d1a3" fo:background-color="#b47804" loext:char-shading-value="0" style:font-style-asian="italic" style:font-weight-asian="bold" style:font-style-complex="italic" style:font-weight-complex="bold"/>
    </style:style>
    <style:style style:name="T70" style:family="text">
      <style:text-properties fo:color="#000000" fo:font-style="italic" style:text-underline-style="none" fo:font-weight="bold" officeooo:rsid="006dd593" fo:background-color="#b47804" loext:char-shading-value="0" style:font-style-asian="italic" style:font-weight-asian="bold" style:font-style-complex="italic" style:font-weight-complex="bold"/>
    </style:style>
    <style:style style:name="T71" style:family="text">
      <style:text-properties fo:color="#000000" fo:font-weight="bold" officeooo:rsid="0073b5ef" style:font-weight-asian="bold" style:font-weight-complex="bold"/>
    </style:style>
    <style:style style:name="T72" style:family="text">
      <style:text-properties fo:color="#000000" fo:font-weight="bold" fo:background-color="#acb20c" loext:char-shading-value="0" style:font-weight-asian="bold" style:font-weight-complex="bold"/>
    </style:style>
    <style:style style:name="T73" style:family="text">
      <style:text-properties fo:color="#000000" fo:font-weight="bold" officeooo:rsid="0077251a" fo:background-color="#acb20c" loext:char-shading-value="0" style:font-weight-asian="bold" style:font-weight-complex="bold"/>
    </style:style>
    <style:style style:name="T74" style:family="text">
      <style:text-properties fo:color="#000000" fo:font-weight="bold" officeooo:rsid="0077251a" fo:background-color="transparent" loext:char-shading-value="0" style:font-weight-asian="bold" style:font-weight-complex="bold"/>
    </style:style>
    <style:style style:name="T75" style:family="text">
      <style:text-properties fo:color="#000000" fo:background-color="#acb20c" loext:char-shading-value="0"/>
    </style:style>
    <style:style style:name="T76" style:family="text">
      <style:text-properties fo:color="#000000" officeooo:rsid="0077251a" fo:background-color="#acb20c" loext:char-shading-value="0"/>
    </style:style>
    <style:style style:name="T77" style:family="text">
      <style:text-properties fo:color="#c9211e" style:text-underline-style="solid" style:text-underline-width="auto" style:text-underline-color="font-color" fo:font-weight="normal" style:font-weight-asian="normal" style:font-weight-complex="normal"/>
    </style:style>
    <style:style style:name="T78" style:family="text">
      <style:text-properties fo:color="#c9211e" style:text-underline-style="solid" style:text-underline-width="auto" style:text-underline-color="font-color" fo:font-weight="normal" officeooo:rsid="002e9ee1" style:font-weight-asian="normal" style:font-weight-complex="normal"/>
    </style:style>
    <style:style style:name="T79" style:family="text">
      <style:text-properties fo:color="#c9211e" style:text-underline-style="solid" style:text-underline-width="auto" style:text-underline-color="font-color" fo:font-weight="normal" officeooo:rsid="003be466" style:font-weight-asian="normal" style:font-weight-complex="normal"/>
    </style:style>
    <style:style style:name="T80" style:family="text">
      <style:text-properties fo:color="#c9211e" style:text-underline-style="solid" style:text-underline-width="auto" style:text-underline-color="font-color" fo:font-weight="normal" officeooo:rsid="004a4923" style:font-weight-asian="normal" style:font-weight-complex="normal"/>
    </style:style>
    <style:style style:name="T81" style:family="text">
      <style:text-properties fo:color="#c9211e" style:text-underline-style="solid" style:text-underline-width="auto" style:text-underline-color="font-color" officeooo:rsid="002e9ee1"/>
    </style:style>
    <style:style style:name="T82" style:family="text">
      <style:text-properties fo:color="#c9211e" fo:font-weight="bold" style:font-weight-asian="bold" style:font-weight-complex="bold"/>
    </style:style>
    <style:style style:name="T83" style:family="text">
      <style:text-properties fo:color="#c9211e" fo:font-weight="bold" officeooo:rsid="003f37ad" style:font-weight-asian="bold" style:font-weight-complex="bold"/>
    </style:style>
    <style:style style:name="T84" style:family="text">
      <style:text-properties fo:color="#c9211e" fo:font-weight="bold" officeooo:rsid="003be466" style:font-weight-asian="bold" style:font-weight-complex="bold"/>
    </style:style>
    <style:style style:name="T85" style:family="text">
      <style:text-properties fo:color="#c9211e" fo:font-weight="bold" officeooo:rsid="004a4923" style:font-weight-asian="bold" style:font-weight-complex="bold"/>
    </style:style>
    <style:style style:name="T86" style:family="text">
      <style:text-properties fo:color="#c9211e" fo:font-weight="bold" officeooo:rsid="004b0e9c" style:font-weight-asian="bold" style:font-weight-complex="bold"/>
    </style:style>
    <style:style style:name="T87" style:family="text">
      <style:text-properties fo:color="#c9211e" fo:font-weight="bold" officeooo:rsid="00734d31" style:font-weight-asian="bold" style:font-weight-complex="bold"/>
    </style:style>
    <style:style style:name="T88" style:family="text">
      <style:text-properties fo:color="#c9211e" fo:font-weight="bold" officeooo:rsid="0085f8b2" style:font-weight-asian="bold" style:font-weight-complex="bold"/>
    </style:style>
    <style:style style:name="T89" style:family="text">
      <style:text-properties fo:color="#c9211e" style:text-underline-style="none" fo:font-weight="normal" officeooo:rsid="004a4923" style:font-weight-asian="normal" style:font-weight-complex="normal"/>
    </style:style>
    <style:style style:name="T90" style:family="text">
      <style:text-properties fo:color="#c9211e" officeooo:rsid="0085f8b2"/>
    </style:style>
    <style:style style:name="T91" style:family="text">
      <style:text-properties fo:color="#800080" style:text-underline-style="none" fo:font-weight="bold" officeooo:rsid="002d3c40" style:font-weight-asian="bold" style:font-weight-complex="bold"/>
    </style:style>
    <style:style style:name="T92" style:family="text">
      <style:text-properties officeooo:rsid="002e9ee1"/>
    </style:style>
    <style:style style:name="T93" style:family="text">
      <style:text-properties officeooo:rsid="0031d1b9"/>
    </style:style>
    <style:style style:name="T94" style:family="text">
      <style:text-properties officeooo:rsid="003230db"/>
    </style:style>
    <style:style style:name="T95" style:family="text">
      <style:text-properties officeooo:rsid="003281de"/>
    </style:style>
    <style:style style:name="T96" style:family="text">
      <style:text-properties officeooo:rsid="0037f778"/>
    </style:style>
    <style:style style:name="T97" style:family="text">
      <style:text-properties officeooo:rsid="003dd9b2"/>
    </style:style>
    <style:style style:name="T98" style:family="text">
      <style:text-properties officeooo:rsid="003e22f4"/>
    </style:style>
    <style:style style:name="T99" style:family="text">
      <style:text-properties officeooo:rsid="003f37ad"/>
    </style:style>
    <style:style style:name="T100" style:family="text">
      <style:text-properties fo:color="#2a6099"/>
    </style:style>
    <style:style style:name="T101" style:family="text">
      <style:text-properties fo:color="#2a6099" fo:font-weight="bold" officeooo:rsid="003f37ad" style:font-weight-asian="bold" style:font-weight-complex="bold"/>
    </style:style>
    <style:style style:name="T102" style:family="text">
      <style:text-properties fo:color="#2a6099" fo:font-weight="bold" officeooo:rsid="0046f83e" style:font-weight-asian="bold" style:font-weight-complex="bold"/>
    </style:style>
    <style:style style:name="T103" style:family="text">
      <style:text-properties fo:color="#2a6099" fo:font-weight="bold" officeooo:rsid="0048e5d8" style:font-weight-asian="bold" style:font-weight-complex="bold"/>
    </style:style>
    <style:style style:name="T104" style:family="text">
      <style:text-properties fo:color="#2a6099" fo:font-weight="bold" officeooo:rsid="0051dd2b" style:font-weight-asian="bold" style:font-weight-complex="bold"/>
    </style:style>
    <style:style style:name="T105" style:family="text">
      <style:text-properties fo:color="#2a6099" style:text-underline-style="none" fo:font-weight="bold" officeooo:rsid="0051dd2b" style:font-weight-asian="bold" style:font-weight-complex="bold"/>
    </style:style>
    <style:style style:name="T106" style:family="text">
      <style:text-properties fo:color="#2a6099" style:text-underline-style="none" fo:font-weight="bold" officeooo:rsid="006083af" style:font-weight-asian="bold" style:font-weight-complex="bold"/>
    </style:style>
    <style:style style:name="T107" style:family="text">
      <style:text-properties fo:color="#2a6099" style:text-underline-style="none" fo:font-weight="bold" officeooo:rsid="005ec6b2" style:font-weight-asian="bold" style:font-weight-complex="bold"/>
    </style:style>
    <style:style style:name="T108" style:family="text">
      <style:text-properties fo:color="#1e6a39" fo:font-weight="bold" style:font-weight-asian="bold" style:font-weight-complex="bold"/>
    </style:style>
    <style:style style:name="T109" style:family="text">
      <style:text-properties fo:color="#1e6a39" fo:font-weight="bold" officeooo:rsid="003e22f4" style:font-weight-asian="bold" style:font-weight-complex="bold"/>
    </style:style>
    <style:style style:name="T110" style:family="text">
      <style:text-properties fo:color="#1e6a39" fo:font-weight="bold" officeooo:rsid="003dd9b2" style:font-weight-asian="bold" style:font-weight-complex="bold"/>
    </style:style>
    <style:style style:name="T111" style:family="text">
      <style:text-properties fo:color="#1e6a39" fo:font-weight="bold" officeooo:rsid="003f37ad" style:font-weight-asian="bold" style:font-weight-complex="bold"/>
    </style:style>
    <style:style style:name="T112" style:family="text">
      <style:text-properties fo:color="#1e6a39" fo:font-weight="bold" officeooo:rsid="0041124e" style:font-weight-asian="bold" style:font-weight-complex="bold"/>
    </style:style>
    <style:style style:name="T113" style:family="text">
      <style:text-properties fo:color="#784b04" fo:font-weight="bold" style:font-weight-asian="bold" style:font-weight-complex="bold"/>
    </style:style>
    <style:style style:name="T114" style:family="text">
      <style:text-properties fo:color="#784b04" fo:font-weight="bold" officeooo:rsid="003281de" style:font-weight-asian="bold" style:font-weight-complex="bold"/>
    </style:style>
    <style:style style:name="T115" style:family="text">
      <style:text-properties fo:color="#706e0c" fo:font-weight="bold" officeooo:rsid="003f37ad" style:font-weight-asian="bold" style:font-weight-complex="bold"/>
    </style:style>
    <style:style style:name="T116" style:family="text">
      <style:text-properties fo:color="#706e0c" officeooo:rsid="003f37ad"/>
    </style:style>
    <style:style style:name="T117" style:family="text">
      <style:text-properties fo:color="#650953" fo:font-weight="bold" officeooo:rsid="003f37ad" style:font-weight-asian="bold" style:font-weight-complex="bold"/>
    </style:style>
    <style:style style:name="T118" style:family="text">
      <style:text-properties fo:color="#650953" fo:font-weight="bold" officeooo:rsid="005d98fb" style:font-weight-asian="bold" style:font-weight-complex="bold"/>
    </style:style>
    <style:style style:name="T119" style:family="text">
      <style:text-properties officeooo:rsid="00400c50"/>
    </style:style>
    <style:style style:name="T120" style:family="text">
      <style:text-properties officeooo:rsid="0041124e"/>
    </style:style>
    <style:style style:name="T121" style:family="text">
      <style:text-properties officeooo:rsid="0041f384"/>
    </style:style>
    <style:style style:name="T122" style:family="text">
      <style:text-properties officeooo:rsid="004309f6"/>
    </style:style>
    <style:style style:name="T123" style:family="text">
      <style:text-properties officeooo:rsid="0045053a"/>
    </style:style>
    <style:style style:name="T124" style:family="text">
      <style:text-properties fo:color="#158466" fo:font-weight="bold" style:font-weight-asian="bold" style:font-weight-complex="bold"/>
    </style:style>
    <style:style style:name="T125" style:family="text">
      <style:text-properties fo:color="#158466" fo:font-weight="bold" officeooo:rsid="0051dd2b" style:font-weight-asian="bold" style:font-weight-complex="bold"/>
    </style:style>
    <style:style style:name="T126" style:family="text">
      <style:text-properties fo:color="#158466" fo:font-weight="bold" officeooo:rsid="00734d31" style:font-weight-asian="bold" style:font-weight-complex="bold"/>
    </style:style>
    <style:style style:name="T127" style:family="text">
      <style:text-properties fo:color="#158466" fo:font-weight="bold" officeooo:rsid="0085f8b2" style:font-weight-asian="bold" style:font-weight-complex="bold"/>
    </style:style>
    <style:style style:name="T128" style:family="text">
      <style:text-properties fo:color="#158466" fo:font-weight="bold" officeooo:rsid="008825db" style:font-weight-asian="bold" style:font-weight-complex="bold"/>
    </style:style>
    <style:style style:name="T129" style:family="text">
      <style:text-properties fo:color="#158466" style:text-underline-style="none" fo:font-weight="bold" officeooo:rsid="0051dd2b" style:font-weight-asian="bold" style:font-weight-complex="bold"/>
    </style:style>
    <style:style style:name="T130" style:family="text">
      <style:text-properties fo:color="#55308d" fo:font-weight="bold" fo:background-color="#5eb91e" loext:char-shading-value="0" style:font-weight-asian="bold" style:font-weight-complex="bold"/>
    </style:style>
    <style:style style:name="T131" style:family="text">
      <style:text-properties fo:color="#55308d" fo:font-weight="bold" officeooo:rsid="002e9ee1" fo:background-color="#5eb91e" loext:char-shading-value="0" style:font-weight-asian="bold" style:font-weight-complex="bold"/>
    </style:style>
    <style:style style:name="T132" style:family="text">
      <style:text-properties fo:color="#55308d" fo:font-weight="bold" officeooo:rsid="0031d1b9" fo:background-color="#5eb91e" loext:char-shading-value="0" style:font-weight-asian="bold" style:font-weight-complex="bold"/>
    </style:style>
    <style:style style:name="T133" style:family="text">
      <style:text-properties fo:color="#55308d" fo:font-weight="bold" officeooo:rsid="0048e5d8" fo:background-color="#5eb91e" loext:char-shading-value="0" style:font-weight-asian="bold" style:font-weight-complex="bold"/>
    </style:style>
    <style:style style:name="T134" style:family="text">
      <style:text-properties fo:color="#55308d" fo:font-weight="bold" officeooo:rsid="004b0e9c" fo:background-color="#5eb91e" loext:char-shading-value="0" style:font-weight-asian="bold" style:font-weight-complex="bold"/>
    </style:style>
    <style:style style:name="T135" style:family="text">
      <style:text-properties fo:color="#55308d" fo:font-weight="bold" officeooo:rsid="003230db" style:font-weight-asian="bold" style:font-weight-complex="bold"/>
    </style:style>
    <style:style style:name="T136" style:family="text">
      <style:text-properties fo:color="#55308d" fo:font-weight="bold" officeooo:rsid="008825db" style:font-weight-asian="bold" style:font-weight-complex="bold"/>
    </style:style>
    <style:style style:name="T137" style:family="text">
      <style:text-properties fo:color="#55308d" fo:font-weight="bold" officeooo:rsid="008a3bf0" style:font-weight-asian="bold" style:font-weight-complex="bold"/>
    </style:style>
    <style:style style:name="T138" style:family="text">
      <style:text-properties fo:color="#55308d" fo:font-weight="normal" officeooo:rsid="0073b5ef" style:font-weight-asian="normal" style:font-weight-complex="normal"/>
    </style:style>
    <style:style style:name="T139" style:family="text">
      <style:text-properties fo:color="#55308d" officeooo:rsid="006fca6e"/>
    </style:style>
    <style:style style:name="T140" style:family="text">
      <style:text-properties officeooo:rsid="004a4923"/>
    </style:style>
    <style:style style:name="T141" style:family="text">
      <style:text-properties officeooo:rsid="004b0e9c"/>
    </style:style>
    <style:style style:name="T142" style:family="text">
      <style:text-properties fo:color="#ea7500" fo:font-weight="bold" style:font-weight-asian="bold" style:font-weight-complex="bold"/>
    </style:style>
    <style:style style:name="T143" style:family="text">
      <style:text-properties fo:color="#ea7500" fo:font-weight="bold" officeooo:rsid="004b0e9c" style:font-weight-asian="bold" style:font-weight-complex="bold"/>
    </style:style>
    <style:style style:name="T144" style:family="text">
      <style:text-properties fo:background-color="#729fcf" loext:char-shading-value="0"/>
    </style:style>
    <style:style style:name="T145" style:family="text">
      <style:text-properties officeooo:rsid="004ee0b2"/>
    </style:style>
    <style:style style:name="T146" style:family="text">
      <style:text-properties officeooo:rsid="00511a88"/>
    </style:style>
    <style:style style:name="T147" style:family="text">
      <style:text-properties officeooo:rsid="0051dd2b"/>
    </style:style>
    <style:style style:name="T148" style:family="text">
      <style:text-properties officeooo:rsid="00537968"/>
    </style:style>
    <style:style style:name="T149" style:family="text">
      <style:text-properties officeooo:rsid="005d98fb"/>
    </style:style>
    <style:style style:name="T150" style:family="text">
      <style:text-properties fo:color="#bf0041" style:text-underline-style="none" fo:font-weight="bold" officeooo:rsid="006083af" style:font-weight-asian="bold" style:font-weight-complex="bold"/>
    </style:style>
    <style:style style:name="T151" style:family="text">
      <style:text-properties fo:color="#bf0041" fo:font-weight="bold" officeooo:rsid="006f68ce" style:font-weight-asian="bold" style:font-weight-complex="bold"/>
    </style:style>
    <style:style style:name="T152" style:family="text">
      <style:text-properties fo:color="#bf0041" fo:font-weight="bold" officeooo:rsid="00734d31" style:font-weight-asian="bold" style:font-weight-complex="bold"/>
    </style:style>
    <style:style style:name="T153" style:family="text">
      <style:text-properties fo:color="#bf0041" fo:font-weight="bold" officeooo:rsid="0085f8b2" style:font-weight-asian="bold" style:font-weight-complex="bold"/>
    </style:style>
    <style:style style:name="T154" style:family="text">
      <style:text-properties officeooo:rsid="0062d1a3"/>
    </style:style>
    <style:style style:name="T155" style:family="text">
      <style:text-properties fo:font-style="italic" style:text-underline-style="none" officeooo:rsid="0062d1a3" fo:background-color="#b47804" loext:char-shading-value="0" style:font-style-asian="italic" style:font-style-complex="italic"/>
    </style:style>
    <style:style style:name="T156" style:family="text">
      <style:text-properties officeooo:rsid="006c26ca"/>
    </style:style>
    <style:style style:name="T157" style:family="text">
      <style:text-properties officeooo:rsid="006cf3c4"/>
    </style:style>
    <style:style style:name="T158" style:family="text">
      <style:text-properties officeooo:rsid="006dd593"/>
    </style:style>
    <style:style style:name="T159" style:family="text">
      <style:text-properties officeooo:rsid="006f68ce"/>
    </style:style>
    <style:style style:name="T160" style:family="text">
      <style:text-properties officeooo:rsid="006fca6e"/>
    </style:style>
    <style:style style:name="T161" style:family="text">
      <style:text-properties fo:color="#b47804" fo:font-weight="bold" officeooo:rsid="006f68ce" style:font-weight-asian="bold" style:font-weight-complex="bold"/>
    </style:style>
    <style:style style:name="T162" style:family="text">
      <style:text-properties officeooo:rsid="00734d31"/>
    </style:style>
    <style:style style:name="T163" style:family="text">
      <style:text-properties fo:color="#5983b0" fo:font-weight="bold" officeooo:rsid="00734d31" style:font-weight-asian="bold" style:font-weight-complex="bold"/>
    </style:style>
    <style:style style:name="T164" style:family="text">
      <style:text-properties fo:color="#5983b0" fo:font-weight="bold" officeooo:rsid="006fca6e" style:font-weight-asian="bold" style:font-weight-complex="bold"/>
    </style:style>
    <style:style style:name="T165" style:family="text">
      <style:text-properties fo:color="#5983b0" fo:font-weight="bold" officeooo:rsid="0073b5ef" style:font-weight-asian="bold" style:font-weight-complex="bold"/>
    </style:style>
    <style:style style:name="T166" style:family="text">
      <style:text-properties fo:color="#5b277d" fo:font-weight="bold" officeooo:rsid="006f68ce" style:font-weight-asian="bold" style:font-weight-complex="bold"/>
    </style:style>
    <style:style style:name="T167" style:family="text">
      <style:text-properties fo:background-color="#158466" loext:char-shading-value="0"/>
    </style:style>
    <style:style style:name="T168" style:family="text">
      <style:text-properties officeooo:rsid="0073b5ef"/>
    </style:style>
    <style:style style:name="T169" style:family="text">
      <style:text-properties officeooo:rsid="00750cb3"/>
    </style:style>
    <style:style style:name="T170" style:family="text">
      <style:text-properties fo:color="#3465a4" fo:font-weight="bold" style:font-weight-asian="bold" style:font-weight-complex="bold"/>
    </style:style>
    <style:style style:name="T171" style:family="text">
      <style:text-properties officeooo:rsid="007651b8"/>
    </style:style>
    <style:style style:name="T172" style:family="text">
      <style:text-properties officeooo:rsid="0077251a"/>
    </style:style>
    <style:style style:name="T173" style:family="text">
      <style:text-properties officeooo:rsid="0079b234"/>
    </style:style>
    <style:style style:name="T174" style:family="text">
      <style:text-properties officeooo:rsid="007abe55"/>
    </style:style>
    <style:style style:name="T175" style:family="text">
      <style:text-properties officeooo:rsid="007cba6e"/>
    </style:style>
    <style:style style:name="T176" style:family="text">
      <style:text-properties officeooo:rsid="007d81ab"/>
    </style:style>
    <style:style style:name="T177" style:family="text">
      <style:text-properties officeooo:rsid="007f4858"/>
    </style:style>
    <style:style style:name="T178" style:family="text">
      <style:text-properties officeooo:rsid="007f72b5"/>
    </style:style>
    <style:style style:name="T179" style:family="text">
      <style:text-properties officeooo:rsid="0085f8b2"/>
    </style:style>
    <style:style style:name="T180" style:family="text">
      <style:text-properties fo:color="#8d1d75" fo:font-weight="bold" officeooo:rsid="0085f8b2" style:font-weight-asian="bold" style:font-weight-complex="bold"/>
    </style:style>
    <style:style style:name="T181" style:family="text">
      <style:text-properties officeooo:rsid="0089f0e7"/>
    </style:style>
    <style:style style:name="T182" style:family="text">
      <style:text-properties style:use-window-font-color="true" fo:font-weight="bold" officeooo:rsid="0089f0e7" fo:background-color="transparent" loext:char-shading-value="0" style:font-weight-asian="bold" style:font-weight-complex="bold"/>
    </style:style>
    <style:style style:name="T183" style:family="text">
      <style:text-properties style:use-window-font-color="true" fo:font-weight="bold" officeooo:rsid="0077251a" fo:background-color="transparent" loext:char-shading-value="0" style:font-weight-asian="bold" style:font-weight-complex="bold"/>
    </style:style>
    <style:style style:name="T184" style:family="text">
      <style:text-properties officeooo:rsid="008a3bf0"/>
    </style:style>
    <style:style style:name="T185" style:family="text">
      <style:text-properties officeooo:rsid="008c9cb1"/>
    </style:style>
    <style:style style:name="T186" style:family="text">
      <style:text-properties fo:color="#ff0000" style:text-underline-style="none" fo:font-weight="bold" officeooo:rsid="008e72d9" style:font-weight-asian="bold" style:font-weight-complex="bold"/>
    </style:style>
    <style:style style:name="T187" style:family="text">
      <style:text-properties fo:color="#ff0000" fo:font-weight="bold" style:font-weight-asian="bold" style:font-weight-complex="bold"/>
    </style:style>
    <style:style style:name="T188" style:family="text">
      <style:text-properties fo:color="#000000" fo:font-size="10pt" fo:font-weight="bold" style:font-size-asian="10pt" style:font-weight-asian="bold" style:font-size-complex="10pt" style:font-weight-complex="bold"/>
    </style:style>
    <style:style style:name="T189" style:family="text">
      <style:text-properties fo:color="#780373" fo:font-weight="bold" style:font-weight-asian="bold" style:font-weight-complex="bold"/>
    </style:style>
    <style:style style:name="T190" style:family="text">
      <style:text-properties fo:color="#706e0c" fo:font-weight="bold" style:font-weight-asian="bold" style:font-weight-complex="bold"/>
    </style:style>
    <style:style style:name="T191" style:family="text">
      <style:text-properties fo:color="#c9211e"/>
    </style:style>
    <style:style style:name="T192" style:family="text">
      <style:text-properties fo:color="#800080" fo:font-weight="bold" style:font-weight-asian="bold" style:font-weight-complex="bold"/>
    </style:style>
    <style:style style:name="T193" style:family="text">
      <style:text-properties fo:color="#000000"/>
    </style:style>
    <style:style style:name="T194" style:family="text">
      <style:text-properties fo:color="#168253" fo:font-weight="bold" style:font-weight-asian="bold" style:font-weight-complex="bold"/>
    </style:style>
    <style:style style:name="T195" style:family="text">
      <style:text-properties fo:color="#168253"/>
    </style:style>
    <style:style style:name="T196" style:family="text">
      <style:text-properties fo:color="#55308d" fo:font-weight="bold" style:font-weight-asian="bold" style:font-weight-complex="bold"/>
    </style:style>
    <style:style style:name="T197" style:family="text">
      <style:text-properties fo:color="#000000" fo:font-weight="bold" fo:background-color="transparent" style:font-weight-asian="bold" style:font-weight-complex="bold"/>
    </style:style>
    <style:style style:name="T198" style:family="text">
      <style:text-properties fo:color="#224b12" fo:font-weight="bold" style:font-weight-asian="bold" style:font-weight-complex="bold"/>
    </style:style>
    <style:style style:name="T199" style:family="text">
      <style:text-properties fo:color="#158466"/>
    </style:style>
    <style:style style:name="T200" style:family="text">
      <style:text-properties fo:color="#55308d" fo:font-style="italic" fo:font-weight="bold" style:font-style-asian="italic" style:font-weight-asian="bold" style:font-style-complex="italic" style:font-weight-complex="bold"/>
    </style:style>
    <style:style style:name="T201" style:family="text">
      <style:text-properties fo:color="#780373" fo:font-size="12pt" fo:font-weight="bold" style:font-weight-asian="bold" style:font-weight-complex="bold"/>
    </style:style>
    <style:style style:name="T202" style:family="text">
      <style:text-properties fo:font-size="12pt"/>
    </style:style>
    <style:style style:name="T203" style:family="text">
      <style:text-properties fo:color="#808080" fo:font-weight="bold" style:font-weight-asian="bold" style:font-weight-complex="bold"/>
    </style:style>
    <style:style style:name="T204" style:family="text">
      <style:text-properties fo:color="#b47804" fo:font-weight="bold" style:font-weight-asian="bold" style:font-weight-complex="bold"/>
    </style:style>
    <style:style style:name="T205" style:family="text">
      <style:text-properties fo:color="#999999" fo:font-weight="bold" style:font-weight-asian="bold" style:font-weight-complex="bold"/>
    </style:style>
    <style:style style:name="T206" style:family="text">
      <style:text-properties fo:color="#ff8000" fo:font-weight="bold" fo:background-color="transparent" style:font-weight-asian="bold" style:font-weight-complex="bold"/>
    </style: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203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85cm" fo:min-width="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219cm" fo:min-width="4.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399cm" fo:min-width="1.536cm"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82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5.662cm" fo:min-width="0.37cm"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3.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999999" draw:textarea-horizontal-align="justify" draw:textarea-vertical-align="middle" draw:auto-grow-height="false" fo:min-height="6.085cm" fo:min-width="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17.5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999999" draw:textarea-horizontal-align="justify" draw:textarea-vertical-align="middle" draw:auto-grow-height="false" fo:min-height="9.022cm" fo:min-width="7.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dddddd" draw:textarea-horizontal-align="justify" draw:textarea-vertical-align="middle" draw:auto-grow-height="false" fo:min-height="24.786cm" fo:min-width="15.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9.7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cccccc" draw:fill-color="#dddddd" draw:textarea-horizontal-align="justify" draw:textarea-vertical-align="middle" draw:auto-grow-height="false" fo:min-height="16.484cm" fo:min-width="16.4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5.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ffffff" draw:textarea-horizontal-align="justify" draw:textarea-vertical-align="middle" draw:auto-grow-height="false" fo:min-height="3.239cm" fo:min-width="8.333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fill="solid" draw:fill-color="#999999" draw:textarea-horizontal-align="justify" draw:textarea-vertical-align="middle" draw:auto-grow-height="false" fo:min-height="1.138cm" fo:min-width="5.556cm" style:run-through="foreground"/>
    </style:style>
    <style:style style:name="gr30" style:family="graphic">
      <style:graphic-properties draw:textarea-horizontal-align="justify" draw:textarea-vertical-align="middle" draw:auto-grow-height="false" fo:min-height="0.635cm" fo:min-width="0.635cm" style:run-through="foreground"/>
    </style:style>
    <style:style style:name="gr31" style:family="graphic">
      <style:graphic-properties draw:fill-color="#158466" draw:textarea-horizontal-align="justify" draw:textarea-vertical-align="middle" draw:auto-grow-height="false" fo:min-height="0.635cm" fo:min-width="0.635cm" style:run-through="foreground"/>
    </style:style>
    <style:style style:name="gr3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textarea-horizontal-align="justify" draw:textarea-vertical-align="middle" draw:auto-grow-height="false" fo:min-height="2.773cm" fo:min-width="8.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101cm" svg:stroke-color="#999999"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color="#000000" draw:fill="none" draw:fill-color="#ffffff" fo:min-height="3.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width="0.101cm" svg:stroke-color="#999999" draw:marker-start-width="0.503cm" draw:marker-end="Arrow" draw:marker-end-width="0.326cm" draw:fill-color="#f10d0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width="0.101cm" svg:stroke-color="#80008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width="0.101cm" svg:stroke-color="#8d1d75"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fill-color="#706e0c" draw:textarea-horizontal-align="justify" draw:textarea-vertical-align="middle" draw:auto-grow-height="false" fo:min-height="0.716cm" fo:min-width="1.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textarea-horizontal-align="justify" draw:textarea-vertical-align="middle" draw:auto-grow-height="false" fo:min-height="4.18cm" fo:min-width="4.18cm" style:run-through="foreground"/>
    </style:style>
    <style:style style:name="gr43" style:family="graphic">
      <style:graphic-properties draw:stroke="none" svg:stroke-color="#000000" draw:fill="none" draw:fill-color="#ffffff" fo:min-height="1.111cm" style:run-through="foreground"/>
      <style:paragraph-properties style:writing-mode="lr-tb"/>
    </style:style>
    <style:style style:name="gr44" style:family="graphic">
      <style:graphic-properties draw:textarea-horizontal-align="justify" draw:textarea-vertical-align="middle" draw:auto-grow-height="false" fo:min-height="1.219cm" fo:min-width="3.653cm" style:run-through="foreground"/>
    </style:style>
    <style:style style:name="gr45" style:family="graphic">
      <style:graphic-properties draw:stroke="none" svg:stroke-color="#000000" draw:fill="none" draw:fill-color="#ffffff" fo:min-height="0.873cm" style:run-through="foreground"/>
      <style:paragraph-properties style:writing-mode="lr-tb"/>
    </style:style>
    <style:style style:name="gr46" style:family="graphic">
      <style:graphic-properties draw:textarea-horizontal-align="justify" draw:textarea-vertical-align="middle" draw:auto-grow-height="false" fo:min-height="1.773cm" fo:min-width="5.662cm" style:run-through="foreground"/>
    </style:style>
    <style:style style:name="gr47" style:family="graphic">
      <style:graphic-properties draw:textarea-horizontal-align="justify" draw:textarea-vertical-align="middle" draw:auto-grow-height="false" fo:min-height="5.662cm" fo:min-width="0.37cm" style:run-through="foreground"/>
    </style:style>
    <style:style style:name="gr48" style:family="graphic">
      <style:graphic-properties draw:stroke="none" svg:stroke-color="#000000" draw:fill="none" draw:fill-color="#ffffff" fo:min-height="0.82cm" style:run-through="foreground"/>
      <style:paragraph-properties style:writing-mode="lr-tb"/>
    </style:style>
    <style:style style:name="gr49" style:family="graphic">
      <style:graphic-properties draw:textarea-horizontal-align="justify" draw:textarea-vertical-align="middle" draw:auto-grow-height="false" fo:min-height="0.399cm" fo:min-width="1.536cm" style:run-through="foreground"/>
    </style:style>
    <style:style style:name="gr50" style:family="graphic">
      <style:graphic-properties draw:marker-start="Arrow" draw:marker-start-width="0.176cm" draw:marker-end="Arrow" draw:marker-end-width="0.176cm" draw:textarea-horizontal-align="center" draw:textarea-vertical-align="middle" style:run-through="foreground"/>
    </style:style>
    <style:style style:name="gr51" style:family="graphic">
      <style:graphic-properties draw:stroke="none" svg:stroke-color="#000000" draw:fill="none" draw:fill-color="#ffffff" fo:min-height="2.923cm" style:run-through="foreground"/>
      <style:paragraph-properties style:writing-mode="lr-tb"/>
    </style:style>
    <style:style style:name="gr52" style:family="graphic">
      <style:graphic-properties draw:stroke="none" svg:stroke-color="#000000" draw:fill="none" draw:fill-color="#ffffff" fo:min-height="3.519cm" style:run-through="foreground"/>
      <style:paragraph-properties style:writing-mode="lr-tb"/>
    </style:style>
    <style:style style:name="gr53" style:family="graphic">
      <style:graphic-properties draw:textarea-horizontal-align="justify" draw:textarea-vertical-align="middle" draw:auto-grow-height="false" fo:min-height="4.905cm" fo:min-width="6.6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H2O Beaken<text:span text:style-name="T176">s</text:span> definition</text:p>
      <text:p text:style-name="P1"/>
      <text:p text:style-name="P12">1. Introduction</text:p>
      <text:p text:style-name="P12"/>
      <text:p text:style-name="P3">Beakens are assumed to be some reference point for technical adjustment of a process which controls this manner 2 things or more features.</text:p>
      <text:p text:style-name="P3">The first 2 approached are possible to implement.</text:p>
      <text:p text:style-name="P3">→ H2O irrigation of the land.</text:p>
      <text:p text:style-name="P3">→ H2O Energy consumption gas.</text:p>
      <text:p text:style-name="P20"><text:span text:style-name="T18">→</text:span><text:span text:style-name="T19"> </text:span><text:span text:style-name="T8">Plankton control, bread plankton at border of Beaken</text:span><text:span text:style-name="T15">s</text:span><text:span text:style-name="T8">.</text:span></text:p>
      <text:p text:style-name="P10"><text:span text:style-name="T32">→ Beaken</text:span><text:span text:style-name="T33">s</text:span><text:span text:style-name="T32"> provision (check provision and load/unload area) + debarking area. </text:span></text:p>
      <text:p text:style-name="P12"/>
      <text:p text:style-name="P12">2. Approach</text:p>
      <text:p text:style-name="P12"/>
      <text:p text:style-name="P4"><text:span text:style-name="T35">Beakers</text:span> have to be filled in location of harbour <text:span text:style-name="T34">to put reservoir in place,</text:span></text:p>
      <text:p text:style-name="P22"><text:span text:style-name="T10">c</text:span><text:span text:style-name="T11">an be dragged to the docking platform, where attached. </text:span></text:p>
      <text:p text:style-name="P6"/>
      <text:p text:style-name="P22"><text:span text:style-name="T11">This with 2 </text:span><text:span text:style-name="T9">batteries</text:span><text:span text:style-name="T11">:</text:span></text:p>
      <text:p text:style-name="P21"><text:span text:style-name="T9">1 - Level batteries </text:span><text:span text:style-name="T10">to level the reservoir holder.</text:span></text:p>
      <text:p text:style-name="P21"><text:span text:style-name="T9">2 – </text:span><text:span text:style-name="T10">Measure batteries and energies connection.</text:span></text:p>
      <text:p text:style-name="P23"><text:span text:style-name="T12">3</text:span><text:span text:style-name="T9"> – </text:span><text:span text:style-name="T12">Battery level must be full before drift level has to be adjusted</text:span></text:p>
      <text:p text:style-name="P22"><text:span text:style-name="T12">4</text:span><text:span text:style-name="T9"> – </text:span><text:span text:style-name="T10">Regeneration of the power with current sources.</text:span></text:p>
      <text:p text:style-name="P7"/>
      <text:p text:style-name="P11"><text:span text:style-name="T1">3. H</text:span><text:span text:style-name="T3">ardware</text:span><text:span text:style-name="T1"> approach </text:span><text:span text:style-name="T2">mini model</text:span></text:p>
      <text:p text:style-name="P12"/>
      <text:p text:style-name="P5">1 – Schematics drifter</text:p>
      <text:p text:style-name="P5"/>
      <text:p text:style-name="P5">2 – Sc<text:span text:style-name="T94">h</text:span>ematics platform connection</text:p>
      <text:p text:style-name="P12"/>
      <text:p text:style-name="P5">3 – Irrigation schematics</text:p>
      <text:p text:style-name="P5"/>
      <text:p text:style-name="P5">4 – Attached environment schematics</text:p>
      <text:p text:style-name="P5"/>
      <text:p text:style-name="P5">→ (To be mille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text:span text:style-name="T18">4. <text:s/></text:span><text:span text:style-name="T20">Hardware map general with software elements</text:span></text:p>
      <text:p text:style-name="P12"><draw:g text:anchor-type="paragraph" draw:z-index="1" draw:name="Shape1" draw:style-name="gr28"><draw:custom-shape draw:name="Shape1" draw:style-name="gr47" svg:width="0.371cm" svg:height="5.663cm" svg:x="14.665cm" svg:y="0.333cm"><text:p/><draw:enhanced-geometry svg:viewBox="0 0 21600 21600" draw:type="rectangle" draw:enhanced-path="M 0 0 L 21600 0 21600 21600 0 21600 0 0 Z N"/></draw:custom-shape><draw:frame draw:name="Shape3" draw:style-name="gr48" draw:text-style-name="P152" svg:width="1.165cm" svg:height="0.821cm" svg:x="12.946cm" svg:y="-0.261cm"><draw:text-box><text:p><text:span text:style-name="T1">Start</text:span></text:p></draw:text-box></draw:frame><draw:frame draw:name="Shape3_0" draw:style-name="gr48" draw:text-style-name="P152" svg:width="1.138cm" svg:height="0.821cm" svg:x="13.316cm" svg:y="4.944cm"><draw:text-box><text:p><text:span text:style-name="T1">Stop</text:span></text:p></draw:text-box></draw:frame><draw:custom-shape draw:name="Shape4" draw:style-name="gr49" draw:text-style-name="P155" svg:width="1.537cm" svg:height="0.399cm" svg:x="14.163cm" svg:y="0.949cm"><text:p/><draw:enhanced-geometry svg:viewBox="0 0 21600 21600" draw:type="rectangle" draw:enhanced-path="M 0 0 L 21600 0 21600 21600 0 21600 0 0 Z N"/></draw:custom-shape><draw:line draw:name="Shape6" draw:style-name="gr50" draw:text-style-name="P154" svg:x1="15.935cm" svg:y1="6.102cm" svg:x2="15.961cm" svg:y2="0.175cm"><text:p/></draw:line><draw:frame draw:name="Shape5" draw:style-name="gr51" draw:text-style-name="P156" svg:width="1.773cm" svg:height="2.924cm" svg:x="16.676cm" svg:y="1.663cm"><draw:text-box><text:p>Process</text:p><text:p>Location</text:p><text:p/><text:p><text:span text:style-name="T82">Delta process location</text:span></text:p></draw:text-box></draw:frame><draw:frame draw:name="Shape7" draw:style-name="gr52" draw:text-style-name="P156" svg:width="4.552cm" svg:height="3.52cm" svg:x="8.527cm" svg:y="0.764cm"><draw:text-box><text:p><text:span text:style-name="T204">A) Main process control</text:span></text:p><text:p>Is controlled with some config file (back and forth) to reach demand of output</text:p></draw:text-box></draw:frame></draw:g></text:p>
      <text:p text:style-name="P12"/>
      <text:p text:style-name="P12"/>
      <text:p text:style-name="P12"/>
      <text:p text:style-name="P12"><text:tab/><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4" draw:name="Shape2" draw:style-name="gr28"><draw:custom-shape draw:name="Shape10" draw:style-name="gr44" svg:width="3.784cm" svg:height="1.35cm" svg:x="-0.443cm" svg:y="0.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1" draw:style-name="gr45" draw:text-style-name="P170" svg:width="2.938cm" svg:height="0.874cm" svg:x="-0.02cm" svg:y="0.703cm"><draw:text-box><text:p><text:span text:style-name="T206">Universal box</text:span></text:p></draw:text-box></draw:frame></draw:g><draw:g text:anchor-type="paragraph" draw:z-index="5" draw:name="Shape8" draw:style-name="gr28"><draw:custom-shape draw:name="Shape10" draw:style-name="gr44" svg:width="3.784cm" svg:height="1.35cm" svg:x="3.711cm" svg:y="0.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1" draw:style-name="gr45" draw:text-style-name="P170" svg:width="2.938cm" svg:height="0.874cm" svg:x="4.134cm" svg:y="0.756cm"><draw:text-box><text:p><text:span text:style-name="T206">Universal box</text:span></text:p></draw:text-box></draw:frame></draw:g><draw:g text:anchor-type="paragraph" draw:z-index="6" draw:name="Shape9" draw:style-name="gr28"><draw:custom-shape draw:name="Shape10" draw:style-name="gr44" svg:width="3.784cm" svg:height="1.35cm" svg:x="7.918cm" svg:y="0.3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1" draw:style-name="gr45" draw:text-style-name="P170" svg:width="2.938cm" svg:height="0.874cm" svg:x="8.341cm" svg:y="0.82cm"><draw:text-box><text:p><text:span text:style-name="T206">Universal box</text:span></text:p></draw:text-box></draw:frame></draw:g></text:p>
      <text:p text:style-name="P12"/>
      <text:p text:style-name="P12"><draw:custom-shape text:anchor-type="paragraph" draw:z-index="7" draw:name="Shape12" draw:style-name="gr41" draw:text-style-name="P168" svg:width="1.086cm" svg:height="0.795cm" svg:x="0.695cm" svg:y="0.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2_0" draw:style-name="gr41" draw:text-style-name="P168" svg:width="1.086cm" svg:height="0.795cm" svg:x="0.695cm" svg:y="0.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2_1" draw:style-name="gr41" draw:text-style-name="P168" svg:width="1.086cm" svg:height="0.795cm" svg:x="0.695cm" svg:y="0.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2_2" draw:style-name="gr41" draw:text-style-name="P168" svg:width="1.086cm" svg:height="0.795cm" svg:x="0.695cm" svg:y="0.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2_4" draw:style-name="gr41" draw:text-style-name="P168" svg:width="1.086cm" svg:height="0.795cm" svg:x="4.955cm" svg:y="0.3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custom-shape text:anchor-type="paragraph" draw:z-index="11" draw:name="Shape12_3" draw:style-name="gr41" draw:text-style-name="P168" svg:width="1.086cm" svg:height="0.795cm" svg:x="9.4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line text:anchor-type="paragraph" draw:z-index="16" draw:name="Shape13" draw:style-name="gr39" draw:text-style-name="P154" svg:x1="10.008cm" svg:y1="0.344cm" svg:x2="13.712cm" svg:y2="4.175cm"><text:p/></draw:line><draw:line text:anchor-type="paragraph" draw:z-index="17" draw:name="Shape14" draw:style-name="gr40" draw:text-style-name="P154" svg:x1="5.669cm" svg:y1="0.212cm" svg:x2="13.712cm" svg:y2="4.525cm"><text:p/></draw:line><draw:line text:anchor-type="paragraph" draw:z-index="18" draw:name="Shape14_0" draw:style-name="gr39" draw:text-style-name="P154" svg:x1="1.198cm" svg:y1="0.159cm" svg:x2="13.66cm" svg:y2="9.975cm"><text:p/></draw:line><draw:line text:anchor-type="paragraph" draw:z-index="19" draw:name="Shape15" draw:style-name="gr38" draw:text-style-name="P167" svg:x1="1.065cm" svg:y1="5.08cm" svg:x2="1.065cm" svg:y2="0.159cm"><text:p/></draw:line><draw:line text:anchor-type="paragraph" draw:z-index="20" draw:name="Shape16" draw:style-name="gr34" draw:text-style-name="P154" svg:x1="2.706cm" svg:y1="5.08cm" svg:x2="5.484cm" svg:y2="0.212cm"><text:p/></draw:line><draw:line text:anchor-type="paragraph" draw:z-index="21" draw:name="Shape17" draw:style-name="gr34" draw:text-style-name="P154" svg:x1="4.584cm" svg:y1="5.08cm" svg:x2="9.849cm" svg:y2="0.344cm"><text:p/></draw:line></text:p>
      <text:p text:style-name="P12"/>
      <text:p text:style-name="P12"><draw:g text:anchor-type="paragraph" draw:z-index="3" draw:name="Shape18" draw:style-name="gr28"><draw:custom-shape draw:name="Shape9" draw:style-name="gr42" draw:text-style-name="P154" svg:width="4.181cm" svg:height="4.181cm" svg:x="14.083cm" svg:y="0.402cm"><text:p/><draw:enhanced-geometry svg:viewBox="0 0 21600 21600" draw:type="rectangle" draw:enhanced-path="M 0 0 L 21600 0 21600 21600 0 21600 0 0 Z N"/></draw:custom-shape><draw:frame draw:name="Shape2_0" draw:style-name="gr43" draw:text-style-name="P169" svg:width="3.917cm" svg:height="1.112cm" svg:x="14.348cm" svg:y="2.09cm"><draw:text-box><text:p><text:span text:style-name="T82">Grafical interface meausre de</text:span></text:p></draw:text-box></draw:frame></draw:g></text:p>
      <text:p text:style-name="P40"/>
      <text:p text:style-name="P12"/>
      <text:p text:style-name="P12"/>
      <text:p text:style-name="P12"><draw:frame text:anchor-type="paragraph" draw:z-index="22" draw:name="Shape18" draw:style-name="gr37" draw:text-style-name="P166" svg:width="3.731cm" svg:height="0.821cm" svg:x="6.939cm" svg:y="0.175cm"><draw:text-box><text:p><text:span text:style-name="T205">Neutral commands</text:span></text:p></draw:text-box></draw:frame></text:p>
      <text:p text:style-name="P12"/>
      <text:p text:style-name="P12"><draw:custom-shape text:anchor-type="paragraph" draw:z-index="13" draw:name="Shape12_5" draw:style-name="gr41" draw:text-style-name="P168" svg:width="1.086cm" svg:height="0.795cm" svg:x="13.712cm" svg:y="0.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line text:anchor-type="paragraph" draw:z-index="24" draw:name="Shape17_0" draw:style-name="gr34" draw:text-style-name="P154" svg:x1="5.352cm" svg:y1="1.678cm" svg:x2="13.792cm" svg:y2="0.434cm"><text:p/></draw:line><draw:line text:anchor-type="paragraph" draw:z-index="25" draw:name="Shape17_1" draw:style-name="gr34" draw:text-style-name="P154" svg:x1="5.352cm" svg:y1="1.678cm" svg:x2="13.792cm" svg:y2="0.434cm"><text:p/></draw:line></text:p>
      <text:p text:style-name="P12"><draw:g text:anchor-type="paragraph" draw:z-index="2" draw:name="Shape19" draw:style-name="gr28"><draw:custom-shape draw:name="Shape8" draw:style-name="gr46" draw:text-style-name="P154" svg:width="5.663cm" svg:height="1.773cm" svg:x="-0.31cm" svg:y="0.212cm"><text:p/><draw:enhanced-geometry svg:viewBox="0 0 21600 21600" draw:type="rectangle" draw:enhanced-path="M 0 0 L 21600 0 21600 21600 0 21600 0 0 Z N"/></draw:custom-shape><draw:frame draw:name="Shape2" draw:style-name="gr43" draw:text-style-name="P169" svg:width="3.917cm" svg:height="1.112cm" svg:x="0.722cm" svg:y="0.873cm"><draw:text-box><text:p><text:span text:style-name="T82">H2O Framework</text:span></text:p></draw:text-box></draw:frame></draw:g></text:p>
      <text:p text:style-name="P12"/>
      <text:p text:style-name="P12"><draw:line text:anchor-type="paragraph" draw:z-index="27" draw:name="Shape17_2" draw:style-name="gr34" draw:text-style-name="P154" svg:x1="5.352cm" svg:y1="0.217cm" svg:x2="13.66cm" svg:y2="4.265cm"><text:p/></draw:line></text:p>
      <text:p text:style-name="P12"><draw:g text:anchor-type="paragraph" draw:z-index="14" draw:name="Shape20" draw:style-name="gr28"><draw:custom-shape draw:name="Shape9" draw:style-name="gr42" draw:text-style-name="P154" svg:width="4.181cm" svg:height="4.181cm" svg:x="14.189cm" svg:y="0.418cm"><text:p/><draw:enhanced-geometry svg:viewBox="0 0 21600 21600" draw:type="rectangle" draw:enhanced-path="M 0 0 L 21600 0 21600 21600 0 21600 0 0 Z N"/></draw:custom-shape><draw:frame draw:name="Shape2_0" draw:style-name="gr43" draw:text-style-name="P169" svg:width="3.917cm" svg:height="1.112cm" svg:x="14.454cm" svg:y="2.106cm"><draw:text-box><text:p><text:span text:style-name="T82">Grafical interface</text:span></text:p></draw:text-box></draw:frame></draw:g></text:p>
      <text:p text:style-name="P12"><draw:frame text:anchor-type="paragraph" draw:z-index="23" draw:name="Shape19" draw:style-name="gr36" draw:text-style-name="P165" svg:width="4.049cm" svg:height="0.927cm" svg:x="10.458cm" svg:y="0.143cm"><draw:text-box><text:p><text:span text:style-name="T189">Real time interface</text:span></text:p></draw:text-box></draw:frame></text:p>
      <text:p text:style-name="P12"><draw:frame text:anchor-type="paragraph" draw:z-index="26" draw:name="Shape7_0" draw:style-name="gr35" draw:text-style-name="P156" svg:width="4.552cm" svg:height="3.52cm" svg:x="-0.31cm" svg:y="0.139cm"><draw:text-box><text:p><text:span text:style-name="T204">B) Infrastructure process control</text:span></text:p><text:p>Is controlled with some config file (back and forth) to reach demand of output.</text:p></draw:text-box></draw:frame></text:p>
      <text:p text:style-name="P12"/>
      <text:p text:style-name="P12"/>
      <text:p text:style-name="P12"/>
      <text:p text:style-name="P12"><draw:custom-shape text:anchor-type="paragraph" draw:z-index="15" draw:name="Shape12_6" draw:style-name="gr41" draw:text-style-name="P168" svg:width="1.086cm" svg:height="0.795cm" svg:x="13.66cm" svg:y="0.2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5. Configuration driven approach</text:p>
      <text:p text:style-name="P12"/>
      <text:p text:style-name="P24"><text:span text:style-name="T37">Main process control </text:span><text:span text:style-name="T38">form start till stop</text:span><text:span text:style-name="T37"> </text:span><text:span text:style-name="T91">A</text:span><text:span text:style-name="T37"> in previous step can be controlled with </text:span><text:span text:style-name="T38">config </text:span><text:span text:style-name="T37">files,</text:span></text:p>
      <text:p text:style-name="P37"><text:span text:style-name="T37">t</text:span><text:span text:style-name="T36">his according state of the process with all measure equipment included or just for one measure equipment. This to set the state in the process. F</text:span><text:span text:style-name="T39">r</text:span><text:span text:style-name="T36">om stop still start (back and forth).</text:span></text:p>
      <text:p text:style-name="P41"/>
      <text:p text:style-name="P38"><text:soft-page-break/><text:span text:style-name="T36">The graphical interfaces are programmed to feedback the out of tolerances in the graphical user interface. When reached this can be done over the neutral command interface. Also supporting the graphical interface. This in </text:span><text:span text:style-name="T77">optional command to report the out of bounce</text:span><text:span text:style-name="T36"> between certain tolerances.</text:span></text:p>
      <text:p text:style-name="P43"/>
      <text:p text:style-name="P38"><text:span text:style-name="T36">In the neutral command interface we have also a </text:span><text:span text:style-name="T77">optional command which contains a socket switch</text:span><text:span text:style-name="T36">.</text:span></text:p>
      <text:p text:style-name="P43">This when server is down and measure equipment has to be taken over.</text:p>
      <text:p text:style-name="P39"><text:span text:style-name="T36">The second </text:span><text:span text:style-name="T77">optional command is holding the real time data input</text:span><text:span text:style-name="T36">, this comes form the measure equipment.</text:span></text:p>
      <text:p text:style-name="P43"/>
      <text:p text:style-name="P25"><text:span text:style-name="T40">In the neutral command interface the </text:span><text:span text:style-name="T78">procedure</text:span><text:span text:style-name="T40"> section can be </text:span><text:span text:style-name="T78">pre compiled and plugged in into</text:span><text:span text:style-name="T40"> the neutral access of the commands. This to update the procedure while active with certain measure equipment. (Should be done in test case area before updated into the real time environment).</text:span></text:p>
      <text:p text:style-name="P44"/>
      <text:p text:style-name="P41"/>
      <text:p text:style-name="P41"/>
      <text:p text:style-name="P45"/>
      <text:p text:style-name="P41"/>
      <text:p text:style-name="P42"><text:span text:style-name="T92">In the neutral command interface the </text:span><text:span text:style-name="T81">procedure</text:span><text:span text:style-name="T92"> section can be </text:span><text:span text:style-name="T81">pre compiled and plugged in into</text:span><text:span text:style-name="T92"> the neutral access of the commands. This to update the procedure while active with certain measure equipment. (Should be done in test case area before updated into the real time environment).</text:span></text:p>
      <text:p text:style-name="P42"/>
      <text:p text:style-name="P26"><text:span text:style-name="T79">Dimensions for the graphical user interface and layout</text:span><text:span text:style-name="T41"> which define the amount of measure equipment. Tolerances according measure equipment and combined measure equipment.</text:span></text:p>
      <text:p text:style-name="P45"/>
      <text:p text:style-name="P26"><text:span text:style-name="T79">Timing of the systems to make <text:s/></text:span><text:span text:style-name="T41">equal which define the amount of measure equipment. Tolerances according measure equipment and combined measure equipment.</text:span></text:p>
      <text:p text:style-name="P45"/>
      <text:p text:style-name="P27"><text:span text:style-name="T80">Optional command to update the configuration file for the graphical user interfaces</text:span><text:span text:style-name="T89"> </text:span><text:span text:style-name="T41">equal which define the amount of measure equipment. Tolerances according measure equipment and combined measure equipment.</text:span></text:p>
      <text:p text:style-name="P48"/>
      <text:p text:style-name="P12">6. Technical configuration approach</text:p>
      <text:p text:style-name="P9"/>
      <text:p text:style-name="P65">Unit list:</text:p>
      <table:table table:name="Table2" table:style-name="Table2">
        <table:table-column table:style-name="Table2.A"/>
        <table:table-row table:style-name="TableLine94348527281296">
          <table:table-cell table:style-name="Table2.A1" office:value-type="string">
            <text:p text:style-name="P86"><text:span text:style-name="T121">Unit list: </text:span><text:span text:style-name="T5">units.csv</text:span><text:span text:style-name="T121"> for conf</text:span><text:span text:style-name="T185">i</text:span><text:span text:style-name="T121">g</text:span><text:span text:style-name="T185">u</text:span><text:span text:style-name="T121">ration graphical user interface.</text:span></text:p>
          </table:table-cell>
        </table:table-row>
        <table:table-row table:style-name="TableLine94348526365488">
          <table:table-cell table:style-name="Table2.A2" office:value-type="string">
            <text:p text:style-name="P109">TIME;seconds;s;millisecond,10-3;microsecond,10-6;shake,10-8;nanoscond,10-9;picosecond,10-12 <text:s text:c="47"/>yoctosecond,10-24</text:p>
            <text:p text:style-name="P86"><text:span text:style-name="T121">N</text:span><text:span text:style-name="T122">EWTON</text:span><text:span text:style-name="T121">;newton;N; … </text:span></text:p>
            <text:p text:style-name="P110">VOLUME_GAS;m3; …</text:p>
            <text:p text:style-name="P86">...</text:p>
          </table:table-cell>
        </table:table-row>
      </table:table>
      <text:p text:style-name="P8"/>
      <text:p text:style-name="P66">Configuration approach:</text:p>
      <table:table table:name="Table1" table:style-name="Table1">
        <table:table-column table:style-name="Table1.A"/>
        <table:table-row table:style-name="TableLine94348526367968">
          <table:table-cell table:style-name="Table1.A1" office:value-type="string">
            <text:p text:style-name="P73">Configuration file <text:span text:style-name="T135">graphical</text:span> user interface (multiple <text:span text:style-name="T94">graphical</text:span> user interfaces supported)</text:p>
          </table:table-cell>
        </table:table-row>
        <table:table-row table:style-name="TableLine94348527236512">
          <table:table-cell table:style-name="Table1.A2" office:value-type="string">
            <text:p text:style-name="P73">&lt;root&gt;</text:p>
            <text:p text:style-name="P114">&lt;Graphical_user_in<text:span text:style-name="T93">t</text:span>erface_01&gt;</text:p>
            <text:p text:style-name="P75">&lt;measureDevices&gt;</text:p>
            <text:p text:style-name="P106">&lt;!-- <text:span text:style-name="T103">chromatography</text:span><text:span text:style-name="T101"> (for gas, frequencies)</text:span><text:span text:style-name="T98"> </text:span><text:s/>→</text:p>
            <text:p text:style-name="P105">&lt;!-- <text:span text:style-name="T108">style</text:span> --<text:span text:style-name="T98">&gt;</text:span></text:p>
            <text:p text:style-name="P84"><text:span text:style-name="T97">&lt;!--</text:span><text:span text:style-name="T66"> </text:span><text:span text:style-name="T67">bar, freq, dots</text:span><text:span text:style-name="T66"> </text:span><text:span text:style-name="T97">--</text:span><text:span text:style-name="T98">&gt;</text:span></text:p>
            <text:p text:style-name="P106">&lt;!-- <text:span text:style-name="T108">style </text:span><text:span text:style-name="T109">combined</text:span><text:span text:style-name="T98"> --</text:span><text:span text:style-name="T99">&gt;</text:span></text:p>
            <text:p text:style-name="P84"><text:soft-page-break/><text:span text:style-name="T97">&lt;!-- </text:span><text:span text:style-name="T98">plane, freq, dots, average straight, average </text:span><text:span text:style-name="T123">chromatography</text:span><text:span text:style-name="T99"> →</text:span></text:p>
            <text:p text:style-name="P85"><text:span text:style-name="T97">&lt;!-- </text:span><text:span text:style-name="T111">upd</text:span><text:span text:style-name="T112">a</text:span><text:span text:style-name="T111">te</text:span><text:span text:style-name="T110"> </text:span><text:span text:style-name="T111">time</text:span><text:span text:style-name="T98"> --</text:span><text:span text:style-name="T99">&gt;</text:span></text:p>
            <text:p text:style-name="P88"><text:span text:style-name="T97">&lt;!-- </text:span><text:span text:style-name="T99">update timing of the process for each and combined devices with unit and timing interval, </text:span><text:span text:style-name="T120">reference is seconds</text:span><text:span text:style-name="T99"> <text:s/></text:span><text:span text:style-name="T101">update_time=”</text:span><text:span text:style-name="T102">10-6</text:span><text:span text:style-name="T101">”</text:span><text:span text:style-name="T99"> - -</text:span><text:span text:style-name="T119">&gt;</text:span></text:p>
            <text:p text:style-name="P108">&lt;!-- Combined devices --&gt;</text:p>
            <text:p text:style-name="P89"><text:span text:style-name="T95">&lt;</text:span><text:span text:style-name="T115">combined</text:span><text:span text:style-name="T95"> <text:s text:c="3"/></text:span><text:span text:style-name="T96">name=”</text:span><text:span text:style-name="T83">Main_Production</text:span><text:span text:style-name="T84">_</text:span><text:span text:style-name="T83">output</text:span><text:span text:style-name="T84">_01</text:span><text:span text:style-name="T96">” </text:span><text:span text:style-name="T97">color=”#333333” style=”</text:span><text:span text:style-name="T117">freq</text:span><text:span text:style-name="T97">” </text:span><text:span text:style-name="T101">update_time=”</text:span><text:span text:style-name="T102">10-6</text:span><text:span text:style-name="T101">” </text:span><text:span text:style-name="T102">unit_definition=”</text:span><text:span text:style-name="T103">TIME</text:span><text:span text:style-name="T102">” unit_</text:span><text:span text:style-name="T103">category</text:span><text:span text:style-name="T102">=”10-</text:span><text:span text:style-name="T103">3</text:span><text:span text:style-name="T102">”</text:span><text:span text:style-name="T95">&gt;</text:span></text:p>
            <text:p text:style-name="P85"><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78">&lt;/tolerance&gt;</text:p>
            <text:p text:style-name="P78">&lt;tolerance <text:s text:c="2"/><text:span text:style-name="T96">name=”</text:span><text:span text:style-name="T97">Orange_Lower_Limit_01</text:span><text:span text:style-name="T96">” </text:span><text:span text:style-name="T97">feedback=”true”</text:span>&gt;</text:p>
            <text:p text:style-name="P78">&lt;/tolerance&gt;</text:p>
            <text:p text:style-name="P85"><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78">&lt;/tolerance&gt;</text:p>
            <text:p text:style-name="P78">&lt;/tolerances&gt;</text:p>
            <text:p text:style-name="P107">&lt;/<text:span text:style-name="T116">combined</text:span>&gt;</text:p>
            <text:p text:style-name="P88"><text:span text:style-name="T95">&lt;</text:span><text:span text:style-name="T114">measureDevice</text:span><text:span text:style-name="T95"> <text:s text:c="3"/></text:span><text:span text:style-name="T96">name=”</text:span><text:span text:style-name="T84">Produced_Volume_01</text:span><text:span text:style-name="T96">” </text:span><text:span text:style-name="T97">color=”#333333” style=”</text:span><text:span text:style-name="T117">freq</text:span><text:span text:style-name="T97">” </text:span><text:span text:style-name="T101">update_time=”</text:span><text:span text:style-name="T102">10-6</text:span><text:span text:style-name="T101">” </text:span><text:span text:style-name="T102">unit_definition=”</text:span><text:span text:style-name="T103">VOLUME_GAS</text:span><text:span text:style-name="T102">” unit_</text:span><text:span text:style-name="T103">category</text:span><text:span text:style-name="T102">=”10-</text:span><text:span text:style-name="T103">9</text:span><text:span text:style-name="T102">”</text:span><text:span text:style-name="T95">&gt;</text:span></text:p>
            <text:p text:style-name="P83"><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76">&lt;/tolerance&gt;</text:p>
            <text:p text:style-name="P82"><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76">&lt;/tolerance&gt;</text:p>
            <text:p text:style-name="P82"><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77">&lt;/tolerance&gt;</text:p>
            <text:p text:style-name="P77">&lt;tolerance <text:s text:c="2"/><text:span text:style-name="T96">name=”</text:span><text:span text:style-name="T97">Orange_Lower_Limit_01</text:span><text:span text:style-name="T96">” </text:span><text:span text:style-name="T97">feedback=”true”</text:span>&gt;</text:p>
            <text:p text:style-name="P77">&lt;/tolerance&gt;</text:p>
            <text:p text:style-name="P82"><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77">&lt;/tolerance&gt;</text:p>
            <text:p text:style-name="P82"><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77">&lt;/tolerance&gt;</text:p>
            <text:p text:style-name="P76">&lt;/tolerances&gt;</text:p>
            <text:p text:style-name="P75">&lt;/<text:span text:style-name="T113">measureDevice</text:span>&gt;</text:p>
            <text:p text:style-name="P108">&lt;!-- separeted devices <text:s/>--&gt;</text:p>
            <text:p text:style-name="P89"><text:span text:style-name="T95">&lt;</text:span><text:span text:style-name="T114">measureDevice</text:span><text:span text:style-name="T95"> <text:s text:c="3"/></text:span><text:span text:style-name="T96">name=”</text:span><text:span text:style-name="T83">Buffer</text:span><text:span text:style-name="T84">_Volume_01</text:span><text:span text:style-name="T96">” </text:span><text:span text:style-name="T97">color=”#333333” style=”</text:span><text:span text:style-name="T117">freq</text:span><text:span text:style-name="T97">” </text:span><text:span text:style-name="T101">update_time=”</text:span><text:span text:style-name="T102">10-6</text:span><text:span text:style-name="T101">” </text:span><text:span text:style-name="T102">unit_definition=”</text:span><text:span text:style-name="T103">VOLUME_GAS</text:span><text:span text:style-name="T102">” unit_unit_</text:span><text:span text:style-name="T103">category</text:span><text:span text:style-name="T102">=”10-</text:span><text:span text:style-name="T103">12</text:span><text:span text:style-name="T102">”</text:span><text:span text:style-name="T95">&gt;</text:span></text:p>
            <text:p text:style-name="P85"><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78">&lt;/tolerance&gt;</text:p>
            <text:p text:style-name="P78">&lt;tolerance <text:s text:c="2"/><text:span text:style-name="T96">name=”</text:span><text:span text:style-name="T97">Orange_Lower_Limit_01</text:span><text:span text:style-name="T96">” </text:span><text:span text:style-name="T97">feedback=”true”</text:span>&gt;</text:p>
            <text:p text:style-name="P78">&lt;/tolerance&gt;</text:p>
            <text:p text:style-name="P85"><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78">&lt;/tolerance&gt;</text:p>
            <text:p text:style-name="P78"><text:soft-page-break/>&lt;/tolerances&gt;</text:p>
            <text:p text:style-name="P78">&lt;/<text:span text:style-name="T113">measureDevice</text:span>&gt;</text:p>
            <text:p text:style-name="P108">&lt;!-- separeted devices <text:s/>--&gt;</text:p>
            <text:p text:style-name="P89"><text:span text:style-name="T95">&lt;</text:span><text:span text:style-name="T114">measureDevice</text:span><text:span text:style-name="T95"> <text:s text:c="3"/></text:span><text:span text:style-name="T96">name=”</text:span><text:span text:style-name="T83">Ouput</text:span><text:span text:style-name="T84">_Volume_01</text:span><text:span text:style-name="T96">” </text:span><text:span text:style-name="T97">color=”#333333” style=”</text:span><text:span text:style-name="T117">freq</text:span><text:span text:style-name="T97">” </text:span><text:span text:style-name="T101">update_time=”</text:span><text:span text:style-name="T102">10-6</text:span><text:span text:style-name="T101">” </text:span><text:span text:style-name="T102">unit_definition=”Newton” unit_</text:span><text:span text:style-name="T103">category</text:span><text:span text:style-name="T102">=”10-9”</text:span><text:span text:style-name="T95">&gt;</text:span></text:p>
            <text:p text:style-name="P85"><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78">&lt;/tolerance&gt;</text:p>
            <text:p text:style-name="P78">&lt;tolerance <text:s text:c="2"/><text:span text:style-name="T96">name=”</text:span><text:span text:style-name="T97">Orange_Lower_Limit_01</text:span><text:span text:style-name="T96">” </text:span><text:span text:style-name="T97">feedback=”true”</text:span>&gt;</text:p>
            <text:p text:style-name="P78">&lt;/tolerance&gt;</text:p>
            <text:p text:style-name="P85"><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78">&lt;/tolerance&gt;</text:p>
            <text:p text:style-name="P85"><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78">&lt;/tolerance&gt;</text:p>
            <text:p text:style-name="P78">&lt;/tolerances&gt;</text:p>
            <text:p text:style-name="P85"><text:span text:style-name="T95">&lt;/</text:span><text:span text:style-name="T114">measureDevice</text:span><text:span text:style-name="T95">&gt;</text:span></text:p>
            <text:p text:style-name="P74"><text:span text:style-name="T130">&lt;/Graphical_user_in</text:span><text:span text:style-name="T132">t</text:span><text:span text:style-name="T130">erface_01&gt;</text:span></text:p>
            <text:p text:style-name="P89"><text:span text:style-name="T131">&lt;Graphical_user_in</text:span><text:span text:style-name="T132">t</text:span><text:span text:style-name="T131">erface_0</text:span><text:span text:style-name="T133">2</text:span><text:span text:style-name="T131">&gt;</text:span></text:p>
            <text:p text:style-name="P89"><text:span text:style-name="T95">&lt;</text:span><text:span text:style-name="T114">measureDevice</text:span><text:span text:style-name="T95"> <text:s text:c="3"/></text:span><text:span text:style-name="T96">name=”</text:span><text:span text:style-name="T85">Input</text:span><text:span text:style-name="T84">_Volume_01</text:span><text:span text:style-name="T96">” </text:span><text:span text:style-name="T97">color=”#333333” style=”</text:span><text:span text:style-name="T117">freq</text:span><text:span text:style-name="T97">” </text:span><text:span text:style-name="T101">update_time=”</text:span><text:span text:style-name="T102">10-6</text:span><text:span text:style-name="T101">” </text:span><text:span text:style-name="T102">unit_definition=”Newton” unit_</text:span><text:span text:style-name="T103">category</text:span><text:span text:style-name="T102">=”10-9”</text:span><text:span text:style-name="T95">&gt;</text:span></text:p>
            <text:p text:style-name="P87"><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79">&lt;/tolerance&gt;</text:p>
            <text:p text:style-name="P87"><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79">&lt;/tolerance&gt;</text:p>
            <text:p text:style-name="P87"><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79">&lt;/tolerance&gt;</text:p>
            <text:p text:style-name="P79">&lt;tolerance <text:s text:c="2"/><text:span text:style-name="T96">name=”</text:span><text:span text:style-name="T97">Orange_Lower_Limit_01</text:span><text:span text:style-name="T96">” </text:span><text:span text:style-name="T97">feedback=”true”</text:span>&gt;</text:p>
            <text:p text:style-name="P79">&lt;/tolerance&gt;</text:p>
            <text:p text:style-name="P87"><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79">&lt;/tolerance&gt;</text:p>
            <text:p text:style-name="P87"><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79">&lt;/tolerance&gt;</text:p>
            <text:p text:style-name="P79">&lt;/tolerances&gt;</text:p>
            <text:p text:style-name="P87"><text:span text:style-name="T95">&lt;/</text:span><text:span text:style-name="T114">measureDevice</text:span><text:span text:style-name="T95">&gt;</text:span></text:p>
            <text:p text:style-name="P89"><text:span text:style-name="T131">&lt;/Graphical_user_in</text:span><text:span text:style-name="T132">t</text:span><text:span text:style-name="T131">erface_0</text:span><text:span text:style-name="T133">2</text:span><text:span text:style-name="T131">&gt;</text:span></text:p>
            <text:p text:style-name="P91"><text:span text:style-name="T131">&lt;Graphical_user_in</text:span><text:span text:style-name="T132">t</text:span><text:span text:style-name="T131">erface_0</text:span><text:span text:style-name="T134">3</text:span><text:span text:style-name="T131">&gt;</text:span></text:p>
            <text:p text:style-name="P91"><text:span text:style-name="T95">&lt;</text:span><text:span text:style-name="T114">measureDevice</text:span><text:span text:style-name="T95"> <text:s text:c="3"/></text:span><text:span text:style-name="T96">name=”</text:span><text:span text:style-name="T86">Buffer</text:span><text:span text:style-name="T84">_Volume_01</text:span><text:span text:style-name="T96">” </text:span><text:span text:style-name="T97">color=”#333333” style=”</text:span><text:span text:style-name="T118">blocks</text:span><text:span text:style-name="T97">” </text:span><text:span text:style-name="T101">update_time=”</text:span><text:span text:style-name="T102">10-6</text:span><text:span text:style-name="T101">” </text:span><text:span text:style-name="T102">unit_definition=”Newton” unit_</text:span><text:span text:style-name="T103">category</text:span><text:span text:style-name="T102">=”10-9”</text:span><text:span text:style-name="T95">&gt;</text:span></text:p>
            <text:p text:style-name="P91"><text:span text:style-name="T95">&lt;tolerances <text:s text:c="2"/></text:span><text:span text:style-name="T96">name=”</text:span><text:span text:style-name="T97">Green_Limit_01</text:span><text:span text:style-name="T96">” </text:span><text:span text:style-name="T97">feedback=”true”</text:span><text:span text:style-name="T95">&gt;</text:span></text:p>
            <text:p text:style-name="P80">&lt;/tolerance&gt;</text:p>
            <text:p text:style-name="P91"><text:span text:style-name="T95">&lt;tolerance <text:s text:c="2"/></text:span><text:span text:style-name="T96">name=”</text:span><text:span text:style-name="T97">Green_Limit_01</text:span><text:span text:style-name="T96">” </text:span><text:span text:style-name="T97">feedback=”true”</text:span><text:span text:style-name="T95">&gt;</text:span></text:p>
            <text:p text:style-name="P80">&lt;/tolerance&gt;</text:p>
            <text:p text:style-name="P91"><text:span text:style-name="T95">&lt;tolerance <text:s text:c="2"/></text:span><text:span text:style-name="T96">name=”</text:span><text:span text:style-name="T97">Orange_Upper_Limit_01</text:span><text:span text:style-name="T96">” </text:span><text:span text:style-name="T97">feedback=”true”</text:span><text:span text:style-name="T95">&gt;</text:span></text:p>
            <text:p text:style-name="P80">&lt;/tolerance&gt;</text:p>
            <text:p text:style-name="P80">&lt;tolerance <text:s text:c="2"/><text:span text:style-name="T96">name=”</text:span><text:span text:style-name="T97">Orange_Lower_Limit_01</text:span><text:span text:style-name="T96">” </text:span><text:span text:style-name="T97">feedback=”true”</text:span>&gt;</text:p>
            <text:p text:style-name="P80">&lt;/tolerance&gt;</text:p>
            <text:p text:style-name="P91"><text:span text:style-name="T95">&lt;tolerance <text:s text:c="2"/></text:span><text:span text:style-name="T96">name=”</text:span><text:span text:style-name="T97">Red_Lower_Limit_01</text:span><text:span text:style-name="T96">” </text:span><text:span text:style-name="T97">feedback=”true”</text:span><text:span text:style-name="T95">&gt;</text:span></text:p>
            <text:p text:style-name="P80">&lt;/tolerance&gt;</text:p>
            <text:p text:style-name="P91"><text:span text:style-name="T95">&lt;tolerance <text:s text:c="2"/></text:span><text:span text:style-name="T96">name=”</text:span><text:span text:style-name="T97">Red_Upper_Lower_Limit_01</text:span><text:span text:style-name="T96">” </text:span><text:span text:style-name="T97">feedback=”true”</text:span><text:span text:style-name="T95">&gt;</text:span></text:p>
            <text:p text:style-name="P80"><text:soft-page-break/>&lt;/tolerance&gt;</text:p>
            <text:p text:style-name="P80">&lt;/tolerances&gt;</text:p>
            <text:p text:style-name="P91"><text:span text:style-name="T95">&lt;/</text:span><text:span text:style-name="T114">measureDevice</text:span><text:span text:style-name="T95">&gt;</text:span></text:p>
            <text:p text:style-name="P91"><text:span text:style-name="T131">&lt;/Graphical_user_in</text:span><text:span text:style-name="T132">t</text:span><text:span text:style-name="T131">erface_0</text:span><text:span text:style-name="T134">3</text:span><text:span text:style-name="T131">&gt;</text:span></text:p>
            <text:p text:style-name="P73">&lt;/root&gt;</text:p>
          </table:table-cell>
        </table:table-row>
        <table:table-row table:style-name="TableLine94348527352400">
          <table:table-cell table:style-name="Table1.A2" office:value-type="string">
            <text:p text:style-name="P90"><text:span text:style-name="T140">For each state of the process all user interfaces need a </text:span><text:span text:style-name="T141">state of</text:span><text:span text:style-name="T140"> </text:span><text:span text:style-name="T141">config</text:span><text:span text:style-name="T140"> </text:span><text:span text:style-name="T141">file</text:span><text:span text:style-name="T140">.</text:span></text:p>
            <text:p text:style-name="P115">This means for:</text:p>
            <text:p text:style-name="P115"/>
            <text:p text:style-name="P115"><text:span text:style-name="T142">START</text:span> to <text:span text:style-name="T142">STOP</text:span> of the process we need a certain configuration according the <text:span text:style-name="T142">process state</text:span>.</text:p>
            <text:p text:style-name="P115">They can be transferred over the interface after <text:span text:style-name="T142">different </text:span><text:span text:style-name="T143">time-spans</text:span><text:span text:style-name="T141">.</text:span> On each timespan we <text:span text:style-name="T144">transfer the configuration</text:span> according the <text:span text:style-name="T141">wanted state and wanted output (including the buffer for reaching the target output).</text:span></text:p>
          </table:table-cell>
        </table:table-row>
      </table:table>
      <text:p text:style-name="P15"/>
      <text:p text:style-name="P13">7. <text:s/><text:span text:style-name="T145">Software map</text:span></text:p>
      <text:p text:style-name="P13"/>
      <text:p text:style-name="P67"><text:span text:style-name="T147">A. </text:span><text:span text:style-name="T146">Universal</text:span> <text:span text:style-name="T146">communication </text:span>interface</text:p>
      <text:p text:style-name="P67"/>
      <text:p text:style-name="P67"/>
      <text:p text:style-name="P67"><draw:custom-shape text:anchor-type="paragraph" draw:z-index="28" draw:name="Shape21" draw:style-name="gr33" svg:width="8.706cm" svg:height="3.07cm" svg:x="8.183cm" svg:y="0.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draw:frame text:anchor-type="paragraph" draw:z-index="29" draw:name="Shape22" draw:style-name="gr32" draw:text-style-name="P152" svg:width="3.573cm" svg:height="0.715cm" svg:x="11.199cm" svg:y="0.356cm"><draw:text-box><text:p><text:span text:style-name="T1">Software module</text:span></text:p></draw:text-box></draw:frame></text:p>
      <text:p text:style-name="P67"/>
      <text:p text:style-name="P67"/>
      <text:p text:style-name="P67"/>
      <text:p text:style-name="P67"><draw:custom-shape text:anchor-type="paragraph" draw:z-index="0" draw:name="Shape20" draw:style-name="gr53" svg:width="6.615cm" svg:height="4.906cm" svg:x="5.114cm" svg:y="0.023cm"><text:p/><draw:enhanced-geometry svg:viewBox="0 0 21600 21600" draw:mirror-horizontal="true" draw:type="rectangle" draw:enhanced-path="M 0 0 L 21600 0 21600 21600 0 21600 0 0 Z N"/></draw:custom-shape></text:p>
      <text:p text:style-name="P67"/>
      <text:p text:style-name="P67"/>
      <text:p text:style-name="P67"><draw:frame text:anchor-type="paragraph" draw:z-index="33" draw:name="Shape27" draw:style-name="gr26" draw:text-style-name="P156" svg:width="4.499cm" svg:height="2.437cm" svg:x="6.225cm" svg:y="0.097cm"><draw:text-box><text:p>RasberryPi device which contains the univeral communication interface with the queue and communication dll’s.</text:p></draw:text-box></draw:frame></text:p>
      <text:p text:style-name="P67"/>
      <text:p text:style-name="P67"/>
      <text:p text:style-name="P67"/>
      <text:p text:style-name="P67"/>
      <text:p text:style-name="P67"><draw:g text:anchor-type="paragraph" draw:z-index="30" draw:name="Shape23" draw:style-name="gr28"><draw:custom-shape draw:name="Shape26" draw:style-name="gr29" draw:text-style-name="P163" svg:width="5.557cm" svg:height="1.138cm" svg:x="5.664cm" svg:y="0.388cm"><text:p/><draw:enhanced-geometry svg:viewBox="0 0 21600 21600" draw:type="rectangle" draw:enhanced-path="M 0 0 L 21600 0 21600 21600 0 21600 0 0 Z N"/></draw:custom-shape><draw:custom-shape draw:name="Shape23" draw:style-name="gr30" draw:text-style-name="P154" svg:width="0.636cm" svg:height="0.636cm" svg:x="5.902cm" svg:y="0.653cm"><text:p/><draw:enhanced-geometry svg:viewBox="0 0 21600 21600" draw:type="rectangle" draw:enhanced-path="M 0 0 L 21600 0 21600 21600 0 21600 0 0 Z N"/></draw:custom-shape><draw:custom-shape draw:name="Shape23_0" draw:style-name="gr30" draw:text-style-name="P154" svg:width="0.636cm" svg:height="0.636cm" svg:x="5.902cm" svg:y="0.653cm"><text:p/><draw:enhanced-geometry svg:viewBox="0 0 21600 21600" draw:type="rectangle" draw:enhanced-path="M 0 0 L 21600 0 21600 21600 0 21600 0 0 Z N"/></draw:custom-shape><draw:custom-shape draw:name="Shape23_1" draw:style-name="gr30" draw:text-style-name="P154" svg:width="0.636cm" svg:height="0.636cm" svg:x="5.902cm" svg:y="0.653cm"><text:p/><draw:enhanced-geometry svg:viewBox="0 0 21600 21600" draw:type="rectangle" draw:enhanced-path="M 0 0 L 21600 0 21600 21600 0 21600 0 0 Z N"/></draw:custom-shape><draw:custom-shape draw:name="Shape23_2" draw:style-name="gr31" draw:text-style-name="P164" svg:width="0.636cm" svg:height="0.636cm" svg:x="5.902cm" svg:y="0.653cm"><text:p/><draw:enhanced-geometry svg:viewBox="0 0 21600 21600" draw:type="rectangle" draw:enhanced-path="M 0 0 L 21600 0 21600 21600 0 21600 0 0 Z N"/></draw:custom-shape><draw:custom-shape draw:name="Shape23_3" draw:style-name="gr31" draw:text-style-name="P164" svg:width="0.636cm" svg:height="0.636cm" svg:x="8.574cm" svg:y="0.626cm"><text:p/><draw:enhanced-geometry svg:viewBox="0 0 21600 21600" draw:type="rectangle" draw:enhanced-path="M 0 0 L 21600 0 21600 21600 0 21600 0 0 Z N"/></draw:custom-shape><draw:custom-shape draw:name="Shape23_4" draw:style-name="gr31" draw:text-style-name="P164" svg:width="0.636cm" svg:height="0.636cm" svg:x="7.648cm" svg:y="0.626cm"><text:p/><draw:enhanced-geometry svg:viewBox="0 0 21600 21600" draw:type="rectangle" draw:enhanced-path="M 0 0 L 21600 0 21600 21600 0 21600 0 0 Z N"/></draw:custom-shape><draw:custom-shape draw:name="Shape23_5" draw:style-name="gr31" draw:text-style-name="P164" svg:width="0.636cm" svg:height="0.636cm" svg:x="6.802cm" svg:y="0.653cm"><text:p/><draw:enhanced-geometry svg:viewBox="0 0 21600 21600" draw:type="rectangle" draw:enhanced-path="M 0 0 L 21600 0 21600 21600 0 21600 0 0 Z N"/></draw:custom-shape><draw:custom-shape draw:name="Shape23_6" draw:style-name="gr31" draw:text-style-name="P164" svg:width="0.636cm" svg:height="0.636cm" svg:x="9.5cm" svg:y="0.626cm"><text:p/><draw:enhanced-geometry svg:viewBox="0 0 21600 21600" draw:type="rectangle" draw:enhanced-path="M 0 0 L 21600 0 21600 21600 0 21600 0 0 Z N"/></draw:custom-shape><draw:custom-shape draw:name="Shape23_7" draw:style-name="gr31" draw:text-style-name="P164" svg:width="0.636cm" svg:height="0.636cm" svg:x="10.347cm" svg:y="0.626cm"><text:p/><draw:enhanced-geometry svg:viewBox="0 0 21600 21600" draw:type="rectangle" draw:enhanced-path="M 0 0 L 21600 0 21600 21600 0 21600 0 0 Z N"/></draw:custom-shape></draw:g></text:p>
      <text:p text:style-name="P67"/>
      <text:p text:style-name="P67"/>
      <text:p text:style-name="P67"/>
      <text:p text:style-name="P67"/>
      <text:p text:style-name="P67"/>
      <text:p text:style-name="P67"/>
      <text:p text:style-name="P67"/>
      <text:p text:style-name="P67"/>
      <text:p text:style-name="P67"><draw:custom-shape text:anchor-type="paragraph" draw:z-index="31" draw:name="Shape24" draw:style-name="gr27" draw:text-style-name="P162" svg:width="8.997cm" svg:height="3.497cm" svg:x="9.132cm" svg:y="0.014cm"><text:p/><draw:enhanced-geometry svg:viewBox="0 0 21600 21600" draw:mirror-vertical="true" draw:text-areas="800 800 20800 20800" draw:type="round-rectangular-callout" draw:modifiers="2248.50029405999 39344.02420574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7"><draw:frame text:anchor-type="paragraph" draw:z-index="32" draw:name="Shape25" draw:style-name="gr26" draw:text-style-name="P161" svg:width="6.801cm" svg:height="2.437cm" svg:x="10.537cm" svg:y="0.139cm"><draw:text-box><text:p><text:span text:style-name="T124">Universal interface queue where dll’s are plugged in on the main communication framework, </text:span><text:span text:style-name="T203">grey area is universal communication interface … .</text:span></text:p></draw:text-box></draw:frame></text:p>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9"><text:span text:style-name="T147">B. </text:span>Used technology’s for this implementation:</text:p>
      <text:p text:style-name="P47">- <text:span text:style-name="T158">Raspberry</text:span> PI</text:p>
      <text:p text:style-name="P59"><text:span text:style-name="T28">- </text:span><text:span text:style-name="T29">D</text:span><text:span text:style-name="T28">ebian</text:span></text:p>
      <text:p text:style-name="P29"><text:span text:style-name="T54">- </text:span><text:span text:style-name="T43">For the universal queue you can use </text:span><text:span text:style-name="T56">wine</text:span><text:span text:style-name="T43"> and </text:span><text:span text:style-name="T60">L</text:span><text:span text:style-name="T56">inux</text:span></text:p>
      <text:p text:style-name="P58"/>
      <text:p text:style-name="P67"><text:span text:style-name="T147">C. </text:span>Framework</text:p>
      <text:p text:style-name="P67"/>
      <text:p text:style-name="P46">- <text:span text:style-name="T104">State diagram sub</text:span><text:span text:style-name="T147"> in the normal </text:span><text:span text:style-name="T125">sub cycle</text:span><text:span text:style-name="T147"> of the process.</text:span></text:p>
      <text:p text:style-name="P46">- <text:span text:style-name="T104">State diagram main</text:span><text:span text:style-name="T147"> in the </text:span><text:span text:style-name="T125">main cycle</text:span><text:span text:style-name="T147"> of the process.</text:span></text:p>
      <text:p text:style-name="P28"><text:span text:style-name="T42">- </text:span><text:span text:style-name="T129">Graphical</text:span><text:span text:style-name="T43"> user </text:span><text:span text:style-name="T129">interface</text:span><text:span text:style-name="T43"> to </text:span><text:span text:style-name="T105">create</text:span><text:span text:style-name="T43"> the </text:span><text:span text:style-name="T105">state process</text:span><text:span text:style-name="T43">.</text:span></text:p>
      <text:p text:style-name="P67"/>
      <text:p text:style-name="P67"><draw:frame text:anchor-type="paragraph" draw:z-index="35" draw:name="Shape31_0" draw:style-name="gr25" draw:text-style-name="P156" svg:width="3.44cm" svg:height="5.22cm" svg:x="4.717cm" svg:y="0.074cm"><draw:text-box><text:p><text:span text:style-name="T189">2) Living object</text:span></text:p><text:p/><text:p>- Event driven objects waiting for operation creation</text:p><text:p>- Actions which output over the universale interface</text:p></draw:text-box></draw:frame><draw:frame text:anchor-type="paragraph" draw:z-index="34" draw:name="Shape31" draw:style-name="gr12" draw:text-style-name="P160" svg:width="3.44cm" svg:height="3.897cm" svg:x="1.012cm" svg:y="0.069cm"><draw:text-box><text:p><text:span text:style-name="T201">1) Cycle object</text:span></text:p><text:p><text:span text:style-name="T202"/></text:p><text:p><text:span text:style-name="T202">- Cycle (state diagram according living objects)</text:span></text:p><text:p><text:span text:style-name="T202">- Defined choice on the properties of the living object</text:span></text:p></draw:text-box></draw:frame><draw:frame text:anchor-type="paragraph" draw:z-index="36" draw:name="Shape31_1" draw:style-name="gr25" draw:text-style-name="P156" svg:width="3.44cm" svg:height="5.22cm" svg:x="8.341cm" svg:y="0.074cm"><draw:text-box><text:p><text:span text:style-name="T189">3) Dead object</text:span></text:p><text:p/><text:p>- Properties of the object which can only intput information</text:p></draw:text-box></draw:frame><draw:frame text:anchor-type="paragraph" draw:z-index="53" draw:name="Shape31_2" draw:style-name="gr10" draw:text-style-name="P156" svg:width="3.44cm" svg:height="3.195cm" svg:x="12.31cm" svg:y="0.032cm"><draw:text-box><text:p><text:span text:style-name="T189">4) State object</text:span></text:p><text:p/><text:p>- State object to remember the state of the cycle object</text:p></draw:text-box></draw:frame></text:p>
      <text:p text:style-name="P67"/>
      <text:p text:style-name="P67"/>
      <text:p text:style-name="P67"/>
      <text:p text:style-name="P67"/>
      <text:p text:style-name="P67"/>
      <text:p text:style-name="P67"/>
      <text:p text:style-name="P67"/>
      <text:p text:style-name="P67"/>
      <text:p text:style-name="P67"><draw:custom-shape text:anchor-type="paragraph" draw:z-index="37" draw:name="Shape28" draw:style-name="gr24" draw:text-style-name="P159" svg:width="16.484cm" svg:height="16.484cm" svg:x="0.748cm" svg:y="0.272cm"><text:p/><draw:enhanced-geometry svg:viewBox="0 0 21600 21600" draw:type="rectangle" draw:enhanced-path="M 0 0 L 21600 0 21600 21600 0 21600 0 0 Z N"/></draw:custom-shape></text:p>
      <text:p text:style-name="P67"><draw:frame text:anchor-type="paragraph" draw:z-index="38" draw:name="Shape30" draw:style-name="gr23" draw:text-style-name="P156" svg:width="7.515cm" svg:height="4.71cm" svg:x="9.717cm" svg:y="0.277cm"><draw:text-box><text:p>- <text:span text:style-name="T200">Tree structure</text:span> with the <text:span text:style-name="T200">cycle objects</text:span>.</text:p><text:p>- Cycle objects apply to a level.</text:p><text:p/><text:p>- <text:span text:style-name="T200">Living object</text:span> are added into the <text:span text:style-name="T194">group</text:span> of the <text:span text:style-name="T194">Cycle Object</text:span>. This to provide the process. <text:span text:style-name="T200">Sub cycle</text:span> are also added into the <text:span text:style-name="T194">group</text:span> of the <text:span text:style-name="T194">Cycle objects</text:span>.</text:p><text:p/><text:p>- <text:span text:style-name="T200">Each Cycle object</text:span> contains <text:span text:style-name="T200">living objects</text:span></text:p></draw:text-box></draw:frame></text:p>
      <text:p text:style-name="P67"><draw:frame text:anchor-type="paragraph" draw:z-index="39" draw:name="Shape36" draw:style-name="gr22" draw:text-style-name="P156" svg:width="2.938cm" svg:height="0.738cm" svg:x="5.987cm" svg:y="0.129cm"><draw:text-box><text:p>Living object 1</text:p></draw:text-box></draw:frame></text:p>
      <text:p text:style-name="P67"/>
      <text:p text:style-name="P67"><draw:frame text:anchor-type="paragraph" draw:z-index="40" draw:name="Shape36_0" draw:style-name="gr21" draw:text-style-name="P156" svg:width="2.805cm" svg:height="0.976cm" svg:x="5.987cm" svg:y="0.051cm"><draw:text-box><text:p>Living object 2</text:p></draw:text-box></draw:frame></text:p>
      <text:p text:style-name="P67"><draw:frame text:anchor-type="paragraph" draw:z-index="41" draw:name="Shape36_1" draw:style-name="gr21" draw:text-style-name="P156" svg:width="2.805cm" svg:height="0.976cm" svg:x="5.987cm" svg:y="0.406cm"><draw:text-box><text:p>Living object 3</text:p></draw:text-box></draw:frame></text:p>
      <text:p text:style-name="P67"/>
      <text:p text:style-name="P67"/>
      <text:p text:style-name="P67"/>
      <text:p text:style-name="P67"/>
      <text:p text:style-name="P67"/>
      <text:p text:style-name="P67"/>
      <text:p text:style-name="P67"><draw:frame text:anchor-type="paragraph" draw:z-index="42" draw:name="Shape32" draw:style-name="gr20" draw:text-style-name="P156" svg:width="13.733cm" svg:height="9.764cm" svg:x="1.991cm" svg:y="0.358cm"><draw:text-box><text:p><text:span text:style-name="T196">Main cycle objects:</text:span></text:p><text:p/><text:p>- Cycle name ‘<text:span text:style-name="T198">main cycle nr. 1 process</text:span>‘ level 1</text:p><text:p><text:tab/><text:span text:style-name="T191">- Property containing</text:span></text:p><text:p><text:tab/>* Living object</text:p><text:p><text:tab/>* Cycle level 2</text:p><text:p><text:tab/>* Cycle level 2</text:p><text:p><text:tab/>* Living object</text:p><text:p><text:tab/><text:tab/><text:tab/><text:span text:style-name="T199">- operations with tolerances</text:span></text:p><text:p><text:tab/>* Living object</text:p><text:p><text:tab/><text:tab/><text:tab/><text:span text:style-name="T199">- operations with tolerances</text:span></text:p><text:p><text:tab/><text:span text:style-name="T191">- Properties dead objects</text:span></text:p><text:p><text:tab/><text:span text:style-name="T191">- Property timer</text:span></text:p><text:p><text:span text:style-name="T191"><text:tab/></text:span><text:span text:style-name="T191">- Property scheme</text:span></text:p><text:p><text:span text:style-name="T191"><text:tab/></text:span><text:span text:style-name="T191"><text:tab/></text:span><text:span text:style-name="T191"> <text:s text:c="11"/></text:span><text:span text:style-name="T199">- Living object operation tolerances</text:span></text:p><text:p><text:span text:style-name="T191"><text:s text:c="24"/></text:span><text:span text:style-name="T199">- Living object state</text:span></text:p><text:p><text:span text:style-name="T191"><text:s text:c="24"/></text:span><text:span text:style-name="T199">- Living object properties</text:span></text:p><text:p><text:span text:style-name="T199"/></text:p><text:p><text:span text:style-name="T193">- Cycle name</text:span><text:span text:style-name="T199"> ‘</text:span><text:span text:style-name="T198">main cycle nr. 1 process</text:span><text:span text:style-name="T199">‘ </text:span><text:span text:style-name="T65">level 1</text:span></text:p><text:p><text:span text:style-name="T193">…</text:span><text:span text:style-name="T193">.. .</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text:span text:style-name="T147">D. </text:span><text:span text:style-name="T148">Graphical</text:span> user interfaces</text:p>
      <text:p text:style-name="P67"/>
      <text:p text:style-name="P67"><draw:custom-shape text:anchor-type="paragraph" draw:z-index="43" draw:name="Shape29" draw:style-name="gr19" draw:text-style-name="P159" svg:width="15.294cm" svg:height="24.787cm" svg:x="0.113cm" svg:y="0.298cm"><text:p/><draw:enhanced-geometry svg:viewBox="0 0 21600 21600" draw:type="rectangle" draw:enhanced-path="M 0 0 L 21600 0 21600 21600 0 21600 0 0 Z N"/></draw:custom-shape></text:p>
      <text:p text:style-name="P67"/>
      <text:p text:style-name="P67"><draw:frame text:anchor-type="paragraph" draw:z-index="45" draw:name="Shape37" draw:style-name="gr17" draw:text-style-name="P156" svg:width="6.668cm" svg:height="17.529cm" svg:x="2.018cm" svg:y="0.166cm"><draw:text-box><text:p><text:span text:style-name="T193">Measure device: </text:span><text:span text:style-name="T124">Name_01</text:span></text:p><text:p><text:span text:style-name="T194">………</text:span><text:span text:style-name="T194">.</text:span></text:p><text:p><text:span text:style-name="T195"/></text:p><text:p><text:span text:style-name="T195">Upper = + 18.14 delta</text:span></text:p><text:p><text:span text:style-name="T195">Lower = - 18.14 delta</text:span></text:p><text:p><text:span text:style-name="T195"/></text:p><text:p><text:span text:style-name="T195">Upper warning = + 19.14 delta</text:span></text:p><text:p><text:span text:style-name="T195">Lower warning = - 19.14 delta</text:span></text:p><text:p><text:span text:style-name="T195"/></text:p><text:p><text:span text:style-name="T195">Upper max = + 20.14 delta</text:span></text:p><text:p><text:span text:style-name="T195">Upper min = - 20.14 delta</text:span></text:p><text:p><text:span text:style-name="T195"/></text:p><text:p><text:span text:style-name="T193">Measure device: </text:span><text:span text:style-name="T196">Name_02</text:span></text:p><text:p><text:span text:style-name="T197">- - - - - - - </text:span></text:p><text:p><text:span text:style-name="T192">Upper = + 18.14 delta</text:span></text:p><text:p><text:span text:style-name="T192">Lower = - 18.14 delta</text:span></text:p><text:p><text:span text:style-name="T192"/></text:p><text:p><text:span text:style-name="T192">Upper warning = + 19.14 delta</text:span></text:p><text:p><text:span text:style-name="T192">Lower warning = - 19.14 delta</text:span></text:p><text:p><text:span text:style-name="T192"/></text:p><text:p><text:span text:style-name="T192">Upper max = + 20.14 delta</text:span></text:p><text:p><text:span text:style-name="T192">Upper min = - 20.14 delta</text:span></text:p><text:p><text:span text:style-name="T195"/></text:p><text:p><text:span text:style-name="T193">Measure device: </text:span><text:span text:style-name="T82">Name_03</text:span></text:p><text:p><text:span text:style-name="T82">* * * * * * </text:span></text:p><text:p><text:span text:style-name="T82">Upper = + 18.14 delta</text:span></text:p><text:p><text:span text:style-name="T82">Lower = - 18.14 delta</text:span></text:p><text:p><text:span text:style-name="T82"/></text:p><text:p><text:span text:style-name="T82">Upper warning = + 19.14 delta</text:span></text:p><text:p><text:span text:style-name="T82">Lower warning = - 19.14 delta</text:span></text:p><text:p><text:span text:style-name="T82"/></text:p><text:p><text:span text:style-name="T82">Upper max = + 20.14 delta</text:span></text:p><text:p><text:span text:style-name="T82">Upper min = - 20.14 delta</text:span></text:p><text:p><text:span text:style-name="T82"/></text:p><text:p><text:span text:style-name="T82"/></text:p><text:p><text:span text:style-name="T82"/></text:p></draw:text-box></draw:frame><draw:custom-shape text:anchor-type="paragraph" draw:z-index="44" draw:name="Shape34" draw:style-name="gr18" draw:text-style-name="P157" svg:width="7.224cm" svg:height="9.023cm" svg:x="7.839cm" svg:y="0.272cm"><text:p/><draw:enhanced-geometry svg:viewBox="0 0 21600 21600" draw:type="rectangle" draw:enhanced-path="M 0 0 L 21600 0 21600 21600 0 21600 0 0 Z N"/></draw:custom-shape></text:p>
      <text:p text:style-name="P67"><draw:line text:anchor-type="paragraph" draw:z-index="46" draw:name="Shape35" draw:style-name="gr16" draw:text-style-name="P158" svg:x1="8.368cm" svg:y1="0.288cm" svg:x2="8.394cm" svg:y2="4.839cm"><text:p/></draw:line><draw:frame text:anchor-type="paragraph" draw:z-index="50" draw:name="Shape39_0" draw:style-name="gr13" draw:text-style-name="P156" svg:width="2.197cm" svg:height="4.871cm" svg:x="8.685cm" svg:y="0.145cm"><draw:text-box><text:p>Different units</text:p><text:p/><text:p>- displayed</text:p><text:p>- with tolerances</text:p><text:p>- <text:s/>in collor</text:p><text:p/><text:p/><text:p/></draw:text-box></draw:frame></text:p>
      <text:p text:style-name="P67"/>
      <text:p text:style-name="P67"/>
      <text:p text:style-name="P67"/>
      <text:p text:style-name="P67"/>
      <text:p text:style-name="P67"/>
      <text:p text:style-name="P67"/>
      <text:p text:style-name="P67"/>
      <text:p text:style-name="P67"/>
      <text:p text:style-name="P67"><draw:line text:anchor-type="paragraph" draw:z-index="47" draw:name="Shape35_0" draw:style-name="gr16" draw:text-style-name="P158" svg:x1="14.533cm" svg:y1="0.457cm" svg:x2="8.368cm" svg:y2="0.457cm"><text:p/></draw:line></text:p>
      <text:p text:style-name="P67"><draw:frame text:anchor-type="paragraph" draw:z-index="49" draw:name="Shape39" draw:style-name="gr14" draw:text-style-name="P156" svg:width="2.197cm" svg:height="0.636cm" svg:x="12.495cm" svg:y="0.235cm"><draw:text-box><text:p>seconds</text:p></draw:text-box></draw:frame></text:p>
      <text:p text:style-name="P67"/>
      <text:p text:style-name="P67"/>
      <text:p text:style-name="P67"/>
      <text:p text:style-name="P67"/>
      <text:p text:style-name="P67"/>
      <text:p text:style-name="P67"/>
      <text:p text:style-name="P67"/>
      <text:p text:style-name="P67"/>
      <text:p text:style-name="P67"/>
      <text:p text:style-name="P67"><draw:custom-shape text:anchor-type="paragraph" draw:z-index="48" draw:name="Shape38" draw:style-name="gr15" draw:text-style-name="P157" svg:width="7.25cm" svg:height="6.086cm" svg:x="7.786cm" svg:y="0.129cm"><text:p/><draw:enhanced-geometry svg:viewBox="0 0 21600 21600" draw:type="rectangle" draw:enhanced-path="M 0 0 L 21600 0 21600 21600 0 21600 0 0 Z N"/></draw:custom-shap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text:anchor-type="paragraph" draw:z-index="51" draw:name="Shape40" draw:style-name="gr12" draw:text-style-name="P156" svg:width="11.828cm" svg:height="3.897cm" svg:x="2.044cm" svg:y="0.42cm"><draw:text-box><text:p><text:span text:style-name="T1">Display of graphs (proposition with config attributes)</text:span></text:p><text:p><text:span text:style-name="T82">* Style</text:span></text:p><text:p>- freq</text:p><text:p>- blocks</text:p><text:p>- plane</text:p><text:p><text:span text:style-name="T82">* Axes</text:span></text:p><text:p>- style “2D - 3D”</text:p></draw:text-box></draw:frame></text:p>
      <text:p text:style-name="P67"/>
      <text:p text:style-name="P67"/>
      <text:p text:style-name="P67"/>
      <text:p text:style-name="P67"/>
      <text:p text:style-name="P67"/>
      <text:p text:style-name="P67"/>
      <text:p text:style-name="P67"/>
      <text:p text:style-name="P67"><text:soft-page-break/></text:p>
      <text:p text:style-name="P67"/>
      <text:p text:style-name="P67"><text:span text:style-name="T149">E. </text:span><text:span text:style-name="T154">Universal</text:span><text:span text:style-name="T149"> </text:span><text:span text:style-name="T154">communication</text:span><text:span text:style-name="T149"> interface in detail</text:span></text:p>
      <text:p text:style-name="P67"/>
      <text:p text:style-name="P55">Definition neutral commands and optional commands:</text:p>
      <text:p text:style-name="P72"><text:span text:style-name="T22">(</text:span><text:span text:style-name="T23">HW for the graphical pc’s high PC memory cause of binary queue)</text:span></text:p>
      <text:p text:style-name="P55"/>
      <text:p text:style-name="P30"><text:span text:style-name="T46">- </text:span><text:span text:style-name="T44">Connect: </text:span><text:span text:style-name="T106">Connection command </text:span><text:span text:style-name="T150">(Neutral socket)</text:span></text:p>
      <text:p text:style-name="P61"><text:span text:style-name="T61">- Dis</text:span><text:span text:style-name="T62">s </text:span><text:span text:style-name="T61">Connect: </text:span><text:span text:style-name="T150">(Neutral socket)</text:span></text:p>
      <text:p text:style-name="P30"><text:span text:style-name="T44">- </text:span><text:span text:style-name="T45">Version request</text:span><text:span text:style-name="T44">: </text:span><text:span text:style-name="T150">(Version request)</text:span></text:p>
      <text:p text:style-name="P61"><text:span text:style-name="T61">- State Request: </text:span><text:span text:style-name="T107">Battery level, Running-state, Online, Wait-state, </text:span><text:span text:style-name="T106">timestamp </text:span><text:span text:style-name="T150">(Neutral socket)</text:span></text:p>
      <text:p text:style-name="P30"><text:span text:style-name="T44">- Error messages </text:span><text:span text:style-name="T45">queue</text:span><text:span text:style-name="T44">: </text:span><text:span text:style-name="T150">(Neutral socket)</text:span></text:p>
      <text:p text:style-name="P30"><text:span text:style-name="T44">- </text:span><text:span text:style-name="T53">Optional</text:span><text:span text:style-name="T44">: </text:span><text:span text:style-name="T150">(Neutral socket)</text:span></text:p>
      <text:p text:style-name="P30"><text:span text:style-name="T44">- Get binary queue: </text:span><text:span text:style-name="T150">(Neutral socket) </text:span><text:span text:style-name="T69">Representing the </text:span><text:span text:style-name="T70">incoming</text:span><text:span text:style-name="T69"> real time data</text:span></text:p>
      <text:p text:style-name="P30"><text:span text:style-name="T44">- </text:span><text:span text:style-name="T68">Return</text:span><text:span text:style-name="T44"> of real time data: </text:span><text:span text:style-name="T106">Packet definition </text:span><text:span text:style-name="T150">(real time data socket)</text:span></text:p>
      <text:p text:style-name="P60"><text:span text:style-name="T30">- </text:span><text:span text:style-name="T155">Incomming</text:span><text:span text:style-name="T31"> of real time data: </text:span><text:span text:style-name="T106">Packet definition </text:span><text:span text:style-name="T150">(real time data socket)</text:span></text:p>
      <text:p text:style-name="P30"><text:span text:style-name="T44">- Socket switch </text:span><text:span text:style-name="T45">(for neutral of real time)</text:span><text:span text:style-name="T44">: </text:span><text:span text:style-name="T106">Socket switch for replay on different port </text:span><text:span text:style-name="T150">(Neutral socket, real time data socket)</text:span></text:p>
      <text:p text:style-name="P70"><text:span text:style-name="T13">- </text:span><text:span text:style-name="T14">Platform switch for the dll: </text:span><text:span text:style-name="T21">Platform switch (unix for the moment) future plans</text:span></text:p>
      <text:p text:style-name="P71"><draw:frame text:anchor-type="paragraph" draw:z-index="52" draw:name="Shape33" draw:style-name="gr11" draw:text-style-name="P156" svg:width="16.987cm" svg:height="14.608cm" svg:x="0.404cm" svg:y="0.339cm"><draw:text-box><text:p><text:span text:style-name="T1">Packet definition for real time data over sockets (dll,s for measure equipment are customer related):</text:span></text:p><text:p/><text:p>(Packet start definition)</text:p><text:p>- String of characters ‘<text:span text:style-name="T190">UNIVERSAL_COMMUNICATION_START</text:span>’</text:p><text:p/><text:p>(Header contains the neutral dll plugin interface name)</text:p><text:p>- Name interface, name dll</text:p><text:p>(Header contains the neutral dll plugin interface name)</text:p><text:p>- Time stamp</text:p><text:p><text:span text:style-name="T191">(Header contains the neutral dll plugin interface name) included in mormal packet</text:span></text:p><text:p><text:span text:style-name="T191">- Source ip / destination IP </text:span></text:p><text:p/><text:p>(Body content with data format)</text:p><text:p>-Unit Definition</text:p><text:p>- Unit value</text:p><text:p>- Time Definition</text:p><text:p>- Time Value</text:p><text:p/><text:p>(Body content optional data format)</text:p><text:p>-Unit Definition</text:p><text:p>- Unit value</text:p><text:p>- Time Definition</text:p><text:p>- Time Value</text:p><text:p/><text:p/><text:p>(Packet end definition, stop)</text:p><text:p>- String of characters ‘<text:span text:style-name="T190">UNIVERSAL_COMMUNICATION_STOP</text:span>’</text:p><text:p/><text:p><text:span text:style-name="T192">(Wine 4.5 support) for cross platform</text:span></text:p></draw:text-box></draw:frame></text:p>
      <text:p text:style-name="P71"/>
      <text:p text:style-name="P71"/>
      <text:p text:style-name="P71"/>
      <text:p text:style-name="P71"/>
      <text:p text:style-name="P49"/>
      <text:p text:style-name="P49"/>
      <text:p text:style-name="P49"/>
      <text:p text:style-name="P50"/>
      <text:p text:style-name="P50"/>
      <text:p text:style-name="P51"/>
      <text:p text:style-name="P51"/>
      <text:p text:style-name="P51"/>
      <text:p text:style-name="P51"/>
      <text:p text:style-name="P5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able:table table:name="Table5" table:style-name="Table5">
        <table:table-column table:style-name="Table5.A"/>
        <table:table-column table:style-name="Table5.B"/>
        <table:table-row table:style-name="TableLine94348528249024">
          <table:table-cell table:style-name="Table5.A1" office:value-type="string">
            <text:p text:style-name="P112">Action elements</text:p>
          </table:table-cell>
          <table:table-cell table:style-name="Table5.B1" office:value-type="string">
            <text:p text:style-name="P112">comment</text:p>
          </table:table-cell>
        </table:table-row>
        <table:table-row table:style-name="TableLine94348527581040">
          <table:table-cell table:style-name="Table5.A2" office:value-type="string">
            <text:p text:style-name="P130">SUB</text:p>
          </table:table-cell>
          <table:table-cell table:style-name="Table5.B2" office:value-type="string">
            <text:p text:style-name="P92"><text:span text:style-name="T156">Element to </text:span><text:span text:style-name="T157">substract material</text:span></text:p>
          </table:table-cell>
        </table:table-row>
        <table:table-row table:style-name="TableLine94348527628112">
          <table:table-cell table:style-name="Table5.A2" office:value-type="string">
            <text:p text:style-name="P131">MES</text:p>
          </table:table-cell>
          <table:table-cell table:style-name="Table5.B2" office:value-type="string">
            <text:p text:style-name="P121">Element to take a measurement</text:p>
          </table:table-cell>
        </table:table-row>
        <table:table-row table:style-name="TableLine94348527649152">
          <table:table-cell table:style-name="Table5.A2" office:value-type="string">
            <text:p text:style-name="P130">BUF</text:p>
          </table:table-cell>
          <table:table-cell table:style-name="Table5.B2" office:value-type="string">
            <text:p text:style-name="P122">Elements acting as buffer</text:p>
          </table:table-cell>
        </table:table-row>
        <table:table-row table:style-name="TableLine94348527651392">
          <table:table-cell table:style-name="Table5.A2" office:value-type="string">
            <text:p text:style-name="P130">MAG</text:p>
          </table:table-cell>
          <table:table-cell table:style-name="Table5.B2" office:value-type="string">
            <text:p text:style-name="P122">Elements acting as magazine</text:p>
          </table:table-cell>
        </table:table-row>
        <table:table-row table:style-name="TableLine94348527653792">
          <table:table-cell table:style-name="Table5.A2" office:value-type="string">
            <text:p text:style-name="P130">ROB</text:p>
          </table:table-cell>
          <table:table-cell table:style-name="Table5.B2" office:value-type="string">
            <text:p text:style-name="P122">Elements acting as robot</text:p>
          </table:table-cell>
        </table:table-row>
        <table:table-row table:style-name="TableLine94348527656096">
          <table:table-cell table:style-name="Table5.A2" office:value-type="string">
            <text:p text:style-name="P130">ADD</text:p>
          </table:table-cell>
          <table:table-cell table:style-name="Table5.B2" office:value-type="string">
            <text:p text:style-name="P93"><text:span text:style-name="T156">Element to </text:span><text:span text:style-name="T157">substract material</text:span></text:p>
          </table:table-cell>
        </table:table-row>
      </table:table>
      <text:p text:style-name="P55"/>
      <table:table table:name="Table4" table:style-name="Table4">
        <table:table-column table:style-name="Table4.A"/>
        <table:table-column table:style-name="Table4.B"/>
        <table:table-column table:style-name="Table4.C"/>
        <table:table-column table:style-name="Table4.D"/>
        <table:table-row table:style-name="TableLine94348527659104">
          <table:table-cell table:style-name="Table4.A1" office:value-type="string">
            <text:p text:style-name="P133">Neutral</text:p>
          </table:table-cell>
          <table:table-cell table:style-name="Table4.A1" office:value-type="string">
            <text:p text:style-name="P136">Commands</text:p>
          </table:table-cell>
          <table:table-cell table:style-name="Table4.A1" office:value-type="string">
            <text:p text:style-name="P136">Replay</text:p>
          </table:table-cell>
          <table:table-cell table:style-name="Table4.A1" office:value-type="string">
            <text:p text:style-name="P136">Comment</text:p>
          </table:table-cell>
        </table:table-row>
        <table:table-row table:style-name="TableLine94348528291760">
          <table:table-cell table:style-name="Table4.A1" office:value-type="string">
            <text:p text:style-name="P123">STA</text:p>
          </table:table-cell>
          <table:table-cell table:style-name="Table4.A1" office:value-type="string">
            <text:p text:style-name="P132"><text:span text:style-name="T75">SUB</text:span><text:span text:style-name="T100">STA</text:span></text:p>
          </table:table-cell>
          <table:table-cell table:style-name="Table4.A1" office:value-type="string">
            <text:p text:style-name="P94"><text:span text:style-name="T169">STA--</text:span><text:span text:style-name="T172">&gt;&gt; </text:span><text:span text:style-name="T161">1</text:span><text:span text:style-name="T159">,</text:span><text:span text:style-name="T166">0</text:span><text:span text:style-name="T159">,</text:span><text:span text:style-name="T163">1</text:span><text:span text:style-name="T162">,</text:span><text:span text:style-name="T151">345</text:span><text:span text:style-name="T152">.890</text:span></text:p>
          </table:table-cell>
          <table:table-cell table:style-name="Table4.A1" office:value-type="string">
            <text:p text:style-name="P127">Satus update of periphery: running/waiting/online/timing</text:p>
          </table:table-cell>
        </table:table-row>
        <table:table-row table:style-name="TableLine94348528292624">
          <table:table-cell table:style-name="Table4.A1" office:value-type="string">
            <text:p text:style-name="P123">CON</text:p>
          </table:table-cell>
          <table:table-cell table:style-name="Table4.A1" office:value-type="string">
            <text:p text:style-name="P129"><text:span text:style-name="T72">MES</text:span><text:span text:style-name="T170">CON</text:span></text:p>
          </table:table-cell>
          <table:table-cell table:style-name="Table4.A1" office:value-type="string">
            <text:p text:style-name="P127">CON--&gt;&gt;<text:span text:style-name="T124">OK</text:span>/<text:span text:style-name="T82">NOK</text:span></text:p>
          </table:table-cell>
          <table:table-cell table:style-name="Table4.A1" office:value-type="string">
            <text:p text:style-name="P127">Activate interface with/or without pass</text:p>
          </table:table-cell>
        </table:table-row>
        <table:table-row table:style-name="TableLine94348528293536">
          <table:table-cell table:style-name="Table4.A1" office:value-type="string">
            <text:p text:style-name="P123">DIS</text:p>
          </table:table-cell>
          <table:table-cell table:style-name="Table4.A1" office:value-type="string">
            <text:p text:style-name="P129"><text:span text:style-name="T72">MES</text:span><text:span text:style-name="T170">DIS</text:span></text:p>
          </table:table-cell>
          <table:table-cell table:style-name="Table4.A1" office:value-type="string">
            <text:p text:style-name="P127">DIS--&gt;&gt;<text:span text:style-name="T124">OK</text:span>/<text:span text:style-name="T82">NOK</text:span></text:p>
          </table:table-cell>
          <table:table-cell table:style-name="Table4.A1" office:value-type="string">
            <text:p text:style-name="P81"/>
          </table:table-cell>
        </table:table-row>
        <table:table-row table:style-name="TableLine94348528294496">
          <table:table-cell table:style-name="Table4.A1" office:value-type="string">
            <text:p text:style-name="P123">VER</text:p>
          </table:table-cell>
          <table:table-cell table:style-name="Table4.A1" office:value-type="string">
            <text:p text:style-name="P137"><text:span text:style-name="T76">BUF</text:span>VER</text:p>
          </table:table-cell>
          <table:table-cell table:style-name="Table4.A1" office:value-type="string">
            <text:p text:style-name="P125"><text:span text:style-name="T171">VER--&gt;&gt;</text:span>##########.###,######</text:p>
          </table:table-cell>
          <table:table-cell table:style-name="Table4.A1" office:value-type="string">
            <text:p text:style-name="P135">Return the version command of the <text:span text:style-name="T173">periphery</text:span></text:p>
          </table:table-cell>
        </table:table-row>
        <table:table-row table:style-name="TableLine94348528295408">
          <table:table-cell table:style-name="Table4.A1" office:value-type="string">
            <text:p text:style-name="P123">ERR</text:p>
          </table:table-cell>
          <table:table-cell table:style-name="Table4.A1" office:value-type="string">
            <text:p text:style-name="P138"><text:span text:style-name="T76">BUF</text:span>ERR</text:p>
          </table:table-cell>
          <table:table-cell table:style-name="Table4.A1" office:value-type="string">
            <text:p text:style-name="P126">ERR--<text:span text:style-name="T172">&gt;</text:span>&gt; #######, <text:span text:style-name="T172">translated message</text:span></text:p>
          </table:table-cell>
          <table:table-cell table:style-name="Table4.A1" office:value-type="string">
            <text:p text:style-name="P135">Return the ERROR code with translation</text:p>
          </table:table-cell>
        </table:table-row>
        <table:table-row table:style-name="TableLine94348528296272">
          <table:table-cell table:style-name="Table4.A1" office:value-type="string">
            <text:p text:style-name="P123">OPT</text:p>
          </table:table-cell>
          <table:table-cell table:style-name="Table4.A1" office:value-type="string">
            <text:p text:style-name="P138"><text:span text:style-name="T76">BUF</text:span>OPT<text:span text:style-name="T90">GB</text:span></text:p>
          </table:table-cell>
          <table:table-cell table:style-name="Table4.A1" office:value-type="string">
            <text:p text:style-name="P135"><text:span text:style-name="T7">OPT</text:span><text:span text:style-name="T153">GB</text:span>--&gt;&gt;<text:span text:style-name="T127">OK*</text:span><text:span text:style-name="T179">RETURN_STRING</text:span><text:span text:style-name="T6">/</text:span><text:span text:style-name="T88">NOK*</text:span></text:p>
          </table:table-cell>
          <table:table-cell table:style-name="Table4.A1" office:value-type="string">
            <text:p text:style-name="P81"/>
          </table:table-cell>
        </table:table-row>
        <table:table-row table:style-name="TableLine94348528297184">
          <table:table-cell table:style-name="Table4.A1" office:value-type="string">
            <text:p text:style-name="P118">BINQUE</text:p>
          </table:table-cell>
          <table:table-cell table:style-name="Table4.A1" office:value-type="string">
            <text:p text:style-name="P139"><text:span text:style-name="T76">BUF</text:span>BINQUE</text:p>
          </table:table-cell>
          <table:table-cell table:style-name="Table4.A1" office:value-type="string">
            <text:p text:style-name="P134">BINQUE--&gt;’packet header’ + ’packet content’</text:p>
          </table:table-cell>
          <table:table-cell table:style-name="Table4.A1" office:value-type="string">
            <text:p text:style-name="P97"><text:span text:style-name="T171">Return</text:span><text:span text:style-name="T162"> the received data over the REC socket. </text:span><text:span text:style-name="T171">Return from queue for each command FIFO logic.</text:span></text:p>
            <text:p text:style-name="P128">Memory region.</text:p>
          </table:table-cell>
        </table:table-row>
        <table:table-row table:style-name="TableLine94348528298096">
          <table:table-cell table:style-name="Table4.A1" office:value-type="string">
            <text:p text:style-name="P123">SEN<text:span text:style-name="T173">D</text:span></text:p>
          </table:table-cell>
          <table:table-cell table:style-name="Table4.A1" office:value-type="string">
            <text:p text:style-name="P138"><text:span text:style-name="T76">BUF</text:span>SEN</text:p>
          </table:table-cell>
          <table:table-cell table:style-name="Table4.A1" office:value-type="string">
            <text:p text:style-name="P134">SEN<text:span text:style-name="T173">D</text:span>--&gt;&gt;’packet content’</text:p>
          </table:table-cell>
          <table:table-cell table:style-name="Table4.A1" office:value-type="string">
            <text:p text:style-name="P127">Sending the real time data over socket</text:p>
          </table:table-cell>
        </table:table-row>
        <table:table-row table:style-name="TableLine94348528299008">
          <table:table-cell table:style-name="Table4.A1" office:value-type="string">
            <text:p text:style-name="P124">SWITCH</text:p>
          </table:table-cell>
          <table:table-cell table:style-name="Table4.A1" office:value-type="string">
            <text:p text:style-name="P98"><text:span text:style-name="T73">BUF</text:span><text:span text:style-name="T164">R</text:span><text:span text:style-name="T165">EALIN</text:span><text:span text:style-name="T139">/</text:span><text:span text:style-name="T73">BUF</text:span><text:span text:style-name="T164">R</text:span><text:span text:style-name="T165">EAL</text:span><text:span text:style-name="T164">O</text:span><text:span text:style-name="T165">UT</text:span><text:span text:style-name="T139">/</text:span><text:span text:style-name="T73">BUF</text:span><text:span text:style-name="T164">N</text:span><text:span text:style-name="T165">UET</text:span><text:span text:style-name="T4">,</text:span><text:span text:style-name="T160">10.10.1.16</text:span></text:p>
          </table:table-cell>
          <table:table-cell table:style-name="Table4.A1" office:value-type="string">
            <text:p text:style-name="P97"><text:span text:style-name="T169">SWITCH</text:span><text:span text:style-name="T162">--&gt;&gt;</text:span><text:span text:style-name="T126">OK</text:span><text:span text:style-name="T162">/</text:span><text:span text:style-name="T87">NOK</text:span></text:p>
          </table:table-cell>
          <table:table-cell table:style-name="Table4.A1" office:value-type="string">
            <text:p text:style-name="P127">Switching from the socket: <text:span text:style-name="T169">this for the socket real time in data, real time out data, real neutral</text:span></text:p>
          </table:table-cell>
        </table:table-row>
        <table:table-row table:style-name="TableLine94348528299920">
          <table:table-cell table:style-name="Table4.A1" office:value-type="string">
            <text:p text:style-name="P127">POS</text:p>
          </table:table-cell>
          <table:table-cell table:style-name="Table4.A1" office:value-type="string">
            <text:p text:style-name="P140"><text:span text:style-name="T76">BUF</text:span>POS</text:p>
          </table:table-cell>
          <table:table-cell table:style-name="Table4.A1" office:value-type="string">
            <text:p text:style-name="P96"><text:span text:style-name="T168">POS--&gt;&gt;</text:span><text:span text:style-name="T138">X21.000,Y23.123,Z12.0</text:span><text:span text:style-name="T71">,C0.2333</text:span></text:p>
          </table:table-cell>
          <table:table-cell table:style-name="Table4.A1" office:value-type="string">
            <text:p text:style-name="P127">Location</text:p>
          </table:table-cell>
        </table:table-row>
        <table:table-row table:style-name="TableLine94348528300832">
          <table:table-cell table:style-name="Table4.A1" office:value-type="string">
            <text:p text:style-name="P127">REC </text:p>
          </table:table-cell>
          <table:table-cell table:style-name="Table4.A1" office:value-type="string">
            <text:p text:style-name="P140"><text:span text:style-name="T76">BUF</text:span>REC</text:p>
          </table:table-cell>
          <table:table-cell table:style-name="Table4.A1" office:value-type="string">
            <text:p text:style-name="P95"><text:span text:style-name="T168">REC</text:span><text:span text:style-name="T162">--&gt;&gt;</text:span><text:span text:style-name="T126">OK</text:span><text:span text:style-name="T162">/</text:span><text:span text:style-name="T87">NOK</text:span></text:p>
          </table:table-cell>
          <table:table-cell table:style-name="Table4.A1" office:value-type="string">
            <text:p text:style-name="P127">Receive, filling up the received data <text:span text:style-name="T172">(FIFO)</text:span> in the <text:span text:style-name="T167">BINQUE</text:span></text:p>
          </table:table-cell>
        </table:table-row>
      </table:table>
      <text:p text:style-name="P55"/>
      <text:p text:style-name="P55"/>
      <text:p text:style-name="P55"/>
      <text:p text:style-name="P55"/>
      <text:p text:style-name="P55"/>
      <text:p text:style-name="P55"><text:soft-page-break/></text:p>
      <text:p text:style-name="P68"/>
      <text:p text:style-name="P54">8. Modules</text:p>
      <text:p text:style-name="P67"/>
      <table:table table:name="Table3" table:style-name="Table3">
        <table:table-column table:style-name="Table3.A"/>
        <table:table-column table:style-name="Table3.B"/>
        <table:table-row table:style-name="TableLine94348528305760">
          <table:table-cell table:style-name="Table3.A1" office:value-type="string">
            <text:p text:style-name="P111">External apps</text:p>
          </table:table-cell>
          <table:table-cell table:style-name="Table3.B1" office:value-type="string">
            <text:p text:style-name="P117">IMPORTANT TODO </text:p>
          </table:table-cell>
        </table:table-row>
        <table:table-row table:style-name="TableLine94348528318848">
          <table:table-cell table:style-name="Table3.A2" office:value-type="string">
            <text:p text:style-name="P116"><text:span text:style-name="T158">Incoming</text:span> <text:span text:style-name="T176">bottleneck</text:span> request</text:p>
          </table:table-cell>
          <table:table-cell table:style-name="Table3.B2" office:value-type="string">
            <text:p text:style-name="P116">(connecting the mining software)</text:p>
          </table:table-cell>
        </table:table-row>
        <table:table-row table:style-name="TableLine94348528320048">
          <table:table-cell table:style-name="Table3.A2" office:value-type="string">
            <text:p text:style-name="P116">Database Editor</text:p>
          </table:table-cell>
          <table:table-cell table:style-name="Table3.B2" office:value-type="string">
            <text:p text:style-name="P81"/>
          </table:table-cell>
        </table:table-row>
        <table:table-row table:style-name="TableLine94348528320688">
          <table:table-cell table:style-name="Table3.A2" office:value-type="string">
            <text:p text:style-name="P116">Log_server</text:p>
          </table:table-cell>
          <table:table-cell table:style-name="Table3.B2" office:value-type="string">
            <text:p text:style-name="P81"/>
          </table:table-cell>
        </table:table-row>
        <table:table-row table:style-name="TableLine94348528321328">
          <table:table-cell table:style-name="Table3.A2" office:value-type="string">
            <text:p text:style-name="P116">Graphical a<text:span text:style-name="T158">p</text:span>plication</text:p>
          </table:table-cell>
          <table:table-cell table:style-name="Table3.B2" office:value-type="string">
            <text:p text:style-name="P116"/>
          </table:table-cell>
        </table:table-row>
        <table:table-row table:style-name="TableLine94348528322048">
          <table:table-cell table:style-name="Table3.A2" office:value-type="string">
            <text:p text:style-name="P119">Config file manager</text:p>
          </table:table-cell>
          <table:table-cell table:style-name="Table3.B2" office:value-type="string">
            <text:p text:style-name="P119">(Export and import the config files into the graphical user interfaces)</text:p>
          </table:table-cell>
        </table:table-row>
        <table:table-row table:style-name="TableLine94348528322800">
          <table:table-cell table:style-name="Table3.A2" office:value-type="string">
            <text:p text:style-name="P119">State machine <text:span text:style-name="T174">+ slider in process</text:span> </text:p>
          </table:table-cell>
          <table:table-cell table:style-name="Table3.B2" office:value-type="string">
            <text:p text:style-name="P119">(Displaying the current state of the framework)</text:p>
          </table:table-cell>
        </table:table-row>
        <table:table-row table:style-name="TableLine94348528323600">
          <table:table-cell table:style-name="Table3.A2" office:value-type="string">
            <text:p text:style-name="P116">Interface access to the framework</text:p>
          </table:table-cell>
          <table:table-cell table:style-name="Table3.B2" office:value-type="string">
            <text:p text:style-name="P116">(socket with xml support)</text:p>
          </table:table-cell>
        </table:table-row>
        <table:table-row table:style-name="TableLine94348528324400">
          <table:table-cell table:style-name="Table3.A2" office:value-type="string">
            <text:p text:style-name="P120">Module plugin to communicate to neutral</text:p>
          </table:table-cell>
          <table:table-cell table:style-name="Table3.B2" office:value-type="string">
            <text:p text:style-name="P116">(plugin in graphical/framework)</text:p>
          </table:table-cell>
        </table:table-row>
        <table:table-row table:style-name="TableLine94348528325120">
          <table:table-cell table:style-name="Table3.A2" office:value-type="string">
            <text:p text:style-name="P81"/>
          </table:table-cell>
          <table:table-cell table:style-name="Table3.B2" office:value-type="string">
            <text:p text:style-name="P81"/>
          </table:table-cell>
        </table:table-row>
        <table:table-row table:style-name="TableLine94348528325920">
          <table:table-cell table:style-name="Table3.A2" office:value-type="string">
            <text:p text:style-name="P81"/>
          </table:table-cell>
          <table:table-cell table:style-name="Table3.B2" office:value-type="string">
            <text:p text:style-name="P81"/>
          </table:table-cell>
        </table:table-row>
        <table:table-row table:style-name="Table3.12">
          <table:table-cell table:style-name="Table3.A2" office:value-type="string">
            <text:p text:style-name="P81"/>
          </table:table-cell>
          <table:table-cell table:style-name="Table3.B2" office:value-type="string">
            <text:p text:style-name="P81"/>
          </table:table-cell>
        </table:table-row>
      </table:table>
      <text:p text:style-name="P13"/>
      <text:p text:style-name="P31"><text:span text:style-name="T57">9</text:span><text:span text:style-name="T58">. </text:span><text:span text:style-name="T57">Database requirements</text:span></text:p>
      <text:p text:style-name="P56"/>
      <text:p text:style-name="P64"><text:span text:style-name="T63">* </text:span><text:span text:style-name="T64">Adding columns or objects to the database means we have to match the tables trough update.</text:span></text:p>
      <text:p text:style-name="P62"><text:span text:style-name="T63">* </text:span><text:span text:style-name="T64">Adding columns or objects to the database means we have to match the tables trough update.</text:span></text:p>
      <text:p text:style-name="P32"><text:span text:style-name="T47">* </text:span><text:span text:style-name="T48">Stored procedures have to be updated and adjusted in this process.</text:span></text:p>
      <text:p text:style-name="P33"><text:span text:style-name="T48">* <text:s/>Stored procedures </text:span><text:span text:style-name="T49">have to be transferred to the other </text:span><text:span text:style-name="T50">server.</text:span><text:span text:style-name="T49"> </text:span></text:p>
      <text:p text:style-name="P52">* Replication has to be restarted after update of the database configuration.</text:p>
      <text:p text:style-name="P63"><text:span text:style-name="T63">* </text:span><text:span text:style-name="T64">Adding columns or objects to the database means we have to match the tables trough update.</text:span></text:p>
      <text:p text:style-name="P32"><text:span text:style-name="T48">* </text:span><text:span text:style-name="T55">Database solution: Multiple connectors should be used, currently taking the MariaDB for testing.</text:span></text:p>
      <text:p text:style-name="P52"/>
      <text:p text:style-name="P34"><text:span text:style-name="T59">10</text:span><text:span text:style-name="T58">. </text:span><text:span text:style-name="T59">PLC requirements</text:span></text:p>
      <text:p text:style-name="P57"/>
      <text:p text:style-name="P34"><text:span text:style-name="T59">* </text:span><text:span text:style-name="T51">PLC double implemented: if the ladder is performing a cycle at once location the PLC is also performing a cycle in parallel at the other side. This when a module or plc crash the other takes over. Ladder must be in the same state for both in the process.</text:span></text:p>
      <text:p text:style-name="P53"/>
      <text:p text:style-name="P34"><text:span text:style-name="T59">* </text:span><text:span text:style-name="T52">Ethernet: would be possible to define own packet protocol on the PLC side, besides OPC_UA protocol.</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35"><text:span text:style-name="T24">11</text:span><text:span text:style-name="T18">. </text:span><text:span text:style-name="T24">Main configuration of the universal interface</text:span></text:p>
      <text:p text:style-name="P16"/>
      <table:table table:name="Table6" table:style-name="Table6">
        <table:table-column table:style-name="Table6.A"/>
        <table:table-row table:style-name="TableLine94348528333280">
          <table:table-cell table:style-name="Table6.A1" office:value-type="string">
            <text:p text:style-name="P113">Configuration file</text:p>
          </table:table-cell>
        </table:table-row>
        <table:table-row table:style-name="Table6.2">
          <table:table-cell table:style-name="Table6.A2" office:value-type="string">
            <text:p text:style-name="P141">&lt;root&gt;</text:p>
            <text:p text:style-name="P141">&lt;main_configuration&gt;</text:p>
            <text:p text:style-name="P142">&lt;name&gt;&lt;/name&gt;</text:p>
            <text:p text:style-name="P142">&lt;dll_location&gt;&lt;/dll_location&gt;</text:p>
            <text:p text:style-name="P142">&lt; - - wine (this could be 1 or 0 according) use or not, 1 is use - - &gt;</text:p>
            <text:p text:style-name="P142">&lt;wine&gt;0&lt;/wine&gt;</text:p>
            <text:p text:style-name="P142">&lt;neutral_socket&gt;&lt;/neutral_socket&gt;</text:p>
            <text:p text:style-name="P142">&lt; - - output (this could be 1 or 0 according) use or not, 1 is use of operations, 0 is use of real time data - - &gt;</text:p>
            <text:p text:style-name="P142">&lt;real_time_socket_out&gt;&lt;/real_time_socket_out&gt;</text:p>
            <text:p text:style-name="P142">&lt;real_time_socket_out_timeout&gt;&lt;/real_time_socket_out_timeout&gt;</text:p>
            <text:p text:style-name="P142">&lt;real_time_socket_in&gt;&lt;/real_time_socket_in&gt;</text:p>
            <text:p text:style-name="P142">&lt;real_time_socket_in_timeout&gt;&lt;/real_time_socket_in_timeout&gt;</text:p>
            <text:p text:style-name="P141">&lt;/main_configuration&gt;</text:p>
            <text:p text:style-name="P141">&lt;dll_specific_configuration&gt;</text:p>
            <text:p text:style-name="P99"><text:span text:style-name="T176">&lt;</text:span><text:span text:style-name="T175"> - - <text:s/></text:span><text:span text:style-name="T176">Protocol connection, serial = 0, modbus = 1, socket = 2, usb = 3, </text:span><text:span text:style-name="T177">pipe = 4, OPCUA = 5, </text:span><text:span text:style-name="T176"><text:s/></text:span><text:span text:style-name="T177">parrallel = 6</text:span><text:span text:style-name="T176"> </text:span><text:span text:style-name="T175"><text:s text:c="2"/>- - &gt;</text:span></text:p>
            <text:p text:style-name="P143">&lt;<text:span text:style-name="T177">protocol_selection</text:span>&gt;<text:span text:style-name="T177">4</text:span>&lt;/<text:span text:style-name="T177">protocol_selection</text:span>&gt;</text:p>
            <text:p text:style-name="P144">&lt;<text:span text:style-name="T178">time_out_general</text:span>&gt;<text:span text:style-name="T177">4</text:span>&lt;/<text:span text:style-name="T178">time_out_general</text:span>&gt;</text:p>
            <text:p text:style-name="P100"><text:span text:style-name="T175">&lt;</text:span><text:span text:style-name="T178">time_out_realtime_packet</text:span><text:span text:style-name="T175">&gt;</text:span><text:span text:style-name="T177">4</text:span><text:span text:style-name="T175">&lt;/</text:span><text:span text:style-name="T178">time_out_realtime_packet</text:span><text:span text:style-name="T175">&gt;</text:span></text:p>
            <text:p text:style-name="P145">&lt;commands&gt;</text:p>
            <text:p text:style-name="P145">&lt;command name=”<text:span text:style-name="T124">STA</text:span>”&gt;</text:p>
            <text:p text:style-name="P145">&lt;/command_name&gt;</text:p>
            <text:p text:style-name="P101"><text:span text:style-name="T179">&lt;command name=”</text:span><text:span text:style-name="T127">CON</text:span><text:span text:style-name="T179">”&gt;</text:span></text:p>
            <text:p text:style-name="P145">&lt;/command_name&gt;</text:p>
            <text:p text:style-name="P101"><text:span text:style-name="T179">&lt;command name=”</text:span><text:span text:style-name="T127">DIS</text:span><text:span text:style-name="T179">”&gt;</text:span></text:p>
            <text:p text:style-name="P145">&lt;/command_name&gt;</text:p>
            <text:p text:style-name="P101"><text:span text:style-name="T179">&lt;command name=”</text:span><text:span text:style-name="T127">VER</text:span><text:span text:style-name="T179">”&gt;</text:span></text:p>
            <text:p text:style-name="P145">&lt;/command_name&gt;</text:p>
            <text:p text:style-name="P101"><text:span text:style-name="T179">&lt;command name=”</text:span><text:span text:style-name="T127">ERR</text:span><text:span text:style-name="T179">”&gt;</text:span></text:p>
            <text:p text:style-name="P145">&lt;/command_name&gt;</text:p>
            <text:p text:style-name="P101"><text:span text:style-name="T179">&lt;command_name=”</text:span><text:span text:style-name="T127">OPT</text:span><text:span text:style-name="T179">” subcommand_name=“</text:span><text:span text:style-name="T153">GB</text:span><text:span text:style-name="T179">”&gt;</text:span></text:p>
            <text:p text:style-name="P145">&lt;/command&gt;</text:p>
            <text:p text:style-name="P101"><text:span text:style-name="T179">&lt;command_name=”</text:span><text:span text:style-name="T127">OPT</text:span><text:span text:style-name="T179">” subcommand_name=“</text:span><text:span text:style-name="T153">SB</text:span><text:span text:style-name="T179">”&gt;</text:span></text:p>
            <text:p text:style-name="P145">&lt;/command&gt;</text:p>
            <text:p text:style-name="P101"><text:span text:style-name="T179">&lt;command name=”</text:span><text:span text:style-name="T180">BINQUE</text:span><text:span text:style-name="T179">”&gt;</text:span></text:p>
            <text:p text:style-name="P145">&lt;/command_name&gt;</text:p>
            <text:p text:style-name="P149">&lt;!-- sending the command over the </text:p>
            <text:p text:style-name="P101"><text:span text:style-name="T179">&lt;command name=”</text:span><text:span text:style-name="T128">SEN</text:span><text:span text:style-name="T179">”&gt;</text:span></text:p>
            <text:p text:style-name="P146">&lt;/command_name&gt;</text:p>
            <text:p text:style-name="P103"><text:span text:style-name="T179">&lt;command name=”</text:span><text:span text:style-name="T136">SWITCH</text:span><text:span text:style-name="T179">” </text:span><text:span text:style-name="T181">subcommand_name=”</text:span><text:span text:style-name="T164">R</text:span><text:span text:style-name="T165">EALIN</text:span><text:span text:style-name="T181">”</text:span><text:span text:style-name="T179">&gt;</text:span></text:p>
            <text:p text:style-name="P147">&lt;/command_name&gt;</text:p>
            <text:p text:style-name="P103"><text:span text:style-name="T182">&lt;!-- </text:span><text:span text:style-name="T183">BUF</text:span><text:span text:style-name="T164">R</text:span><text:span text:style-name="T165">EALIN</text:span><text:span text:style-name="T139">/</text:span><text:span text:style-name="T74">BUF</text:span><text:span text:style-name="T164">R</text:span><text:span text:style-name="T165">EAL</text:span><text:span text:style-name="T164">O</text:span><text:span text:style-name="T165">UT</text:span><text:span text:style-name="T139">/</text:span><text:span text:style-name="T74">BUF</text:span><text:span text:style-name="T164">N</text:span><text:span text:style-name="T165">UET</text:span><text:span text:style-name="T4">,</text:span><text:span text:style-name="T160">10.10.1.16 --</text:span><text:span text:style-name="T181">&gt;</text:span></text:p>
            <text:p text:style-name="P103"><text:span text:style-name="T179">&lt;command name=”</text:span><text:span text:style-name="T136">SWITCH</text:span><text:span text:style-name="T179">” </text:span><text:span text:style-name="T181">subcommand_name=”</text:span><text:span text:style-name="T164">R</text:span><text:span text:style-name="T165">EAL</text:span><text:span text:style-name="T164">O</text:span><text:span text:style-name="T165">UT</text:span><text:span text:style-name="T181">”</text:span><text:span text:style-name="T179">&gt;</text:span></text:p>
            <text:p text:style-name="P147">&lt;/command_name&gt;</text:p>
            <text:p text:style-name="P103"><text:span text:style-name="T179">&lt;command name=”</text:span><text:span text:style-name="T136">SWITCH</text:span><text:span text:style-name="T179">” </text:span><text:span text:style-name="T181">subcommand_name=”</text:span><text:span text:style-name="T164">N</text:span><text:span text:style-name="T165">UET</text:span><text:span text:style-name="T181">”</text:span><text:span text:style-name="T179">&gt;</text:span></text:p>
            <text:p text:style-name="P147">&lt;/command_name&gt;</text:p>
            <text:p text:style-name="P102"><text:soft-page-break/><text:span text:style-name="T179">&lt;command name=”</text:span><text:span text:style-name="T136">POS</text:span><text:span text:style-name="T179">”&gt;</text:span></text:p>
            <text:p text:style-name="P146">&lt;/command_name&gt;</text:p>
            <text:p text:style-name="P150">&lt;! - - <text:s/>0=UNC, 1=FTP, 2= … <text:s/>- - &gt;</text:p>
            <text:p text:style-name="P104"><text:span text:style-name="T179">&lt;command name=”</text:span><text:span text:style-name="T137">SENDFILE</text:span><text:span text:style-name="T179">” <text:s/></text:span><text:span text:style-name="T184">send_option=”0”</text:span><text:span text:style-name="T179">&gt;</text:span></text:p>
            <text:p text:style-name="P148">&lt;/command_name&gt;</text:p>
            <text:p text:style-name="P102"><text:span text:style-name="T179">&lt;command name=”</text:span><text:span text:style-name="T136">REC</text:span><text:span text:style-name="T179">”&gt;</text:span></text:p>
            <text:p text:style-name="P145">&lt;/command_name&gt;</text:p>
            <text:p text:style-name="P145">&lt;/commands&gt;</text:p>
            <text:p text:style-name="P141">&lt;/dll_specific_configuration&gt;</text:p>
            <text:p text:style-name="P141">&lt;/root&gt;</text:p>
          </table:table-cell>
        </table:table-row>
      </table:table>
      <text:p text:style-name="P16"/>
      <text:p text:style-name="P36"><text:span text:style-name="T24">1</text:span><text:span text:style-name="T26">2. </text:span><text:span text:style-name="T25">General </text:span><text:span text:style-name="T27">prepared</text:span><text:span text:style-name="T25"> </text:span><text:span text:style-name="T27">config</text:span><text:span text:style-name="T25"> files for process.</text:span></text:p>
      <text:p text:style-name="P18"/>
      <table:table table:name="Table7" table:style-name="Table7">
        <table:table-column table:style-name="Table7.A"/>
        <table:table-column table:style-name="Table7.B"/>
        <table:table-row table:style-name="TableLine94348528385568">
          <table:table-cell table:style-name="Table7.A1" office:value-type="string">
            <text:p text:style-name="P151"><draw:custom-shape text:anchor-type="paragraph" draw:z-index="54" draw:name="Shape1" draw:style-name="gr9" svg:width="0.371cm" svg:height="5.663cm" svg:x="3.115cm" svg:y="1.704cm"><text:p/><draw:enhanced-geometry svg:viewBox="0 0 21600 21600" draw:type="rectangle" draw:enhanced-path="M 0 0 L 21600 0 21600 21600 0 21600 0 0 Z N"/></draw:custom-shape><draw:frame text:anchor-type="paragraph" draw:z-index="56" draw:name="Shape3_0" draw:style-name="gr8" draw:text-style-name="P152" svg:width="1.138cm" svg:height="0.821cm" svg:x="1.766cm" svg:y="6.315cm"><draw:text-box><text:p><text:span text:style-name="T1">Stop</text:span></text:p></draw:text-box></draw:frame><draw:custom-shape text:anchor-type="paragraph" draw:z-index="57" draw:name="Shape4" draw:style-name="gr7" draw:text-style-name="P155" svg:width="1.537cm" svg:height="0.399cm" svg:x="2.533cm" svg:y="4.33cm"><text:p/><draw:enhanced-geometry svg:viewBox="0 0 21600 21600" draw:type="rectangle" draw:enhanced-path="M 0 0 L 21600 0 21600 21600 0 21600 0 0 Z N"/></draw:custom-shape><draw:line text:anchor-type="paragraph" draw:z-index="58" draw:name="Shape6" draw:style-name="gr6" draw:text-style-name="P154" svg:x1="4.385cm" svg:y1="7.473cm" svg:x2="4.411cm" svg:y2="1.546cm"><text:p/></draw:line>Process meter</text:p>
          </table:table-cell>
          <table:table-cell table:style-name="Table7.B1" office:value-type="string">
            <text:p text:style-name="P151">File name with <text:span text:style-name="T187">time stamp </text:span><text:span text:style-name="T65">converted date</text:span></text:p>
          </table:table-cell>
        </table:table-row>
        <table:table-row table:style-name="Table7.2">
          <table:table-cell table:style-name="Table7.A2" office:value-type="string">
            <text:p text:style-name="P81"><draw:frame text:anchor-type="paragraph" draw:z-index="55" draw:name="Shape3" draw:style-name="gr8" draw:text-style-name="P152" svg:width="1.165cm" svg:height="0.821cm" svg:x="1.395cm" svg:y="0.427cm"><draw:text-box><text:p><text:span text:style-name="T1">Start</text:span></text:p></draw:text-box></draw:frame></text:p>
          </table:table-cell>
          <table:table-cell table:style-name="Table7.B2" office:value-type="string">
            <text:p text:style-name="P36"><text:span text:style-name="T16">G</text:span><text:span text:style-name="T17">eneralConfig_Mes0001_V0001_</text:span><text:span text:style-name="T186">132456789123</text:span><text:span text:style-name="T17">.xml</text:span></text:p>
            <text:p text:style-name="P36"><text:span text:style-name="T16">G</text:span><text:span text:style-name="T17">eneralConfig_Mes0002_V0001_</text:span><text:span text:style-name="T186">132456789456</text:span><text:span text:style-name="T17">.xml</text:span></text:p>
            <text:p text:style-name="P36"><text:span text:style-name="T16">G</text:span><text:span text:style-name="T17">eneralConfig_Mes0003_V0001_</text:span><text:span text:style-name="T186">132456789789</text:span><text:span text:style-name="T17">.xml</text:span></text:p>
            <text:p text:style-name="P36"><text:span text:style-name="T16">G</text:span><text:span text:style-name="T17">eneralConfig_Mes0001_V0001_</text:span><text:span text:style-name="T186">132456789888</text:span><text:span text:style-name="T17">.xml</text:span></text:p>
            <text:p text:style-name="P36"><text:span text:style-name="T16">G</text:span><text:span text:style-name="T17">eneralConfig_Mes0002_V0001_</text:span><text:span text:style-name="T186">132456789891</text:span><text:span text:style-name="T17">.xml</text:span></text:p>
            <text:p text:style-name="P36"><text:span text:style-name="T16">G</text:span><text:span text:style-name="T17">eneralConfig_Mes0003_V0001_</text:span><text:span text:style-name="T186">132456789893</text:span><text:span text:style-name="T17">.xml</text:span></text:p>
            <text:p text:style-name="P36"><text:span text:style-name="T16">G</text:span><text:span text:style-name="T17">eneralConfig_Mes0001_V0001_</text:span><text:span text:style-name="T186">132456789894</text:span><text:span text:style-name="T17">.xml</text:span></text:p>
            <text:p text:style-name="P36"><draw:frame text:anchor-type="paragraph" draw:z-index="59" draw:name="Shape41" draw:style-name="gr5" draw:text-style-name="P153" svg:width="8.256cm" svg:height="0.509cm" svg:x="-6.731cm" svg:y="3.611cm"><draw:text-box><text:p><text:span text:style-name="T188">Current timig: 132456789896</text:span></text:p></draw:text-box></draw:frame><draw:custom-shape text:anchor-type="paragraph" draw:z-index="60" draw:name="Shape42" draw:style-name="gr4" svg:width="4.552cm" svg:height="1.35cm" svg:x="1.762cm" svg:y="1.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name="Shape43" draw:style-name="gr3" svg:width="1.191cm" svg:height="0.556cm" svg:x="6.974cm" svg:y="1.41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2" draw:name="Shape43_0" draw:style-name="gr3" svg:width="1.191cm" svg:height="0.556cm" svg:x="6.974cm" svg:y="1.415cm"><text:p/><draw:enhanced-geometry svg:viewBox="0 0 21600 21600" draw:glue-points="?f0 0 ?f1 10800 0 21600 10800 21600 21600 21600 ?f7 10800" draw:text-areas="?f1 10800 ?f2 18000 ?f3 7200 ?f4 21600" draw:type="isosceles-triangle" draw:modifiers="11534.911242603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3" draw:name="Shape44" draw:style-name="gr2" svg:width="1.324cm" svg:height="0.609cm" svg:x="6.895cm" svg:y="2.498cm"><text:p/><draw:enhanced-geometry svg:viewBox="0 0 21600 21600" draw:mirror-horizontal="true" draw:mirror-vertical="true" draw:glue-points="?f0 0 ?f1 10800 0 21600 10800 21600 21600 21600 ?f7 10800" draw:text-areas="?f1 10800 ?f2 18000 ?f3 7200 ?f4 21600" draw:type="isosceles-triangle" draw:modifiers="11962.60623229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64" draw:name="Shape45" draw:style-name="gr1" draw:text-style-name="P152" svg:width="1.377cm" svg:height="0.489cm" svg:x="3.455cm" svg:y="1.997cm"><draw:text-box><text:p><text:span text:style-name="T1">SEND</text:span></text:p></draw:text-box></draw:frame><text:span text:style-name="T16">G</text:span><text:span text:style-name="T17">eneralConfig_Mes0002_V0001_</text:span><text:span text:style-name="T186">132456789896</text:span><text:span text:style-name="T17">.xml</text:span></text:p>
          </table:table-cell>
        </table:table-row>
      </table:table>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0:49:02.064782176</meta:creation-date>
    <dc:date>2021-04-11T08:56:35.143489830</dc:date>
    <meta:editing-duration>P2DT19H32M59S</meta:editing-duration>
    <meta:editing-cycles>30</meta:editing-cycles>
    <meta:generator>LibreOffice/6.4.7.2$Linux_X86_64 LibreOffice_project/40$Build-2</meta:generator>
    <meta:document-statistic meta:table-count="7" meta:image-count="0" meta:object-count="0" meta:page-count="14" meta:paragraph-count="339" meta:word-count="1652" meta:character-count="13819" meta:non-whitespace-character-count="12354"/>
  </office:meta>
</office:document-meta>
</file>